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ef05" officeooo:paragraph-rsid="000aef05"/>
    </style:style>
    <style:style style:name="P2" style:family="paragraph" style:parent-style-name="Standard">
      <style:text-properties officeooo:rsid="000b51df" officeooo:paragraph-rsid="000b51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v: magnus lundmark, mats levin</text:p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Collisions;</text:p>
      <text:p text:style-name="P1"/>
      <text:p text:style-name="P1">import GameData.Terrain;</text:p>
      <text:p text:style-name="P1">import GameObjects.GameObject;</text:p>
      <text:p text:style-name="P1">import GameObjects.Physics;</text:p>
      <text:p text:style-name="P1">import java.util.ArrayList;</text:p>
      <text:p text:style-name="P1"/>
      <text:p text:style-name="P1">/**</text:p>
      <text:p text:style-name="P1"><text:s/>*</text:p>
      <text:p text:style-name="P1"><text:s/>* @author o_0</text:p>
      <text:p text:style-name="P1"><text:s/>* Handel all collision dispatch, and checks all types of objects</text:p>
      <text:p text:style-name="P1"><text:s/>*/</text:p>
      <text:p text:style-name="P1">public class Collisions {</text:p>
      <text:p text:style-name="P1"><text:s text:c="4"/>private ArrayList&lt;GameObject&gt; gameObjects;</text:p>
      <text:p text:style-name="P1"><text:s text:c="4"/>private Terrain terrain;</text:p>
      <text:p text:style-name="P1"><text:s text:c="4"/>/**</text:p>
      <text:p text:style-name="P1"><text:s text:c="5"/>* </text:p>
      <text:p text:style-name="P1"><text:s text:c="5"/>* @param terrain the tarrain to perfome collision check against</text:p>
      <text:p text:style-name="P1"><text:s text:c="5"/>* @param gameObjects all active game objects in the world</text:p>
      <text:p text:style-name="P1"><text:s text:c="5"/>*/</text:p>
      <text:p text:style-name="P1"><text:s text:c="4"/>public Collisions(Terrain terrain, ArrayList&lt;GameObject&gt; gameObjects) {</text:p>
      <text:p text:style-name="P1"><text:s text:c="8"/>this.terrain = terrain;</text:p>
      <text:p text:style-name="P1"><text:s text:c="8"/>this.gameObjects = gameObjects;</text:p>
      <text:p text:style-name="P1"><text:s text:c="4"/>}</text:p>
      <text:p text:style-name="P1"><text:s text:c="4"/>/**</text:p>
      <text:p text:style-name="P1"><text:s text:c="5"/>* Checks if 2 objects overlaps</text:p>
      <text:p text:style-name="P1"><text:s text:c="5"/>* @param objA object A to check against B</text:p>
      <text:p text:style-name="P1"><text:s text:c="5"/>* @param objB object B to check againts A</text:p>
      <text:p text:style-name="P1"><text:s text:c="5"/>* @return true if they overlapp</text:p>
      <text:p text:style-name="P1"><text:s text:c="5"/>*/</text:p>
      <text:p text:style-name="P1"><text:s text:c="4"/>private boolean checkIntersect(Physics objA, Physics objB) {</text:p>
      <text:p text:style-name="P1"><text:s text:c="8"/>double diffX = objA.getX() - objB.getX();</text:p>
      <text:p text:style-name="P1"><text:s text:c="8"/>double diffY = objA.getY() - objB.getY();</text:p>
      <text:p text:style-name="P1"><text:s text:c="8"/></text:p>
      <text:p text:style-name="P1"><text:s text:c="8"/>double distance = Math.sqrt(diffX * diffX + diffY * diffY);</text:p>
      <text:p text:style-name="P1"><text:s text:c="8"/>if((objA.getBodyRadius() + objB.getBodyRadius()) &gt; distance) {</text:p>
      <text:p text:style-name="P1"><text:s text:c="12"/>return true;</text:p>
      <text:p text:style-name="P1"><text:s text:c="8"/>}</text:p>
      <text:p text:style-name="P1"><text:s text:c="8"/>return false;</text:p>
      <text:p text:style-name="P1"><text:s text:c="4"/>}</text:p>
      <text:p text:style-name="P1"><text:s text:c="4"/>/**</text:p>
      <text:p text:style-name="P1"><text:s text:c="5"/>* Checks all GameObjects against ObjectA</text:p>
      <text:p text:style-name="P1"><text:s text:c="5"/>* @param objA gameObject to test <text:s/></text:p>
      <text:p text:style-name="P1"><text:s text:c="5"/>* @param startIndex <text:s/>the start index in gameObjects, to prevent recheck</text:p>
      <text:p text:style-name="P1"><text:s text:c="5"/>*/</text:p>
      <text:p text:style-name="P1"><text:s text:c="4"/>private void checkCollisionWithObject(Physics objA, int startIndex) {</text:p>
      <text:p text:style-name="P1"><text:soft-page-break/><text:s text:c="8"/>for (int j = startIndex + 1; j &lt; gameObjects.size(); j++) {</text:p>
      <text:p text:style-name="P1"><text:s text:c="12"/>GameObject objB = gameObjects.get(j);</text:p>
      <text:p text:style-name="P1"><text:s text:c="12"/>if (!objB.physicsEnable()) {</text:p>
      <text:p text:style-name="P1"><text:s text:c="16"/>continue;</text:p>
      <text:p text:style-name="P1"><text:s text:c="12"/>}</text:p>
      <text:p text:style-name="P1"><text:s text:c="12"/>if(checkIntersect(objA, (Physics) objB)) {</text:p>
      <text:p text:style-name="P1"><text:s text:c="16"/>objA.collisionWith((Physics) objB);</text:p>
      <text:p text:style-name="P1"><text:s text:c="16"/>((Physics) objB).collisionWith(objA);</text:p>
      <text:p text:style-name="P1"><text:s text:c="12"/>}</text:p>
      <text:p text:style-name="P1"><text:s text:c="12"/>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Checks all collisions between all active GameObjects</text:p>
      <text:p text:style-name="P1"><text:s text:c="5"/>*/</text:p>
      <text:p text:style-name="P1"><text:s text:c="4"/>public void checkAllCollisions() {</text:p>
      <text:p text:style-name="P1"><text:s text:c="8"/>int size = gameObjects.size();</text:p>
      <text:p text:style-name="P1"><text:s text:c="8"/>for (int i = 0; i &lt; size; i++) {</text:p>
      <text:p text:style-name="P1"><text:s text:c="12"/>GameObject objA = gameObjects.get(i);</text:p>
      <text:p text:style-name="P1"><text:s text:c="12"/>if (!objA.physicsEnable()) {</text:p>
      <text:p text:style-name="P1"><text:s text:c="16"/>continue;</text:p>
      <text:p text:style-name="P1"><text:s text:c="12"/>}</text:p>
      <text:p text:style-name="P1"><text:s text:c="12"/>checkCollisionWithObject((Physics) objA, i );</text:p>
      <text:p text:style-name="P1"><text:s text:c="8"/>}</text:p>
      <text:p text:style-name="P1"><text:s text:c="4"/>}</text:p>
      <text:p text:style-name="P1"><text:s text:c="4"/>/**</text:p>
      <text:p text:style-name="P1"><text:s text:c="5"/>* Test all gameObjects if they are colliding with the terrain</text:p>
      <text:p text:style-name="P1"><text:s text:c="5"/>*/</text:p>
      <text:p text:style-name="P1"><text:s text:c="4"/>public void checkTerrainCollisions() {</text:p>
      <text:p text:style-name="P1"><text:s text:c="8"/>for(GameObject obj : gameObjects) {</text:p>
      <text:p text:style-name="P1"><text:s text:c="12"/>if(obj.physicsEnable()) {</text:p>
      <text:p text:style-name="P1"><text:s text:c="16"/>terrain.checkCollision((Physics) obj);</text:p>
      <text:p text:style-name="P1"><text:s text:c="12"/>}</text:p>
      <text:p text:style-name="P1"><text:s text:c="8"/>}</text:p>
      <text:p text:style-name="P1"><text:s text:c="4"/>}</text:p>
      <text:p text:style-name="P1">}</text:p>
      <text:p text:style-name="P1"/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Controller;</text:p>
      <text:p text:style-name="P1"/>
      <text:p text:style-name="P1">import GameObjects.GameObject;</text:p>
      <text:p text:style-name="P1">import GameObjects.Projectile;</text:p>
      <text:p text:style-name="P1">import java.util.Observable;</text:p>
      <text:p text:style-name="P1"/>
      <text:p text:style-name="P1">/**</text:p>
      <text:p text:style-name="P1"><text:s/>* This is a Observable , that will notify all observers to a new explosion</text:p>
      <text:p text:style-name="P1"><text:soft-page-break/><text:s/>* @author o_0</text:p>
      <text:p text:style-name="P1"><text:s/>*/</text:p>
      <text:p text:style-name="P1">public class ExplosionObserver extends Observable {</text:p>
      <text:p text:style-name="P1"><text:s text:c="4"/>Projectile projectile = null;</text:p>
      <text:p text:style-name="P1"><text:s text:c="4"/>/**</text:p>
      <text:p text:style-name="P1"><text:s text:c="5"/>* This will alert all observers of an explosion</text:p>
      <text:p text:style-name="P1"><text:s text:c="5"/>* @param projectile </text:p>
      <text:p text:style-name="P1"><text:s text:c="5"/>*/</text:p>
      <text:p text:style-name="P1"><text:s text:c="4"/>public void explode(Projectile projectile) {</text:p>
      <text:p text:style-name="P1"><text:s text:c="8"/>this.projectile = projectile;</text:p>
      <text:p text:style-name="P1"><text:s text:c="8"/>this.setChanged();</text:p>
      <text:p text:style-name="P1"><text:s text:c="8"/>this.notifyObservers();</text:p>
      <text:p text:style-name="P1"><text:s text:c="4"/>}</text:p>
      <text:p text:style-name="P1"><text:s text:c="4"/></text:p>
      <text:p text:style-name="P1"><text:s text:c="4"/>/**</text:p>
      <text:p text:style-name="P1"><text:s text:c="5"/>* Checks if this is a explosive object like a Projectile,</text:p>
      <text:p text:style-name="P1"><text:s text:c="5"/>* if so then this will get triggerd</text:p>
      <text:p text:style-name="P1"><text:s text:c="5"/>* @param obj the object to check if it going to explode</text:p>
      <text:p text:style-name="P1"><text:s text:c="5"/>*/</text:p>
      <text:p text:style-name="P1"><text:s text:c="4"/>public void checkTrigger(GameObject obj) {</text:p>
      <text:p text:style-name="P1"><text:s text:c="8"/>if (obj instanceof Projectile) {</text:p>
      <text:p text:style-name="P1"><text:s text:c="12"/>this.explode((Projectile) obj);</text:p>
      <text:p text:style-name="P1"><text:s text:c="8"/>}</text:p>
      <text:p text:style-name="P1"><text:s text:c="4"/>}</text:p>
      <text:p text:style-name="P1"><text:s text:c="4"/>/**</text:p>
      <text:p text:style-name="P1"><text:s text:c="5"/>* used to get the projectile that exploded</text:p>
      <text:p text:style-name="P1"><text:s text:c="5"/>* @return the projectile that exploded</text:p>
      <text:p text:style-name="P1"><text:s text:c="5"/>*/</text:p>
      <text:p text:style-name="P1"><text:s text:c="4"/>public Projectile getProjectile() {</text:p>
      <text:p text:style-name="P1"><text:s text:c="8"/>return this.projectile;</text:p>
      <text:p text:style-name="P1"><text:s text:c="4"/>}</text:p>
      <text:p text:style-name="P1">}</text:p>
      <text:p text:style-name="P1"/>
      <text:p text:style-name="P1"/>
      <text:p text:style-name="P1">package Controller;</text:p>
      <text:p text:style-name="P1"/>
      <text:p text:style-name="P1">import GameObjects.GameObject;</text:p>
      <text:p text:style-name="P1">import GameObjects.Physics;</text:p>
      <text:p text:style-name="P1">import GameData.GameModel;</text:p>
      <text:p text:style-name="P1">import java.util.ArrayList;</text:p>
      <text:p text:style-name="P1"/>
      <text:p text:style-name="P1">/**</text:p>
      <text:p text:style-name="P1"><text:s/>* The gameController for the game, it ties the gameModel and ExplosionObserver together</text:p>
      <text:p text:style-name="P1"><text:s/>* @author o_0</text:p>
      <text:p text:style-name="P1"><text:s/>*/</text:p>
      <text:p text:style-name="P1">public class GameController {</text:p>
      <text:p text:style-name="P1"/>
      <text:p text:style-name="P1"><text:s text:c="4"/>private GameModel gameModel;</text:p>
      <text:p text:style-name="P1"><text:s text:c="4"/>private ExplosionObserver explosionObserver;</text:p>
      <text:p text:style-name="P1"><text:s text:c="4"/>private GameStatsObservable gameStatsObservable;</text:p>
      <text:p text:style-name="P1"/>
      <text:p text:style-name="P1"><text:s text:c="4"/>/**</text:p>
      <text:p text:style-name="P1"><text:soft-page-break/><text:s text:c="5"/>* </text:p>
      <text:p text:style-name="P1"><text:s text:c="5"/>* @param gameModel the gameModel, that has all gamelogic</text:p>
      <text:p text:style-name="P1"><text:s text:c="5"/>* @param explosionObserver the explosion tracker</text:p>
      <text:p text:style-name="P1"><text:s text:c="5"/>*/</text:p>
      <text:p text:style-name="P1"><text:s text:c="4"/>public GameController(GameModel gameModel, ExplosionObserver explosionObserver) {</text:p>
      <text:p text:style-name="P1"><text:s text:c="8"/>this.gameModel = gameModel;</text:p>
      <text:p text:style-name="P1"><text:s text:c="8"/>this.explosionObserver = explosionObserver;</text:p>
      <text:p text:style-name="P1"><text:s text:c="8"/>this.gameStatsObservable = gameStatsObservable;</text:p>
      <text:p text:style-name="P1"><text:s text:c="4"/>}</text:p>
      <text:p text:style-name="P1"/>
      <text:p text:style-name="P1"><text:s text:c="4"/>/**</text:p>
      <text:p text:style-name="P1"><text:s text:c="5"/>* Add more observers to the</text:p>
      <text:p text:style-name="P1"><text:s text:c="5"/>* @param newObservers explosionObserver</text:p>
      <text:p text:style-name="P1"><text:s text:c="5"/>*/</text:p>
      <text:p text:style-name="P1"><text:s text:c="4"/>public void addObservers(ArrayList&lt;GameObject&gt; newObservers) {</text:p>
      <text:p text:style-name="P1"><text:s text:c="8"/>for (GameObject obj : newObservers) {</text:p>
      <text:p text:style-name="P1"><text:s text:c="12"/>if (obj.physicsEnable()) {</text:p>
      <text:p text:style-name="P1"><text:s text:c="16"/>explosionObserver.addObserver((Physics) obj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Used to remove a observer from the explosionObserver</text:p>
      <text:p text:style-name="P1"><text:s text:c="5"/>* @param obj object to remove</text:p>
      <text:p text:style-name="P1"><text:s text:c="5"/>*/</text:p>
      <text:p text:style-name="P1"><text:s text:c="4"/>private void removeObserver(GameObject obj) {</text:p>
      <text:p text:style-name="P1"><text:s text:c="8"/>if (!obj.physicsEnable()) {</text:p>
      <text:p text:style-name="P1"><text:s text:c="12"/>return;</text:p>
      <text:p text:style-name="P1"><text:s text:c="8"/>}</text:p>
      <text:p text:style-name="P1"><text:s text:c="8"/>explosionObserver.checkTrigger(obj);</text:p>
      <text:p text:style-name="P1"><text:s text:c="8"/>explosionObserver.deleteObserver((Physics) obj);</text:p>
      <text:p text:style-name="P1"><text:s text:c="4"/>}</text:p>
      <text:p text:style-name="P1"/>
      <text:p text:style-name="P1"><text:s text:c="4"/>/**</text:p>
      <text:p text:style-name="P1"><text:s text:c="5"/>* Removes all inActive objects from the explosionObserver</text:p>
      <text:p text:style-name="P1"><text:s text:c="5"/>* @param inActiveObs </text:p>
      <text:p text:style-name="P1"><text:s text:c="5"/>*/</text:p>
      <text:p text:style-name="P1"><text:s text:c="4"/>public void removeObservers(ArrayList&lt;GameObject&gt; inActiveObs) {</text:p>
      <text:p text:style-name="P1"><text:s text:c="8"/>if (inActiveObs.isEmpty()) {</text:p>
      <text:p text:style-name="P1"><text:s text:c="12"/>return;</text:p>
      <text:p text:style-name="P1"><text:s text:c="8"/>}</text:p>
      <text:p text:style-name="P1"><text:s text:c="8"/>for (GameObject observer : inActiveObs) {</text:p>
      <text:p text:style-name="P1"><text:s text:c="12"/>removeObserver(observer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Returns a list of all newly inactive gameObjects</text:p>
      <text:p text:style-name="P1"><text:s text:c="5"/>* @return a list of all newly inactive gameObjects</text:p>
      <text:p text:style-name="P1"><text:s text:c="5"/>*/</text:p>
      <text:p text:style-name="P1"><text:s text:c="4"/>public ArrayList&lt;GameObject&gt; removeInactiveObjects() {</text:p>
      <text:p text:style-name="P1"><text:soft-page-break/><text:s text:c="8"/>return gameModel.reapInactiveObjects();</text:p>
      <text:p text:style-name="P1"><text:s text:c="4"/>}</text:p>
      <text:p text:style-name="P1"/>
      <text:p text:style-name="P1"><text:s text:c="4"/>/**</text:p>
      <text:p text:style-name="P1"><text:s text:c="5"/>* Tells the model to do all collisionChecks</text:p>
      <text:p text:style-name="P1"><text:s text:c="5"/>*/</text:p>
      <text:p text:style-name="P1"><text:s text:c="4"/>public void gameCollisionUpdate() {</text:p>
      <text:p text:style-name="P1"><text:s text:c="8"/>gameModel.checkCollisions();</text:p>
      <text:p text:style-name="P1"><text:s text:c="4"/>}</text:p>
      <text:p text:style-name="P1"/>
      <text:p text:style-name="P1"><text:s text:c="4"/>/**</text:p>
      <text:p text:style-name="P1"><text:s text:c="5"/>* Updates all game data, and logic</text:p>
      <text:p text:style-name="P1"><text:s text:c="5"/>* @param frameDelta the fraction of a seconde that has passed sence last update</text:p>
      <text:p text:style-name="P1"><text:s text:c="5"/>* @return all new objects that has spawned this updateCycle</text:p>
      <text:p text:style-name="P1"><text:s text:c="5"/>*/</text:p>
      <text:p text:style-name="P1"><text:s text:c="4"/>public ArrayList&lt;GameObject&gt; updateGame(double frameDelta) {</text:p>
      <text:p text:style-name="P1"><text:s text:c="8"/>gameModel.updateAiPlayers(frameDelta);</text:p>
      <text:p text:style-name="P1"><text:s text:c="8"/>return gameModel.updateGameobjects(frameDelta);</text:p>
      <text:p text:style-name="P1"><text:s text:c="4"/>}</text:p>
      <text:p text:style-name="P1"/>
      <text:p text:style-name="P1"><text:s text:c="4"/>/**</text:p>
      <text:p text:style-name="P1"><text:s text:c="5"/>* Adds objects to the gameModel</text:p>
      <text:p text:style-name="P1"><text:s text:c="5"/>* @param newObjects </text:p>
      <text:p text:style-name="P1"><text:s text:c="5"/>*/</text:p>
      <text:p text:style-name="P1"><text:s text:c="4"/>public void addObjects(ArrayList&lt;GameObject&gt; newObjects) {</text:p>
      <text:p text:style-name="P1"><text:s text:c="8"/>gameModel.addObjects(newObjects);</text:p>
      <text:p text:style-name="P1"><text:s text:c="4"/>}</text:p>
      <text:p text:style-name="P1"/>
      <text:p text:style-name="P1"><text:s text:c="4"/>/**</text:p>
      <text:p text:style-name="P1"><text:s text:c="5"/>* Respawns all inactive players, (if they died or something)</text:p>
      <text:p text:style-name="P1"><text:s text:c="5"/>*/</text:p>
      <text:p text:style-name="P1"><text:s text:c="4"/>public void playerRespawn() {</text:p>
      <text:p text:style-name="P1"><text:s text:c="8"/>if (gameModel.deathCheck()) {</text:p>
      <text:p text:style-name="P1"><text:s text:c="12"/>ArrayList&lt;GameObject&gt; respawned;</text:p>
      <text:p text:style-name="P1"><text:s text:c="12"/>respawned = gameModel.reSpawnPlayers();</text:p>
      <text:p text:style-name="P1"><text:s text:c="12"/>this.addObjects(respawned);</text:p>
      <text:p text:style-name="P1"><text:s text:c="12"/>this.addObservers(respawned);</text:p>
      <text:p text:style-name="P1"><text:s text:c="8"/>}</text:p>
      <text:p text:style-name="P1"/>
      <text:p text:style-name="P1"><text:s text:c="4"/>}</text:p>
      <text:p text:style-name="P1"/>
      <text:p text:style-name="P1"><text:s text:c="4"/>/**</text:p>
      <text:p text:style-name="P1"><text:s text:c="5"/>* Creates a new spawnBox</text:p>
      <text:p text:style-name="P1"><text:s text:c="5"/>* @return returns a spawnBox, with random stuff according to the model</text:p>
      <text:p text:style-name="P1"><text:s text:c="5"/>*/</text:p>
      <text:p text:style-name="P1"><text:s text:c="4"/>public GameObject makeSpawnBox() {</text:p>
      <text:p text:style-name="P1"><text:s text:c="8"/>return gameModel.spawnBox();</text:p>
      <text:p text:style-name="P1"><text:s text:c="4"/>}</text:p>
      <text:p text:style-name="P1"/>
      <text:p text:style-name="P1"><text:s text:c="4"/>/**</text:p>
      <text:p text:style-name="P1"><text:s text:c="5"/>* Checks if a player has been inactive</text:p>
      <text:p text:style-name="P1"><text:s text:c="5"/>* @return true if someone is inactive</text:p>
      <text:p text:style-name="P1"><text:soft-page-break/><text:s text:c="5"/>*/</text:p>
      <text:p text:style-name="P1"><text:s text:c="4"/>public boolean deathcheck() {</text:p>
      <text:p text:style-name="P1"><text:s text:c="8"/>return gameModel.deathCheck();</text:p>
      <text:p text:style-name="P1"><text:s text:c="4"/>}</text:p>
      <text:p text:style-name="P1">}</text:p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Controller;</text:p>
      <text:p text:style-name="P1"/>
      <text:p text:style-name="P1">import java.util.Observable;</text:p>
      <text:p text:style-name="P1"/>
      <text:p text:style-name="P1">/**</text:p>
      <text:p text:style-name="P1"><text:s/>*a Observable used to help keep track of health and ammo on</text:p>
      <text:p text:style-name="P1"><text:s/>* the players</text:p>
      <text:p text:style-name="P1"><text:s/>* @author mats</text:p>
      <text:p text:style-name="P1"><text:s/>*/</text:p>
      <text:p text:style-name="P1">public class GameStatsObservable extends Observable {</text:p>
      <text:p text:style-name="P1"><text:s text:c="4"/></text:p>
      <text:p text:style-name="P1"><text:s text:c="4"/>/**</text:p>
      <text:p text:style-name="P1"><text:s text:c="5"/>* Method that gets call when changes have been made,</text:p>
      <text:p text:style-name="P1"><text:s text:c="5"/>* after this it notifies the observing classes</text:p>
      <text:p text:style-name="P1"><text:s text:c="5"/>*/</text:p>
      <text:p text:style-name="P1"><text:s text:c="4"/>public void checkUIInfo(){</text:p>
      <text:p text:style-name="P1"><text:s text:c="8"/>this.setChanged();</text:p>
      <text:p text:style-name="P1"><text:s text:c="8"/>this.notifyObservers();</text:p>
      <text:p text:style-name="P1"><text:s text:c="4"/>}</text:p>
      <text:p text:style-name="P1"><text:s text:c="4"/></text:p>
      <text:p text:style-name="P1">}</text:p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Controller;</text:p>
      <text:p text:style-name="P1"/>
      <text:p text:style-name="P1">import GameObjects.Direction;</text:p>
      <text:p text:style-name="P1">import GameObjects.Player;</text:p>
      <text:p text:style-name="P1">import javafx.event.EventHandler;</text:p>
      <text:p text:style-name="P1">import javafx.scene.input.KeyCode;</text:p>
      <text:p text:style-name="P1">import javafx.scene.input.KeyEvent;</text:p>
      <text:p text:style-name="P1"/>
      <text:p text:style-name="P1">/**</text:p>
      <text:p text:style-name="P1"><text:s/>* This is the main keyboard input controller, this tracks all keyboard settings</text:p>
      <text:p text:style-name="P1"><text:s/>* and builds all events handlers for it</text:p>
      <text:p text:style-name="P1"><text:s/>* @author o_0</text:p>
      <text:p text:style-name="P1"><text:s/>*/</text:p>
      <text:p text:style-name="P1">public class KeyboardController {</text:p>
      <text:p text:style-name="P1"><text:soft-page-break/></text:p>
      <text:p text:style-name="P1"><text:s text:c="4"/>private KeyCode moveLeft = KeyCode.A;</text:p>
      <text:p text:style-name="P1"><text:s text:c="4"/>private KeyCode moveRight = KeyCode.D;</text:p>
      <text:p text:style-name="P1"><text:s text:c="4"/>private KeyCode aimUp = KeyCode.W;</text:p>
      <text:p text:style-name="P1"><text:s text:c="4"/>private KeyCode aimDown = KeyCode.S;</text:p>
      <text:p text:style-name="P1"><text:s text:c="4"/>private KeyCode jetpackOn = KeyCode.SPACE;</text:p>
      <text:p text:style-name="P1"><text:s text:c="4"/>private KeyCode fireWeapon = KeyCode.SHIFT;</text:p>
      <text:p text:style-name="P1"/>
      <text:p text:style-name="P1"><text:s text:c="4"/>/**</text:p>
      <text:p text:style-name="P1"><text:s text:c="5"/>* Create a new keyboardController, with these keys</text:p>
      <text:p text:style-name="P1"><text:s text:c="5"/>* @param moveLeft move unit left</text:p>
      <text:p text:style-name="P1"><text:s text:c="5"/>* @param moveRight move unit rigth</text:p>
      <text:p text:style-name="P1"><text:s text:c="5"/>* @param aimUp aim up</text:p>
      <text:p text:style-name="P1"><text:s text:c="5"/>* @param aimDown aim down</text:p>
      <text:p text:style-name="P1"><text:s text:c="5"/>* @param fire fire the weapon</text:p>
      <text:p text:style-name="P1"><text:s text:c="5"/>* @param jetpackOn turns on jetpack</text:p>
      <text:p text:style-name="P1"><text:s text:c="5"/>*/</text:p>
      <text:p text:style-name="P1"><text:s text:c="4"/>public KeyboardController(KeyCode moveLeft, KeyCode moveRight, KeyCode aimUp, KeyCode aimDown,KeyCode fire, KeyCode jetpackOn) {</text:p>
      <text:p text:style-name="P1"><text:s text:c="8"/>this.moveLeft = moveLeft;</text:p>
      <text:p text:style-name="P1"><text:s text:c="8"/>this.moveRight = moveRight;</text:p>
      <text:p text:style-name="P1"><text:s text:c="8"/>this.jetpackOn = jetpackOn;</text:p>
      <text:p text:style-name="P1"><text:s text:c="8"/>this.aimUp = aimUp;</text:p>
      <text:p text:style-name="P1"><text:s text:c="8"/>this.aimDown = aimDown;</text:p>
      <text:p text:style-name="P1"><text:s text:c="8"/>this.fireWeapon = fire;</text:p>
      <text:p text:style-name="P1"><text:s text:c="4"/>}</text:p>
      <text:p text:style-name="P1"/>
      <text:p text:style-name="P1"><text:s text:c="4"/>/**</text:p>
      <text:p text:style-name="P1"><text:s text:c="5"/>* Setter for key action</text:p>
      <text:p text:style-name="P1"><text:s text:c="5"/>* @param moveLeft </text:p>
      <text:p text:style-name="P1"><text:s text:c="5"/>*/</text:p>
      <text:p text:style-name="P1"><text:s text:c="4"/>public void setKeyMoveLeft(KeyCode moveLeft) {</text:p>
      <text:p text:style-name="P1"><text:s text:c="8"/>this.moveLeft = moveLeft;</text:p>
      <text:p text:style-name="P1"><text:s text:c="4"/>}</text:p>
      <text:p text:style-name="P1"/>
      <text:p text:style-name="P1"><text:s text:c="4"/>/**</text:p>
      <text:p text:style-name="P1"><text:s text:c="5"/>* Setter for key action</text:p>
      <text:p text:style-name="P1"><text:s text:c="5"/>* @param moveRight </text:p>
      <text:p text:style-name="P1"><text:s text:c="5"/>*/</text:p>
      <text:p text:style-name="P1"><text:s text:c="4"/>public void setKeyMoveRight(KeyCode moveRight) {</text:p>
      <text:p text:style-name="P1"><text:s text:c="8"/>this.moveRight = moveRight;</text:p>
      <text:p text:style-name="P1"><text:s text:c="4"/>}</text:p>
      <text:p text:style-name="P1"/>
      <text:p text:style-name="P1"><text:s text:c="4"/>/**</text:p>
      <text:p text:style-name="P1"><text:s text:c="5"/>* Setter for key action</text:p>
      <text:p text:style-name="P1"><text:s text:c="5"/>* @param jetpackOn </text:p>
      <text:p text:style-name="P1"><text:s text:c="5"/>*/</text:p>
      <text:p text:style-name="P1"><text:s text:c="4"/>public void setKeyJetpackOn(KeyCode jetpackOn) {</text:p>
      <text:p text:style-name="P1"><text:s text:c="8"/>this.jetpackOn = jetpackOn;</text:p>
      <text:p text:style-name="P1"><text:s text:c="4"/>}</text:p>
      <text:p text:style-name="P1"/>
      <text:p text:style-name="P1"><text:s text:c="4"/>/**</text:p>
      <text:p text:style-name="P1"><text:soft-page-break/><text:s text:c="5"/>* Setter for key action</text:p>
      <text:p text:style-name="P1"><text:s text:c="5"/>* @param aimUp </text:p>
      <text:p text:style-name="P1"><text:s text:c="5"/>*/</text:p>
      <text:p text:style-name="P1"><text:s text:c="4"/>public void setKeyAimUp(KeyCode aimUp) {</text:p>
      <text:p text:style-name="P1"><text:s text:c="8"/>this.aimUp = aimUp;</text:p>
      <text:p text:style-name="P1"><text:s text:c="4"/>}</text:p>
      <text:p text:style-name="P1"><text:s text:c="4"/></text:p>
      <text:p text:style-name="P1"><text:s text:c="4"/>/**</text:p>
      <text:p text:style-name="P1"><text:s text:c="5"/>* Setter for key action</text:p>
      <text:p text:style-name="P1"><text:s text:c="5"/>* @param aimDown </text:p>
      <text:p text:style-name="P1"><text:s text:c="5"/>*/</text:p>
      <text:p text:style-name="P1"><text:s text:c="4"/>public void setKeyAimDown(KeyCode aimDown) {</text:p>
      <text:p text:style-name="P1"><text:s text:c="8"/>this.aimDown = aimDown;</text:p>
      <text:p text:style-name="P1"><text:s text:c="4"/>}</text:p>
      <text:p text:style-name="P1"><text:s text:c="4"/></text:p>
      <text:p text:style-name="P1"><text:s text:c="4"/>/**</text:p>
      <text:p text:style-name="P1"><text:s text:c="5"/>* Setter for key action</text:p>
      <text:p text:style-name="P1"><text:s text:c="5"/>* @param fire </text:p>
      <text:p text:style-name="P1"><text:s text:c="5"/>*/</text:p>
      <text:p text:style-name="P1"><text:s text:c="4"/>public void setKeyFireWeapon(KeyCode fire) {</text:p>
      <text:p text:style-name="P1"><text:s text:c="8"/>this.fireWeapon = fire;</text:p>
      <text:p text:style-name="P1"><text:s text:c="4"/>}</text:p>
      <text:p text:style-name="P1"><text:s text:c="4"/></text:p>
      <text:p text:style-name="P1"><text:s text:c="4"/>/**</text:p>
      <text:p text:style-name="P1"><text:s text:c="5"/>* This creates a new keyboard event handler, for a specifik player used for</text:p>
      <text:p text:style-name="P1"><text:s text:c="5"/>* key pressed down</text:p>
      <text:p text:style-name="P1"><text:s text:c="5"/>* @param player the player this input should be tied to</text:p>
      <text:p text:style-name="P1"><text:s text:c="5"/>* @return EventHandler&lt;KeyEvent&gt; to be used to control the player</text:p>
      <text:p text:style-name="P1"><text:s text:c="5"/>*/</text:p>
      <text:p text:style-name="P1"><text:s text:c="4"/>public EventHandler&lt;KeyEvent&gt; getPlayerKeyPressedHandler(Player player) {</text:p>
      <text:p text:style-name="P1"><text:s text:c="8"/>return new EventHandler&lt;KeyEvent&gt;() {</text:p>
      <text:p text:style-name="P1"><text:s text:c="12"/>@Override</text:p>
      <text:p text:style-name="P1"><text:s text:c="12"/>public void handle(KeyEvent event) {</text:p>
      <text:p text:style-name="P1"><text:s text:c="16"/>if (event.getCode() == fireWeapon) {</text:p>
      <text:p text:style-name="P1"><text:s text:c="20"/>player.fireWeapon();</text:p>
      <text:p text:style-name="P1"><text:s text:c="16"/>}</text:p>
      <text:p text:style-name="P1"><text:s text:c="16"/></text:p>
      <text:p text:style-name="P1"><text:s text:c="16"/>if (event.getCode() == moveLeft) {</text:p>
      <text:p text:style-name="P1"><text:s text:c="20"/>player.setDirection(Direction.LEFT);</text:p>
      <text:p text:style-name="P1"><text:s text:c="16"/>}</text:p>
      <text:p text:style-name="P1"><text:s text:c="16"/></text:p>
      <text:p text:style-name="P1"><text:s text:c="16"/>if (event.getCode() == moveRight) {</text:p>
      <text:p text:style-name="P1"><text:s text:c="20"/>player.setDirection(Direction.RIGHT);</text:p>
      <text:p text:style-name="P1"><text:s text:c="16"/>}</text:p>
      <text:p text:style-name="P1"><text:s text:c="16"/></text:p>
      <text:p text:style-name="P1"><text:s text:c="16"/>if (event.getCode() == aimUp) {</text:p>
      <text:p text:style-name="P1"><text:s text:c="20"/>player.setAim(Direction.UP);</text:p>
      <text:p text:style-name="P1"><text:s text:c="16"/>}</text:p>
      <text:p text:style-name="P1"><text:s text:c="16"/></text:p>
      <text:p text:style-name="P1"><text:s text:c="16"/>if (event.getCode() == aimDown) {</text:p>
      <text:p text:style-name="P1"><text:s text:c="20"/>player.setAim(Direction.DOWN);</text:p>
      <text:p text:style-name="P1"><text:s text:c="16"/>}</text:p>
      <text:p text:style-name="P1"><text:soft-page-break/><text:s text:c="16"/></text:p>
      <text:p text:style-name="P1"><text:s text:c="16"/>if (event.getCode() == jetpackOn) {</text:p>
      <text:p text:style-name="P1"><text:s text:c="20"/>player.setJetpackState(true);</text:p>
      <text:p text:style-name="P1"><text:s text:c="16"/>}</text:p>
      <text:p text:style-name="P1"><text:s text:c="12"/>}</text:p>
      <text:p text:style-name="P1"><text:s text:c="8"/>};</text:p>
      <text:p text:style-name="P1"><text:s text:c="4"/>}</text:p>
      <text:p text:style-name="P1"><text:s text:c="4"/>/**</text:p>
      <text:p text:style-name="P1"><text:s text:c="5"/>* * This creates a new keyboard event handler, for a specifik player used for</text:p>
      <text:p text:style-name="P1"><text:s text:c="5"/>* key released </text:p>
      <text:p text:style-name="P1"><text:s text:c="5"/>* @param player the player this input should be tied to</text:p>
      <text:p text:style-name="P1"><text:s text:c="5"/>* @return EventHandler&lt;KeyEvent&gt; to be used to control the player</text:p>
      <text:p text:style-name="P1"><text:s text:c="5"/>*/</text:p>
      <text:p text:style-name="P1"><text:s text:c="4"/>public EventHandler&lt;KeyEvent&gt; getPlayerKeyReleasedHandler(Player player) {</text:p>
      <text:p text:style-name="P1"><text:s text:c="8"/>return new EventHandler&lt;KeyEvent&gt;() {</text:p>
      <text:p text:style-name="P1"><text:s text:c="12"/>@Override</text:p>
      <text:p text:style-name="P1"><text:s text:c="12"/>public void handle(KeyEvent event) {</text:p>
      <text:p text:style-name="P1"><text:s text:c="16"/>if (event.getCode() == moveLeft) {</text:p>
      <text:p text:style-name="P1"><text:s text:c="20"/>player.setDirection(Direction.NONE);</text:p>
      <text:p text:style-name="P1"><text:s text:c="16"/>}</text:p>
      <text:p text:style-name="P1"><text:s text:c="16"/></text:p>
      <text:p text:style-name="P1"><text:s text:c="16"/>if (event.getCode() == moveRight) {</text:p>
      <text:p text:style-name="P1"><text:s text:c="20"/>player.setDirection(Direction.NONE);</text:p>
      <text:p text:style-name="P1"><text:s text:c="16"/>}</text:p>
      <text:p text:style-name="P1"><text:s text:c="16"/>if (event.getCode() == aimUp) {</text:p>
      <text:p text:style-name="P1"><text:s text:c="20"/>player.setAim(Direction.NONE);</text:p>
      <text:p text:style-name="P1"><text:s text:c="16"/>}</text:p>
      <text:p text:style-name="P1"><text:s text:c="16"/></text:p>
      <text:p text:style-name="P1"><text:s text:c="16"/>if (event.getCode() == aimDown) {</text:p>
      <text:p text:style-name="P1"><text:s text:c="20"/>player.setAim(Direction.NONE);</text:p>
      <text:p text:style-name="P1"><text:s text:c="16"/>}</text:p>
      <text:p text:style-name="P1"><text:s text:c="16"/></text:p>
      <text:p text:style-name="P1"><text:s text:c="16"/>if (event.getCode() == jetpackOn) {</text:p>
      <text:p text:style-name="P1"><text:s text:c="20"/>player.setJetpackState(false);</text:p>
      <text:p text:style-name="P1"><text:s text:c="16"/>}</text:p>
      <text:p text:style-name="P1"><text:s text:c="12"/>}</text:p>
      <text:p text:style-name="P1"><text:s text:c="8"/>};</text:p>
      <text:p text:style-name="P1"><text:s text:c="4"/>}</text:p>
      <text:p text:style-name="P1">}</text:p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Controller;</text:p>
      <text:p text:style-name="P1"/>
      <text:p text:style-name="P1">import GameData.GraphicModels;</text:p>
      <text:p text:style-name="P1">import GameData.Terrain;</text:p>
      <text:p text:style-name="P1">import GameObjects.GameObject;</text:p>
      <text:p text:style-name="P1">import GameTimers.RenderTimer.RenderingState;</text:p>
      <text:p text:style-name="P1">import View.GameView;</text:p>
      <text:p text:style-name="P1">import javafx.scene.image.Image;</text:p>
      <text:p text:style-name="P1"><text:soft-page-break/></text:p>
      <text:p text:style-name="P1">/**</text:p>
      <text:p text:style-name="P1"><text:s/>* This is the controller that ties the view and the graphicModel together</text:p>
      <text:p text:style-name="P1"><text:s/>* This is where all things that needs to be rendered passes thru</text:p>
      <text:p text:style-name="P1"><text:s/>* @author o_0</text:p>
      <text:p text:style-name="P1"><text:s/>*/</text:p>
      <text:p text:style-name="P1">public class RenderController{</text:p>
      <text:p text:style-name="P1"><text:s text:c="4"/>private GameView gameView;</text:p>
      <text:p text:style-name="P1"><text:s text:c="4"/>private GraphicModels graphicModel;</text:p>
      <text:p text:style-name="P1"><text:s text:c="4"/>/**</text:p>
      <text:p text:style-name="P1"><text:s text:c="5"/>* </text:p>
      <text:p text:style-name="P1"><text:s text:c="5"/>* @param view the view used to render the scene</text:p>
      <text:p text:style-name="P1"><text:s text:c="5"/>* @param graphicModel contains all models in use, and animation data</text:p>
      <text:p text:style-name="P1"><text:s text:c="5"/>*/</text:p>
      <text:p text:style-name="P1"><text:s text:c="4"/>public RenderController(GameView view, GraphicModels graphicModel) {</text:p>
      <text:p text:style-name="P1"><text:s text:c="8"/>super();</text:p>
      <text:p text:style-name="P1"><text:s text:c="8"/>this.gameView = view;</text:p>
      <text:p text:style-name="P1"><text:s text:c="8"/>this.graphicModel = graphicModel;</text:p>
      <text:p text:style-name="P1"><text:s text:c="4"/>}</text:p>
      <text:p text:style-name="P1"><text:s text:c="4"/>/**</text:p>
      <text:p text:style-name="P1"><text:s text:c="5"/>* will trigger the view to render the terrain</text:p>
      <text:p text:style-name="P1"><text:s text:c="5"/>* @param terrain to be renderd</text:p>
      <text:p text:style-name="P1"><text:s text:c="5"/>*/</text:p>
      <text:p text:style-name="P1"><text:s text:c="4"/>public void displayTerrain(Terrain terrain) {</text:p>
      <text:p text:style-name="P1"><text:s text:c="8"/>gameView.drawterrain(terrain.getTerrainImage());</text:p>
      <text:p text:style-name="P1"><text:s text:c="4"/>}</text:p>
      <text:p text:style-name="P1"><text:s text:c="4"/>/**</text:p>
      <text:p text:style-name="P1"><text:s text:c="5"/>* will trigger the view to render the one object</text:p>
      <text:p text:style-name="P1"><text:s text:c="5"/>* @param obj the object to be rendered</text:p>
      <text:p text:style-name="P1"><text:s text:c="5"/>* @param state state data used for scaling, and keyframe animation info</text:p>
      <text:p text:style-name="P1"><text:s text:c="5"/>*/</text:p>
      <text:p text:style-name="P1"><text:s text:c="4"/>public void displayModel(GameObject obj,RenderingState state) {</text:p>
      <text:p text:style-name="P1"><text:s text:c="8"/>Image model = graphicModel.getModel(obj.getModelID(), 0);</text:p>
      <text:p text:style-name="P1"><text:s text:c="8"/>double scaling = state.getScaleFactor(model.getWidth(), model.getHeight());</text:p>
      <text:p text:style-name="P1"><text:s text:c="8"/>gameView.drawmodel(model, obj.getX(), obj.getY(), scaling);</text:p>
      <text:p text:style-name="P1"><text:s text:c="4"/>}</text:p>
      <text:p text:style-name="P1">}</text:p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GameData;</text:p>
      <text:p text:style-name="P1"/>
      <text:p text:style-name="P1">import GameObjects.Direction;</text:p>
      <text:p text:style-name="P1">import GameObjects.GameObject;</text:p>
      <text:p text:style-name="P1">import GameObjects.Player;</text:p>
      <text:p text:style-name="P1">import GameObjects.SpawnBox;</text:p>
      <text:p text:style-name="P1">import java.util.ArrayList;</text:p>
      <text:p text:style-name="P1">import javafx.geometry.Point2D;</text:p>
      <text:p text:style-name="P1"/>
      <text:p text:style-name="P1"><text:soft-page-break/>/**</text:p>
      <text:p text:style-name="P1"><text:s/>* the main ai</text:p>
      <text:p text:style-name="P1"><text:s/>* @author o_0</text:p>
      <text:p text:style-name="P1"><text:s/>*/</text:p>
      <text:p text:style-name="P1">public class Ai {</text:p>
      <text:p text:style-name="P1"/>
      <text:p text:style-name="P1"><text:s text:c="4"/>private Player aiPlayer;</text:p>
      <text:p text:style-name="P1"><text:s text:c="4"/>private ArrayList&lt;Player&gt; enemyList;</text:p>
      <text:p text:style-name="P1"><text:s text:c="4"/>private ArrayList&lt;GameObject&gt; gameObjects;</text:p>
      <text:p text:style-name="P1"><text:s text:c="4"/>private double gameTime = 0;</text:p>
      <text:p text:style-name="P1"><text:s text:c="4"/>private Point2D collisionPoint;</text:p>
      <text:p text:style-name="P1"><text:s text:c="4"/>private Point2D destination;</text:p>
      <text:p text:style-name="P1"/>
      <text:p text:style-name="P1"><text:s text:c="4"/>private enum AiState {</text:p>
      <text:p text:style-name="P1"/>
      <text:p text:style-name="P1"><text:s text:c="8"/>HUNT, SEARCH, AVOID_TERRAIN, GETSPAWNBOX,MOVETOPOINT</text:p>
      <text:p text:style-name="P1"><text:s text:c="4"/>};</text:p>
      <text:p text:style-name="P1"/>
      <text:p text:style-name="P1"><text:s text:c="4"/>private class StateData {</text:p>
      <text:p text:style-name="P1"/>
      <text:p text:style-name="P1"><text:s text:c="8"/>private AiState state;</text:p>
      <text:p text:style-name="P1"><text:s text:c="8"/>private double timeStamp;</text:p>
      <text:p text:style-name="P1"/>
      <text:p text:style-name="P1"><text:s text:c="8"/>protected StateData(AiState state, double timeStamp) {</text:p>
      <text:p text:style-name="P1"><text:s text:c="12"/>this.state = state;</text:p>
      <text:p text:style-name="P1"><text:s text:c="12"/>this.timeStamp = timeStamp;</text:p>
      <text:p text:style-name="P1"><text:s text:c="8"/>}</text:p>
      <text:p text:style-name="P1"/>
      <text:p text:style-name="P1"><text:s text:c="8"/>protected AiState getState() {</text:p>
      <text:p text:style-name="P1"><text:s text:c="12"/>return this.state;</text:p>
      <text:p text:style-name="P1"><text:s text:c="8"/>}</text:p>
      <text:p text:style-name="P1"/>
      <text:p text:style-name="P1"><text:s text:c="8"/>protected double getTimeStamp() {</text:p>
      <text:p text:style-name="P1"><text:s text:c="12"/>return this.timeStamp;</text:p>
      <text:p text:style-name="P1"><text:s text:c="8"/>}</text:p>
      <text:p text:style-name="P1"><text:s text:c="8"/>protected void setTimeStamp(double time) {</text:p>
      <text:p text:style-name="P1"><text:s text:c="12"/>this.timeStamp = time;</text:p>
      <text:p text:style-name="P1"><text:s text:c="8"/>}</text:p>
      <text:p text:style-name="P1"><text:s text:c="4"/>}</text:p>
      <text:p text:style-name="P1"/>
      <text:p text:style-name="P1"><text:s text:c="4"/>private ArrayList&lt;StateData&gt; stateStack = null;</text:p>
      <text:p text:style-name="P1"><text:s text:c="4"/>private GameObject target = null;</text:p>
      <text:p text:style-name="P1"/>
      <text:p text:style-name="P1"><text:s text:c="4"/>public Ai(Player player, ArrayList&lt;Player&gt; enemyList, ArrayList&lt;GameObject&gt; gameObjects) {</text:p>
      <text:p text:style-name="P1"><text:s text:c="8"/>this.aiPlayer = player;</text:p>
      <text:p text:style-name="P1"><text:s text:c="8"/>this.enemyList = enemyList;</text:p>
      <text:p text:style-name="P1"><text:s text:c="8"/>this.gameObjects = gameObjects;</text:p>
      <text:p text:style-name="P1"><text:s text:c="8"/>this.collisionPoint = new Point2D(0, 0);</text:p>
      <text:p text:style-name="P1"><text:s text:c="8"/>this.destination = new Point2D(0, 0);</text:p>
      <text:p text:style-name="P1"><text:s text:c="8"/>this.target = null;</text:p>
      <text:p text:style-name="P1"><text:s text:c="8"/>this.stateStack = new ArrayList&lt;StateData&gt;();</text:p>
      <text:p text:style-name="P1"><text:s text:c="8"/>this.stateStack.add(new StateData(AiState.HUNT, 0));</text:p>
      <text:p text:style-name="P1"><text:soft-page-break/></text:p>
      <text:p text:style-name="P1"><text:s text:c="4"/>}</text:p>
      <text:p text:style-name="P1"/>
      <text:p text:style-name="P1"><text:s text:c="4"/>private void moveTo(double destX, double destY) {</text:p>
      <text:p text:style-name="P1"><text:s text:c="8"/>if (destY &gt; 0) {</text:p>
      <text:p text:style-name="P1"><text:s text:c="12"/>aiPlayer.setJetpackState(true);</text:p>
      <text:p text:style-name="P1"><text:s text:c="8"/>} else {</text:p>
      <text:p text:style-name="P1"><text:s text:c="12"/>aiPlayer.setJetpackState(false);</text:p>
      <text:p text:style-name="P1"><text:s text:c="8"/>}</text:p>
      <text:p text:style-name="P1"><text:s text:c="8"/>double maxX = Math.abs(aiPlayer.currentDx());</text:p>
      <text:p text:style-name="P1"><text:s text:c="8"/>/*if(maxX &gt; 10) {</text:p>
      <text:p text:style-name="P1"><text:s text:c="12"/>aiPlayer.setDirection(Direction.NONE);</text:p>
      <text:p text:style-name="P1"><text:s text:c="8"/>}*/</text:p>
      <text:p text:style-name="P1"><text:s text:c="8"/>if (destX &gt; 0 &amp;&amp; aiPlayer.currentDx() &lt; 10) {</text:p>
      <text:p text:style-name="P1"><text:s text:c="12"/>aiPlayer.setDirection(Direction.LEFT);</text:p>
      <text:p text:style-name="P1"><text:s text:c="8"/>} else if (aiPlayer.currentDx() &gt; -10) {</text:p>
      <text:p text:style-name="P1"><text:s text:c="12"/>aiPlayer.setDirection(Direction.RIGHT);</text:p>
      <text:p text:style-name="P1"><text:s text:c="8"/>} else {</text:p>
      <text:p text:style-name="P1"><text:s text:c="12"/>aiPlayer.setDirection(Direction.NONE);</text:p>
      <text:p text:style-name="P1"><text:s text:c="8"/>}</text:p>
      <text:p text:style-name="P1"><text:s text:c="8"/></text:p>
      <text:p text:style-name="P1"><text:s text:c="4"/>}</text:p>
      <text:p text:style-name="P1"/>
      <text:p text:style-name="P1"><text:s text:c="4"/>private void moveToPoint() {</text:p>
      <text:p text:style-name="P1"><text:s text:c="8"/>int index = stateStack.size() - 1;</text:p>
      <text:p text:style-name="P1"><text:s text:c="8"/>if (index &lt; 0) {</text:p>
      <text:p text:style-name="P1"><text:s text:c="12"/>return;</text:p>
      <text:p text:style-name="P1"><text:s text:c="8"/>}</text:p>
      <text:p text:style-name="P1"><text:s text:c="8"/>StateData stateData = stateStack.get(index);</text:p>
      <text:p text:style-name="P1"><text:s text:c="8"/>double diffX = Math.abs(aiPlayer.getX() - destination.getX());</text:p>
      <text:p text:style-name="P1"><text:s text:c="8"/>double diffY = Math.abs(aiPlayer.getY() - destination.getY());</text:p>
      <text:p text:style-name="P1"><text:s text:c="8"/>if(diffX + diffY &lt; 10 || gameTime - stateData.timeStamp &gt; 1 ){</text:p>
      <text:p text:style-name="P1"><text:s text:c="12"/>stateStack.remove(index);</text:p>
      <text:p text:style-name="P1"><text:s text:c="12"/>return;</text:p>
      <text:p text:style-name="P1"><text:s text:c="8"/>}</text:p>
      <text:p text:style-name="P1"><text:s text:c="8"/>moveTo(destination.getX(),destination.getY());</text:p>
      <text:p text:style-name="P1"><text:s text:c="4"/>}</text:p>
      <text:p text:style-name="P1"><text:s text:c="4"/></text:p>
      <text:p text:style-name="P1"><text:s text:c="4"/>private void huntTarget() {</text:p>
      <text:p text:style-name="P1"/>
      <text:p text:style-name="P1"><text:s text:c="8"/>int index = stateStack.size() - 1;</text:p>
      <text:p text:style-name="P1"><text:s text:c="8"/>if (index &lt; 0) {</text:p>
      <text:p text:style-name="P1"><text:s text:c="12"/>return;</text:p>
      <text:p text:style-name="P1"><text:s text:c="8"/>}</text:p>
      <text:p text:style-name="P1"><text:s text:c="8"/>if (this.target == null &amp;&amp; stateStack.get(index).getState() != AiState.SEARCH) {</text:p>
      <text:p text:style-name="P1"><text:s text:c="12"/>stateStack.add(new StateData(AiState.SEARCH, gameTime));</text:p>
      <text:p text:style-name="P1"><text:s text:c="12"/>return;</text:p>
      <text:p text:style-name="P1"><text:s text:c="8"/>}</text:p>
      <text:p text:style-name="P1"><text:s text:c="8"/>StateData stateData = stateStack.get(index);</text:p>
      <text:p text:style-name="P1"><text:s text:c="8"/>double timeDiff = this.gameTime - stateData.timeStamp;</text:p>
      <text:p text:style-name="P1"><text:s text:c="8"/>if(timeDiff &gt; 20 ) {</text:p>
      <text:p text:style-name="P1"><text:s text:c="12"/>stateData.setTimeStamp(gameTime); // reset this state clock</text:p>
      <text:p text:style-name="P1"><text:soft-page-break/><text:s text:c="12"/>this.destination = new Point2D(1000*Math.random(),1000*Math.random());</text:p>
      <text:p text:style-name="P1"><text:s text:c="12"/>stateStack.add(new StateData(AiState.MOVETOPOINT, gameTime));</text:p>
      <text:p text:style-name="P1"><text:s text:c="12"/>return;</text:p>
      <text:p text:style-name="P1"><text:s text:c="8"/>}</text:p>
      <text:p text:style-name="P1"><text:s text:c="8"/>double aiLocX = aiPlayer.getX();</text:p>
      <text:p text:style-name="P1"><text:s text:c="8"/>double aiLocY = aiPlayer.getY();</text:p>
      <text:p text:style-name="P1"><text:s text:c="8"/>double threatX = 0;</text:p>
      <text:p text:style-name="P1"><text:s text:c="8"/>double threatY = 0;</text:p>
      <text:p text:style-name="P1"><text:s text:c="8"/>for (Player enemy : enemyList) {</text:p>
      <text:p text:style-name="P1"><text:s text:c="12"/>threatX += aiLocX - enemy.getX();</text:p>
      <text:p text:style-name="P1"><text:s text:c="12"/>threatY += aiLocY - enemy.getY();</text:p>
      <text:p text:style-name="P1"><text:s text:c="8"/>}</text:p>
      <text:p text:style-name="P1"/>
      <text:p text:style-name="P1"><text:s text:c="8"/>aiPlayer.fireWeapon();</text:p>
      <text:p text:style-name="P1"><text:s text:c="8"/></text:p>
      <text:p text:style-name="P1"><text:s text:c="8"/>moveTo(threatX, threatY);</text:p>
      <text:p text:style-name="P1"><text:s text:c="4"/>}</text:p>
      <text:p text:style-name="P1"/>
      <text:p text:style-name="P1"><text:s text:c="4"/>/**</text:p>
      <text:p text:style-name="P1"><text:s text:c="5"/>* state enging</text:p>
      <text:p text:style-name="P1"><text:s text:c="5"/>*/</text:p>
      <text:p text:style-name="P1"><text:s text:c="4"/>private void moveToSpawnBox() {</text:p>
      <text:p text:style-name="P1"><text:s text:c="8"/>int index = stateStack.size() - 1;</text:p>
      <text:p text:style-name="P1"><text:s text:c="8"/>if (index &lt; 0) {</text:p>
      <text:p text:style-name="P1"><text:s text:c="12"/>return;</text:p>
      <text:p text:style-name="P1"><text:s text:c="8"/>}</text:p>
      <text:p text:style-name="P1"><text:s text:c="8"/>StateData stateData = stateStack.get(index);</text:p>
      <text:p text:style-name="P1"><text:s text:c="8"/>double timeDiff = this.gameTime - stateData.timeStamp;</text:p>
      <text:p text:style-name="P1"><text:s text:c="8"/>if (timeDiff &gt; 5) {</text:p>
      <text:p text:style-name="P1"><text:s text:c="12"/>stateStack.remove(index);</text:p>
      <text:p text:style-name="P1"><text:s text:c="12"/>return;</text:p>
      <text:p text:style-name="P1"><text:s text:c="8"/>}</text:p>
      <text:p text:style-name="P1"><text:s text:c="8"/>if (target == null) {</text:p>
      <text:p text:style-name="P1"><text:s text:c="12"/>stateStack.remove(index);</text:p>
      <text:p text:style-name="P1"><text:s text:c="12"/>return;</text:p>
      <text:p text:style-name="P1"><text:s text:c="8"/>}</text:p>
      <text:p text:style-name="P1"><text:s text:c="8"/>moveTo(target.getX(), target.getY());</text:p>
      <text:p text:style-name="P1"><text:s text:c="4"/>}</text:p>
      <text:p text:style-name="P1"/>
      <text:p text:style-name="P1"><text:s text:c="4"/>/**</text:p>
      <text:p text:style-name="P1"><text:s text:c="5"/>* </text:p>
      <text:p text:style-name="P1"><text:s text:c="5"/>* @return if it found a box</text:p>
      <text:p text:style-name="P1"><text:s text:c="5"/>*/</text:p>
      <text:p text:style-name="P1"><text:s text:c="4"/>private boolean searchSpawnBox() {</text:p>
      <text:p text:style-name="P1"><text:s text:c="8"/>for (GameObject obj : gameObjects) {</text:p>
      <text:p text:style-name="P1"><text:s text:c="12"/>if (obj instanceof SpawnBox) {</text:p>
      <text:p text:style-name="P1"><text:s text:c="16"/>this.target = obj;</text:p>
      <text:p text:style-name="P1"><text:s text:c="16"/>return true;</text:p>
      <text:p text:style-name="P1"><text:s text:c="12"/>}</text:p>
      <text:p text:style-name="P1"><text:s text:c="8"/>}</text:p>
      <text:p text:style-name="P1"><text:s text:c="8"/>return false;</text:p>
      <text:p text:style-name="P1"><text:s text:c="4"/>}</text:p>
      <text:p text:style-name="P1"><text:soft-page-break/></text:p>
      <text:p text:style-name="P1"><text:s text:c="4"/>/**</text:p>
      <text:p text:style-name="P1"><text:s text:c="5"/>* serch for target</text:p>
      <text:p text:style-name="P1"><text:s text:c="5"/>*/</text:p>
      <text:p text:style-name="P1"><text:s text:c="4"/>private void searchTarget() {</text:p>
      <text:p text:style-name="P1"><text:s text:c="8"/>double distance = 10000;</text:p>
      <text:p text:style-name="P1"><text:s text:c="8"/>int index = stateStack.size() - 1;</text:p>
      <text:p text:style-name="P1"><text:s text:c="8"/>if (index &lt; 0) {</text:p>
      <text:p text:style-name="P1"><text:s text:c="12"/>return;</text:p>
      <text:p text:style-name="P1"><text:s text:c="8"/>}</text:p>
      <text:p text:style-name="P1"><text:s text:c="8"/>if (aiPlayer.currentAmmo() &lt; 4) {</text:p>
      <text:p text:style-name="P1"><text:s text:c="12"/>if(searchSpawnBox()) {</text:p>
      <text:p text:style-name="P1"><text:s text:c="16"/>stateStack.set(index, new StateData(AiState.GETSPAWNBOX, gameTime));</text:p>
      <text:p text:style-name="P1"><text:s text:c="16"/>return;</text:p>
      <text:p text:style-name="P1"><text:s text:c="12"/>}</text:p>
      <text:p text:style-name="P1"/>
      <text:p text:style-name="P1"><text:s text:c="8"/>}</text:p>
      <text:p text:style-name="P1"><text:s text:c="8"/>for (Player enemy : enemyList) {</text:p>
      <text:p text:style-name="P1"><text:s text:c="12"/>double threatX = aiPlayer.getX() - enemy.getX();</text:p>
      <text:p text:style-name="P1"><text:s text:c="12"/>double threatY = aiPlayer.getY() - enemy.getY();</text:p>
      <text:p text:style-name="P1"><text:s text:c="12"/>double tmpDistance = Math.sqrt(threatX * threatX + threatY * threatY);</text:p>
      <text:p text:style-name="P1"><text:s text:c="12"/>if (tmpDistance &lt; distance) {</text:p>
      <text:p text:style-name="P1"><text:s text:c="16"/>this.target = enemy;</text:p>
      <text:p text:style-name="P1"><text:s text:c="16"/>distance = tmpDistance;</text:p>
      <text:p text:style-name="P1"><text:s text:c="12"/>}</text:p>
      <text:p text:style-name="P1"><text:s text:c="8"/>}</text:p>
      <text:p text:style-name="P1"><text:s text:c="8"/>if (this.target != null) {</text:p>
      <text:p text:style-name="P1"><text:s text:c="12"/>stateStack.remove(index);</text:p>
      <text:p text:style-name="P1"><text:s text:c="8"/>}</text:p>
      <text:p text:style-name="P1"/>
      <text:p text:style-name="P1"><text:s text:c="4"/>}</text:p>
      <text:p text:style-name="P1"/>
      <text:p text:style-name="P1"><text:s text:c="4"/>/**</text:p>
      <text:p text:style-name="P1"><text:s text:c="5"/>* avoid terain</text:p>
      <text:p text:style-name="P1"><text:s text:c="5"/>*/</text:p>
      <text:p text:style-name="P1"><text:s text:c="4"/>private void avoidTerrain() {</text:p>
      <text:p text:style-name="P1"><text:s text:c="8"/>int index = stateStack.size() - 1;</text:p>
      <text:p text:style-name="P1"><text:s text:c="8"/>if (index &lt; 0) {</text:p>
      <text:p text:style-name="P1"><text:s text:c="12"/>return;</text:p>
      <text:p text:style-name="P1"><text:s text:c="8"/>}</text:p>
      <text:p text:style-name="P1"><text:s text:c="8"/>StateData stateData = stateStack.get(index);</text:p>
      <text:p text:style-name="P1"><text:s text:c="8"/>double timeDiff = this.gameTime - stateData.timeStamp;</text:p>
      <text:p text:style-name="P1"><text:s text:c="8"/></text:p>
      <text:p text:style-name="P1"><text:s text:c="8"/>// timed out on this operation</text:p>
      <text:p text:style-name="P1"><text:s text:c="8"/>if (timeDiff &gt; 0.5 || <text:s/>Math.abs(aiPlayer.currentDx()) &gt; 15</text:p>
      <text:p text:style-name="P1"><text:s text:c="16"/>|| Math.abs(aiPlayer.currentDy()) &gt; 15) {</text:p>
      <text:p text:style-name="P1"><text:s text:c="12"/>stateStack.remove(index);</text:p>
      <text:p text:style-name="P1"><text:s text:c="12"/>return;</text:p>
      <text:p text:style-name="P1"><text:s text:c="8"/>}</text:p>
      <text:p text:style-name="P1"><text:s text:c="8"/>double diffX = aiPlayer.getX() - collisionPoint.getX();</text:p>
      <text:p text:style-name="P1"><text:s text:c="8"/>double diffY = aiPlayer.getY() - collisionPoint.getY();</text:p>
      <text:p text:style-name="P1"><text:s text:c="8"/>moveTo(aiPlayer.getX() + 2*diffX, aiPlayer.getY() + 2*diffY);</text:p>
      <text:p text:style-name="P1"><text:soft-page-break/></text:p>
      <text:p text:style-name="P1"><text:s text:c="4"/>}</text:p>
      <text:p text:style-name="P1"/>
      <text:p text:style-name="P1"><text:s text:c="4"/>/**</text:p>
      <text:p text:style-name="P1"><text:s text:c="5"/>* collision point</text:p>
      <text:p text:style-name="P1"><text:s text:c="5"/>* @param x </text:p>
      <text:p text:style-name="P1"><text:s text:c="5"/>* @param y </text:p>
      <text:p text:style-name="P1"><text:s text:c="5"/>*/</text:p>
      <text:p text:style-name="P1"><text:s text:c="4"/>public void collisionWithTerrainAt(double x, double y) {</text:p>
      <text:p text:style-name="P1"><text:s text:c="8"/>this.collisionPoint = new Point2D(x, y);</text:p>
      <text:p text:style-name="P1"><text:s text:c="8"/>int index = stateStack.size() - 1;</text:p>
      <text:p text:style-name="P1"><text:s text:c="8"/>if (index &gt;= 0 &amp;&amp; stateStack.get(index).getState() != AiState.AVOID_TERRAIN) {</text:p>
      <text:p text:style-name="P1"><text:s text:c="12"/>StateData stateData = new StateData(AiState.AVOID_TERRAIN, gameTime);</text:p>
      <text:p text:style-name="P1"><text:s text:c="12"/>stateStack.add(stateData);</text:p>
      <text:p text:style-name="P1"><text:s text:c="8"/>}</text:p>
      <text:p text:style-name="P1"/>
      <text:p text:style-name="P1"><text:s text:c="4"/>}</text:p>
      <text:p text:style-name="P1"/>
      <text:p text:style-name="P1"><text:s text:c="4"/>/**</text:p>
      <text:p text:style-name="P1"><text:s text:c="5"/>* called if call</text:p>
      <text:p text:style-name="P1"><text:s text:c="5"/>*/</text:p>
      <text:p text:style-name="P1"><text:s text:c="4"/>public void pickedupSpawnBox() {</text:p>
      <text:p text:style-name="P1"><text:s text:c="8"/>int index = stateStack.size() - 1;</text:p>
      <text:p text:style-name="P1"><text:s text:c="8"/>if (index &lt; 0) {</text:p>
      <text:p text:style-name="P1"><text:s text:c="12"/>return;</text:p>
      <text:p text:style-name="P1"><text:s text:c="8"/>}</text:p>
      <text:p text:style-name="P1"><text:s text:c="8"/>if(stateStack.get(index).state == AiState.GETSPAWNBOX){</text:p>
      <text:p text:style-name="P1"><text:s text:c="12"/>stateStack.remove(index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update ai state machine</text:p>
      <text:p text:style-name="P1"><text:s text:c="5"/>* @param frameDelta </text:p>
      <text:p text:style-name="P1"><text:s text:c="5"/>*/</text:p>
      <text:p text:style-name="P1"><text:s text:c="4"/>public void updateAi(double frameDelta) {</text:p>
      <text:p text:style-name="P1"><text:s text:c="8"/>this.gameTime += frameDelta;</text:p>
      <text:p text:style-name="P1"/>
      <text:p text:style-name="P1"><text:s text:c="8"/>if (stateStack.isEmpty()) {</text:p>
      <text:p text:style-name="P1"><text:s text:c="12"/>stateStack.add(new StateData(AiState.HUNT, 0));</text:p>
      <text:p text:style-name="P1"><text:s text:c="8"/>}</text:p>
      <text:p text:style-name="P1"><text:s text:c="8"/>int index = stateStack.size() - 1;</text:p>
      <text:p text:style-name="P1"><text:s text:c="8"/>StateData stateData = stateStack.get(index);</text:p>
      <text:p text:style-name="P1"><text:s text:c="8"/>switch (stateData.state) {</text:p>
      <text:p text:style-name="P1"><text:s text:c="12"/>case HUNT:</text:p>
      <text:p text:style-name="P1"><text:s text:c="16"/>huntTarget();</text:p>
      <text:p text:style-name="P1"><text:s text:c="16"/>break;</text:p>
      <text:p text:style-name="P1"><text:s text:c="12"/>case AVOID_TERRAIN:</text:p>
      <text:p text:style-name="P1"><text:s text:c="16"/>avoidTerrain();</text:p>
      <text:p text:style-name="P1"><text:s text:c="16"/>break;</text:p>
      <text:p text:style-name="P1"><text:s text:c="12"/>case SEARCH:</text:p>
      <text:p text:style-name="P1"><text:s text:c="16"/>searchTarget();</text:p>
      <text:p text:style-name="P1"><text:soft-page-break/><text:s text:c="16"/>break;</text:p>
      <text:p text:style-name="P1"><text:s text:c="12"/>case GETSPAWNBOX: moveToSpawnBox(); break;</text:p>
      <text:p text:style-name="P1"><text:s text:c="12"/>case MOVETOPOINT: moveToPoint();break;</text:p>
      <text:p text:style-name="P1"><text:s text:c="12"/>default:</text:p>
      <text:p text:style-name="P1"><text:s text:c="16"/>huntTarget();</text:p>
      <text:p text:style-name="P1"><text:s text:c="16"/>break;</text:p>
      <text:p text:style-name="P1"><text:s text:c="8"/>}</text:p>
      <text:p text:style-name="P1"/>
      <text:p text:style-name="P1"><text:s text:c="4"/>}</text:p>
      <text:p text:style-name="P1">}</text:p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GameData;</text:p>
      <text:p text:style-name="P1"/>
      <text:p text:style-name="P1">import Collisions.Collisions;</text:p>
      <text:p text:style-name="P1">import GameObjects.GameObject;</text:p>
      <text:p text:style-name="P1">import GameObjects.Player;</text:p>
      <text:p text:style-name="P1">import GameObjects.ProjectileType;</text:p>
      <text:p text:style-name="P1">import GameObjects.SpawnBox;</text:p>
      <text:p text:style-name="P1">import java.util.ArrayList;</text:p>
      <text:p text:style-name="P1">import java.util.Iterator;</text:p>
      <text:p text:style-name="P1">import java.util.Random;</text:p>
      <text:p text:style-name="P1"/>
      <text:p text:style-name="P1">/**</text:p>
      <text:p text:style-name="P1"><text:s/>* This is the main Game Model has all game logic, and data, knows how to update </text:p>
      <text:p text:style-name="P1"><text:s/>* diffrent game objects</text:p>
      <text:p text:style-name="P1"><text:s/>* @author o_0</text:p>
      <text:p text:style-name="P1"><text:s/>*/</text:p>
      <text:p text:style-name="P1">public class GameModel {</text:p>
      <text:p text:style-name="P1"/>
      <text:p text:style-name="P1"><text:s text:c="4"/>public static final double BILLION = 1000_000_000.0; //from Ball lab2b</text:p>
      <text:p text:style-name="P1"><text:s text:c="4"/>private long lastTime;</text:p>
      <text:p text:style-name="P1"><text:s text:c="4"/>private ArrayList&lt;GameObject&gt; gameObjects;</text:p>
      <text:p text:style-name="P1"><text:s text:c="4"/>private ArrayList&lt;Ai&gt; aiPlayers;</text:p>
      <text:p text:style-name="P1"><text:s text:c="4"/>private Collisions collisions;</text:p>
      <text:p text:style-name="P1"><text:s text:c="4"/>private Terrain terrain;</text:p>
      <text:p text:style-name="P1"><text:s text:c="4"/>private double heigth = 10;</text:p>
      <text:p text:style-name="P1"><text:s text:c="4"/>private double width = 10;</text:p>
      <text:p text:style-name="P1"><text:s text:c="4"/>private ArrayList&lt;Player&gt; currentPlayers;</text:p>
      <text:p text:style-name="P1"><text:s text:c="4"/>private Random rand;</text:p>
      <text:p text:style-name="P1"/>
      <text:p text:style-name="P1"><text:s text:c="4"/>/**</text:p>
      <text:p text:style-name="P1"><text:s text:c="5"/>* </text:p>
      <text:p text:style-name="P1"><text:s text:c="5"/>* @param width the map width</text:p>
      <text:p text:style-name="P1"><text:s text:c="5"/>* @param heigth the map heigth</text:p>
      <text:p text:style-name="P1"><text:s text:c="5"/>* @param gameObj container for all gameObjects</text:p>
      <text:p text:style-name="P1"><text:s text:c="5"/>* @param aiPlayers ao players</text:p>
      <text:p text:style-name="P1"><text:s text:c="5"/>* @param collisions collision handler</text:p>
      <text:p text:style-name="P1"><text:soft-page-break/><text:s text:c="5"/>* @param terrain tje game terrain</text:p>
      <text:p text:style-name="P1"><text:s text:c="5"/>*/</text:p>
      <text:p text:style-name="P1"><text:s text:c="4"/>public GameModel(double width, double heigth, ArrayList&lt;GameObject&gt; gameObj, ArrayList&lt;Ai&gt; aiPlayers, Collisions collisions, Terrain terrain) {</text:p>
      <text:p text:style-name="P1"><text:s text:c="8"/>super();</text:p>
      <text:p text:style-name="P1"><text:s text:c="8"/>this.width = width;</text:p>
      <text:p text:style-name="P1"><text:s text:c="8"/>this.heigth = heigth;</text:p>
      <text:p text:style-name="P1"><text:s text:c="8"/>this.gameObjects = gameObj;</text:p>
      <text:p text:style-name="P1"><text:s text:c="8"/>this.collisions = collisions;</text:p>
      <text:p text:style-name="P1"><text:s text:c="8"/>this.terrain = terrain;</text:p>
      <text:p text:style-name="P1"><text:s text:c="8"/>this.aiPlayers = aiPlayers;</text:p>
      <text:p text:style-name="P1"><text:s text:c="8"/>this.rand = new Random();</text:p>
      <text:p text:style-name="P1"><text:s text:c="8"/>this.currentPlayers = new ArrayList&lt;Player&gt;();</text:p>
      <text:p text:style-name="P1"><text:s text:c="8"/>this.findeplayers();</text:p>
      <text:p text:style-name="P1"><text:s text:c="4"/>}</text:p>
      <text:p text:style-name="P1"/>
      <text:p text:style-name="P1"><text:s text:c="4"/>/**</text:p>
      <text:p text:style-name="P1"><text:s text:c="5"/>* Will remove all inactive objects from the gameModel, this will cause them</text:p>
      <text:p text:style-name="P1"><text:s text:c="5"/>* to not be renderd or get called in update</text:p>
      <text:p text:style-name="P1"><text:s text:c="5"/>* @return all objects that has been removed</text:p>
      <text:p text:style-name="P1"><text:s text:c="5"/>*/</text:p>
      <text:p text:style-name="P1"><text:s text:c="4"/>public ArrayList&lt;GameObject&gt; reapInactiveObjects() {</text:p>
      <text:p text:style-name="P1"><text:s text:c="8"/>ArrayList&lt;GameObject&gt; removed = new ArrayList&lt;GameObject&gt;();</text:p>
      <text:p text:style-name="P1"><text:s text:c="8"/>// removes all inactive objects</text:p>
      <text:p text:style-name="P1"><text:s text:c="8"/>Iterator&lt;GameObject&gt; it = gameObjects.iterator();</text:p>
      <text:p text:style-name="P1"><text:s text:c="8"/>while (it.hasNext()) {</text:p>
      <text:p text:style-name="P1"><text:s text:c="12"/>GameObject obj = it.next();</text:p>
      <text:p text:style-name="P1"><text:s text:c="12"/>if (!obj.isActive()) {</text:p>
      <text:p text:style-name="P1"><text:s text:c="16"/>//removeObservers(obj);</text:p>
      <text:p text:style-name="P1"><text:s text:c="16"/>removed.add(obj);</text:p>
      <text:p text:style-name="P1"><text:s text:c="16"/>it.remove();</text:p>
      <text:p text:style-name="P1"><text:s text:c="12"/>}</text:p>
      <text:p text:style-name="P1"><text:s text:c="8"/>}</text:p>
      <text:p text:style-name="P1"><text:s text:c="8"/>return removed;</text:p>
      <text:p text:style-name="P1"><text:s text:c="4"/>}</text:p>
      <text:p text:style-name="P1"/>
      <text:p text:style-name="P1"><text:s text:c="4"/>/**</text:p>
      <text:p text:style-name="P1"><text:s text:c="5"/>* this will add all players into currentPlayers that exists in gameObjects</text:p>
      <text:p text:style-name="P1"><text:s text:c="5"/>* Only call this once from constructor</text:p>
      <text:p text:style-name="P1"><text:s text:c="5"/>*/</text:p>
      <text:p text:style-name="P1"><text:s text:c="4"/>private void findeplayers() {</text:p>
      <text:p text:style-name="P1"><text:s text:c="8"/>for (GameObject obj : this.gameObjects) {</text:p>
      <text:p text:style-name="P1"><text:s text:c="12"/>if (obj instanceof Player) {</text:p>
      <text:p text:style-name="P1"><text:s text:c="16"/>currentPlayers.add((Player) obj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Checks for inactive players</text:p>
      <text:p text:style-name="P1"><text:s text:c="5"/>* @return true if any player has died</text:p>
      <text:p text:style-name="P1"><text:s text:c="5"/>*/</text:p>
      <text:p text:style-name="P1"><text:soft-page-break/><text:s text:c="4"/>public boolean deathCheck() {</text:p>
      <text:p text:style-name="P1"><text:s text:c="8"/>for (Player player : currentPlayers) {</text:p>
      <text:p text:style-name="P1"><text:s text:c="12"/>if (!player.isActive()) {</text:p>
      <text:p text:style-name="P1"><text:s text:c="16"/>return true;</text:p>
      <text:p text:style-name="P1"><text:s text:c="12"/>}</text:p>
      <text:p text:style-name="P1"><text:s text:c="8"/>}</text:p>
      <text:p text:style-name="P1"><text:s text:c="8"/>return false;</text:p>
      <text:p text:style-name="P1"><text:s text:c="4"/>}</text:p>
      <text:p text:style-name="P1"/>
      <text:p text:style-name="P1"><text:s text:c="4"/>/**</text:p>
      <text:p text:style-name="P1"><text:s text:c="5"/>* Resets the players info, and returns a list of all reset players to be</text:p>
      <text:p text:style-name="P1"><text:s text:c="5"/>* added back into game</text:p>
      <text:p text:style-name="P1"><text:s text:c="5"/>* @return all players to be readded</text:p>
      <text:p text:style-name="P1"><text:s text:c="5"/>*/</text:p>
      <text:p text:style-name="P1"><text:s text:c="4"/>public ArrayList&lt;GameObject&gt; reSpawnPlayers() {</text:p>
      <text:p text:style-name="P1"><text:s text:c="8"/>ArrayList&lt;GameObject&gt; respawned = new ArrayList&lt;GameObject&gt;();</text:p>
      <text:p text:style-name="P1"><text:s text:c="8"/>for (Player player : currentPlayers) {</text:p>
      <text:p text:style-name="P1"><text:s text:c="12"/>if (!player.isActive()) {</text:p>
      <text:p text:style-name="P1"><text:s text:c="16"/>double newX = rand.nextDouble() * 1000;</text:p>
      <text:p text:style-name="P1"><text:s text:c="16"/>double newY = rand.nextDouble() * 50;</text:p>
      <text:p text:style-name="P1"><text:s text:c="16"/>player.resetPlayer(newX, newY, 100);</text:p>
      <text:p text:style-name="P1"><text:s text:c="16"/>respawned.add(player);</text:p>
      <text:p text:style-name="P1"><text:s text:c="12"/>}</text:p>
      <text:p text:style-name="P1"><text:s text:c="8"/>}</text:p>
      <text:p text:style-name="P1"><text:s text:c="8"/>return respawned;</text:p>
      <text:p text:style-name="P1"><text:s text:c="4"/>}</text:p>
      <text:p text:style-name="P1"/>
      <text:p text:style-name="P1"><text:s text:c="4"/>/**</text:p>
      <text:p text:style-name="P1"><text:s text:c="5"/>* creates a random spawnbox with ammo and weapons</text:p>
      <text:p text:style-name="P1"><text:s text:c="5"/>* @return a new game objects to be added to game</text:p>
      <text:p text:style-name="P1"><text:s text:c="5"/>*/</text:p>
      <text:p text:style-name="P1"><text:s text:c="4"/>public GameObject spawnBox() {</text:p>
      <text:p text:style-name="P1"><text:s text:c="8"/>double newX = rand.nextDouble() * 1000;</text:p>
      <text:p text:style-name="P1"><text:s text:c="8"/>double newY = rand.nextDouble() * 50;</text:p>
      <text:p text:style-name="P1"/>
      <text:p text:style-name="P1"><text:s text:c="8"/>SpawnBox box;</text:p>
      <text:p text:style-name="P1"><text:s text:c="8"/>int type = rand.nextInt(3);</text:p>
      <text:p text:style-name="P1"><text:s text:c="8"/>switch (type) {</text:p>
      <text:p text:style-name="P1"><text:s text:c="12"/>case 0:</text:p>
      <text:p text:style-name="P1"><text:s text:c="16"/>box = new SpawnBox(ProjectileType.GRANADE, newX, newY);</text:p>
      <text:p text:style-name="P1"><text:s text:c="16"/>break;</text:p>
      <text:p text:style-name="P1"><text:s text:c="12"/>case 1:</text:p>
      <text:p text:style-name="P1"><text:s text:c="16"/>box = new SpawnBox(ProjectileType.BULLET, newX, newY);</text:p>
      <text:p text:style-name="P1"><text:s text:c="16"/>break;</text:p>
      <text:p text:style-name="P1"><text:s text:c="12"/>case 3:</text:p>
      <text:p text:style-name="P1"><text:s text:c="16"/>box = new SpawnBox(ProjectileType.MISSILE, newX, newY);</text:p>
      <text:p text:style-name="P1"><text:s text:c="16"/>break;</text:p>
      <text:p text:style-name="P1"><text:s text:c="12"/>default:</text:p>
      <text:p text:style-name="P1"><text:s text:c="16"/>box = new SpawnBox(ProjectileType.MISSILE, newX, newY); break;</text:p>
      <text:p text:style-name="P1"/>
      <text:p text:style-name="P1"><text:s text:c="8"/>}</text:p>
      <text:p text:style-name="P1"><text:s text:c="8"/>return box;</text:p>
      <text:p text:style-name="P1"><text:soft-page-break/><text:s text:c="4"/>}</text:p>
      <text:p text:style-name="P1"/>
      <text:p text:style-name="P1"><text:s text:c="4"/>/**</text:p>
      <text:p text:style-name="P1"><text:s text:c="5"/>* perfomrce all collision checks for the game</text:p>
      <text:p text:style-name="P1"><text:s text:c="5"/>*/</text:p>
      <text:p text:style-name="P1"><text:s text:c="4"/>public void checkCollisions() {</text:p>
      <text:p text:style-name="P1"><text:s text:c="8"/>collisions.checkAllCollisions();</text:p>
      <text:p text:style-name="P1"><text:s text:c="8"/>collisions.checkTerrainCollisions();</text:p>
      <text:p text:style-name="P1"><text:s text:c="4"/>}</text:p>
      <text:p text:style-name="P1"/>
      <text:p text:style-name="P1"><text:s text:c="4"/>/**</text:p>
      <text:p text:style-name="P1"><text:s text:c="5"/>* Updates all ai in the game, and their logic</text:p>
      <text:p text:style-name="P1"><text:s text:c="5"/>* @param frameDelta fractions since last update</text:p>
      <text:p text:style-name="P1"><text:s text:c="5"/>*/</text:p>
      <text:p text:style-name="P1"><text:s text:c="4"/>public void updateAiPlayers(double frameDelta) {</text:p>
      <text:p text:style-name="P1"><text:s text:c="8"/>for (Ai ai : aiPlayers) {</text:p>
      <text:p text:style-name="P1"><text:s text:c="12"/>ai.updateAi(frameDelta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updates all gameObjects, stats,positions, constriants</text:p>
      <text:p text:style-name="P1"><text:s text:c="5"/>* @param frameDelta fraction since last update</text:p>
      <text:p text:style-name="P1"><text:s text:c="5"/>* @return a list with all newly created objects</text:p>
      <text:p text:style-name="P1"><text:s text:c="5"/>*/</text:p>
      <text:p text:style-name="P1"><text:s text:c="4"/>public ArrayList&lt;GameObject&gt; updateGameobjects(double frameDelta) {</text:p>
      <text:p text:style-name="P1"><text:s text:c="8"/>ArrayList&lt;GameObject&gt; spawnedObj = new ArrayList&lt;GameObject&gt;();</text:p>
      <text:p text:style-name="P1"><text:s text:c="8"/>for (GameObject obj : gameObjects) {</text:p>
      <text:p text:style-name="P1"><text:s text:c="12"/>obj.update(frameDelta, spawnedObj);</text:p>
      <text:p text:style-name="P1"><text:s text:c="12"/>obj.constrain(width, heigth);</text:p>
      <text:p text:style-name="P1"><text:s text:c="8"/>}</text:p>
      <text:p text:style-name="P1"><text:s text:c="8"/>return spawnedObj;</text:p>
      <text:p text:style-name="P1"><text:s text:c="4"/>}</text:p>
      <text:p text:style-name="P1"/>
      <text:p text:style-name="P1"><text:s text:c="4"/>/**</text:p>
      <text:p text:style-name="P1"><text:s text:c="5"/>* Adds new objects to the models, after this they are active, and activly updated</text:p>
      <text:p text:style-name="P1"><text:s text:c="5"/>* @param newObjects all objects to be added</text:p>
      <text:p text:style-name="P1"><text:s text:c="5"/>*/</text:p>
      <text:p text:style-name="P1"><text:s text:c="4"/>public void addObjects(ArrayList&lt;GameObject&gt; newObjects) {</text:p>
      <text:p text:style-name="P1"><text:s text:c="8"/>// adds all spawned objects</text:p>
      <text:p text:style-name="P1"><text:s text:c="8"/>if (!newObjects.isEmpty()) {</text:p>
      <text:p text:style-name="P1"><text:s text:c="12"/>gameObjects.addAll(newObjects);</text:p>
      <text:p text:style-name="P1"><text:s text:c="8"/>}</text:p>
      <text:p text:style-name="P1"><text:s text:c="4"/>}</text:p>
      <text:p text:style-name="P1">}</text:p>
      <text:p text:style-name="P1"/>
      <text:p text:style-name="P1"/>
      <text:p text:style-name="P1">package GameData;</text:p>
      <text:p text:style-name="P1"/>
      <text:p text:style-name="P1">import java.util.ArrayList;</text:p>
      <text:p text:style-name="P1">import javafx.scene.image.Image;</text:p>
      <text:p text:style-name="P1"/>
      <text:p text:style-name="P1"><text:soft-page-break/>/**</text:p>
      <text:p text:style-name="P1"><text:s/>* Stores all image/model data used by the rendering</text:p>
      <text:p text:style-name="P1"><text:s/>* also can preforem animations, if added =)</text:p>
      <text:p text:style-name="P1"><text:s/>* @author mats</text:p>
      <text:p text:style-name="P1"><text:s/>*/</text:p>
      <text:p text:style-name="P1">public class GraphicModels {</text:p>
      <text:p text:style-name="P1"><text:s text:c="4"/></text:p>
      <text:p text:style-name="P1"><text:s text:c="4"/>private ArrayList&lt;Image&gt; graphicModels;</text:p>
      <text:p text:style-name="P1"><text:s text:c="4"/>/**</text:p>
      <text:p text:style-name="P1"><text:s text:c="5"/>* Constructor</text:p>
      <text:p text:style-name="P1"><text:s text:c="5"/>*/</text:p>
      <text:p text:style-name="P1"><text:s text:c="4"/>public GraphicModels() {</text:p>
      <text:p text:style-name="P1"><text:s text:c="8"/>graphicModels = new ArrayList&lt;Image&gt;();</text:p>
      <text:p text:style-name="P1"><text:s text:c="4"/>}</text:p>
      <text:p text:style-name="P1"><text:s text:c="4"/></text:p>
      <text:p text:style-name="P1"><text:s text:c="4"/>/**</text:p>
      <text:p text:style-name="P1"><text:s text:c="5"/>* Loads all modelNames into this class, for later use</text:p>
      <text:p text:style-name="P1"><text:s text:c="5"/>* @param modelNames String array of all models</text:p>
      <text:p text:style-name="P1"><text:s text:c="5"/>*/</text:p>
      <text:p text:style-name="P1"><text:s text:c="4"/>public void loadmodel(String[] modelNames){</text:p>
      <text:p text:style-name="P1"><text:s text:c="8"/>for(String name: modelNames) {</text:p>
      <text:p text:style-name="P1"><text:s text:c="12"/>graphicModels.add(new Image(name));</text:p>
      <text:p text:style-name="P1"><text:s text:c="8"/>}</text:p>
      <text:p text:style-name="P1"><text:s text:c="4"/>}</text:p>
      <text:p text:style-name="P1"><text:s text:c="4"/></text:p>
      <text:p text:style-name="P1"><text:s text:c="4"/>/**</text:p>
      <text:p text:style-name="P1"><text:s text:c="5"/>* Gets the image for with the modelId, and state</text:p>
      <text:p text:style-name="P1"><text:s text:c="5"/>* @param modelID what model to use</text:p>
      <text:p text:style-name="P1"><text:s text:c="5"/>* @param state can later be used to select key frames for a model</text:p>
      <text:p text:style-name="P1"><text:s text:c="5"/>* @return </text:p>
      <text:p text:style-name="P1"><text:s text:c="5"/>*/</text:p>
      <text:p text:style-name="P1"><text:s text:c="4"/>public Image getModel(int modelID, int state){</text:p>
      <text:p text:style-name="P1"><text:s text:c="8"/>return graphicModels.get(modelID);</text:p>
      <text:p text:style-name="P1"><text:s text:c="4"/>}</text:p>
      <text:p text:style-name="P1">}</text:p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GameData;</text:p>
      <text:p text:style-name="P1"/>
      <text:p text:style-name="P1">import Controller.ExplosionObserver;</text:p>
      <text:p text:style-name="P1">import GameObjects.Physics;</text:p>
      <text:p text:style-name="P1">import GameObjects.Projectile;</text:p>
      <text:p text:style-name="P1">import java.awt.image.BufferedImage;</text:p>
      <text:p text:style-name="P1">import java.io.File;</text:p>
      <text:p text:style-name="P1">import java.io.IOException;</text:p>
      <text:p text:style-name="P1">import java.util.ArrayList;</text:p>
      <text:p text:style-name="P1">import java.util.Observable;</text:p>
      <text:p text:style-name="P1">import java.util.Observer;</text:p>
      <text:p text:style-name="P1"><text:soft-page-break/>import javafx.embed.swing.SwingFXUtils;</text:p>
      <text:p text:style-name="P1">import javafx.scene.canvas.Canvas;</text:p>
      <text:p text:style-name="P1">import javafx.scene.canvas.GraphicsContext;</text:p>
      <text:p text:style-name="P1">import javafx.scene.image.Image;</text:p>
      <text:p text:style-name="P1">import javafx.scene.image.PixelReader;</text:p>
      <text:p text:style-name="P1">import javafx.scene.paint.Color;</text:p>
      <text:p text:style-name="P1">import javafx.scene.shape.Circle;</text:p>
      <text:p text:style-name="P1">import javax.imageio.ImageIO;</text:p>
      <text:p text:style-name="P1"/>
      <text:p text:style-name="P1">/**</text:p>
      <text:p text:style-name="P1"><text:s/>* This is the class used for terrain for the game,</text:p>
      <text:p text:style-name="P1"><text:s/>* it can load and save the current terrain, for later playability</text:p>
      <text:p text:style-name="P1"><text:s/>* it has destructible terrain, and listens for explosions</text:p>
      <text:p text:style-name="P1"><text:s/>* @author o_0</text:p>
      <text:p text:style-name="P1"><text:s/>*/</text:p>
      <text:p text:style-name="P1">public class Terrain implements Observer {</text:p>
      <text:p text:style-name="P1"/>
      <text:p text:style-name="P1"><text:s text:c="4"/>private Canvas mapCanvas;</text:p>
      <text:p text:style-name="P1"><text:s text:c="4"/>private Image background;</text:p>
      <text:p text:style-name="P1"><text:s text:c="4"/>private ArrayList&lt;Circle&gt; craters;</text:p>
      <text:p text:style-name="P1"><text:s text:c="4"/>double mapWidth;</text:p>
      <text:p text:style-name="P1"><text:s text:c="4"/>double mapHeigth;</text:p>
      <text:p text:style-name="P1"><text:s text:c="4"/>private boolean needsUpdate = false;</text:p>
      <text:p text:style-name="P1"/>
      <text:p text:style-name="P1"><text:s text:c="4"/>/**</text:p>
      <text:p text:style-name="P1"><text:s text:c="5"/>* </text:p>
      <text:p text:style-name="P1"><text:s text:c="5"/>* @param width the size of the terrain, width</text:p>
      <text:p text:style-name="P1"><text:s text:c="5"/>* @param heigth size for heigth</text:p>
      <text:p text:style-name="P1"><text:s text:c="5"/>*/</text:p>
      <text:p text:style-name="P1"><text:s text:c="4"/>public Terrain(double width, double heigth) {</text:p>
      <text:p text:style-name="P1"><text:s text:c="8"/>this.craters = new ArrayList&lt;Circle&gt;();</text:p>
      <text:p text:style-name="P1"><text:s text:c="8"/>this.background = new Image("Resource/battleTerrain.png"); <text:s/>//defualt terrain</text:p>
      <text:p text:style-name="P1"><text:s text:c="8"/>this.mapHeigth = heigth;</text:p>
      <text:p text:style-name="P1"><text:s text:c="8"/>this.mapWidth = width;</text:p>
      <text:p text:style-name="P1"><text:s text:c="8"/>this.mapCanvas = new Canvas(mapWidth, mapHeigth);</text:p>
      <text:p text:style-name="P1"><text:s text:c="8"/>//this.background = Image();</text:p>
      <text:p text:style-name="P1"><text:s text:c="8"/>GraphicsContext gc = this.mapCanvas.getGraphicsContext2D();</text:p>
      <text:p text:style-name="P1"><text:s text:c="8"/>gc.drawImage(background, 0, 0, mapCanvas.getWidth(), mapCanvas.getHeight());</text:p>
      <text:p text:style-name="P1"/>
      <text:p text:style-name="P1"><text:s text:c="4"/>}</text:p>
      <text:p text:style-name="P1"/>
      <text:p text:style-name="P1"><text:s text:c="4"/>/**</text:p>
      <text:p text:style-name="P1"><text:s text:c="5"/>* This will load a map, it will only load from the game directory</text:p>
      <text:p text:style-name="P1"><text:s text:c="5"/>* @param file the file info picked by fileChooser</text:p>
      <text:p text:style-name="P1"><text:s text:c="5"/>* @throws IOException if we fail to load our terrain</text:p>
      <text:p text:style-name="P1"><text:s text:c="5"/>*/</text:p>
      <text:p text:style-name="P1"><text:s text:c="4"/>public void loadTerrain(File file) throws IOException {</text:p>
      <text:p text:style-name="P1"><text:s text:c="8"/>if (file == null) {</text:p>
      <text:p text:style-name="P1"><text:s text:c="12"/>return;</text:p>
      <text:p text:style-name="P1"><text:s text:c="8"/>}</text:p>
      <text:p text:style-name="P1"><text:s text:c="8"/>//Image tmpImg = background;</text:p>
      <text:p text:style-name="P1"><text:s text:c="8"/>String path = file.getName();</text:p>
      <text:p text:style-name="P1"><text:soft-page-break/><text:s text:c="8"/>this.background = new Image(path);</text:p>
      <text:p text:style-name="P1"><text:s text:c="8"/>this.needsUpdate = true;</text:p>
      <text:p text:style-name="P1"><text:s text:c="8"/>craters.clear();</text:p>
      <text:p text:style-name="P1"><text:s text:c="4"/>}</text:p>
      <text:p text:style-name="P1"/>
      <text:p text:style-name="P1"><text:s text:c="4"/>/**</text:p>
      <text:p text:style-name="P1"><text:s text:c="5"/>* Saves the terrain for later loading</text:p>
      <text:p text:style-name="P1"><text:s text:c="5"/>* @param file the file to be saved</text:p>
      <text:p text:style-name="P1"><text:s text:c="5"/>* @throws IOException if it fails to save the file</text:p>
      <text:p text:style-name="P1"><text:s text:c="5"/>*/</text:p>
      <text:p text:style-name="P1"><text:s text:c="4"/>public void saveTerrain(File file) throws IOException {</text:p>
      <text:p text:style-name="P1"><text:s text:c="8"/>if (file == null) {</text:p>
      <text:p text:style-name="P1"><text:s text:c="12"/>return;</text:p>
      <text:p text:style-name="P1"><text:s text:c="8"/>}</text:p>
      <text:p text:style-name="P1"/>
      <text:p text:style-name="P1"><text:s text:c="8"/>BufferedImage buffer = SwingFXUtils.fromFXImage(this.background, null);</text:p>
      <text:p text:style-name="P1"><text:s text:c="8"/>ImageIO.write(buffer, "png", file);</text:p>
      <text:p text:style-name="P1"/>
      <text:p text:style-name="P1"><text:s text:c="4"/>}</text:p>
      <text:p text:style-name="P1"/>
      <text:p text:style-name="P1"><text:s text:c="4"/>/**</text:p>
      <text:p text:style-name="P1"><text:s text:c="5"/>* Checks if a point is inside the background</text:p>
      <text:p text:style-name="P1"><text:s text:c="5"/>* @param x x </text:p>
      <text:p text:style-name="P1"><text:s text:c="5"/>* @param y</text:p>
      <text:p text:style-name="P1"><text:s text:c="5"/>* @return true if its valid point</text:p>
      <text:p text:style-name="P1"><text:s text:c="5"/>*/</text:p>
      <text:p text:style-name="P1"><text:s text:c="4"/>private boolean isValidPoint(int x, int y) {</text:p>
      <text:p text:style-name="P1"><text:s text:c="8"/>if (x &lt; 0 || background.getWidth() &lt;= x || y &lt; 0 || background.getHeight() &lt;= y) {</text:p>
      <text:p text:style-name="P1"><text:s text:c="12"/>return false;</text:p>
      <text:p text:style-name="P1"><text:s text:c="8"/>}</text:p>
      <text:p text:style-name="P1"><text:s text:c="8"/>return true;</text:p>
      <text:p text:style-name="P1"><text:s text:c="4"/>}</text:p>
      <text:p text:style-name="P1"/>
      <text:p text:style-name="P1"><text:s text:c="4"/>/**</text:p>
      <text:p text:style-name="P1"><text:s text:c="5"/>* This checks if a object is in contact with the terrain,</text:p>
      <text:p text:style-name="P1"><text:s text:c="5"/>* it does this by checking the pixels in the background if it is a skypixel</text:p>
      <text:p text:style-name="P1"><text:s text:c="5"/>* the pixels is based on the objects x,y and radius</text:p>
      <text:p text:style-name="P1"><text:s text:c="5"/>* @param obj object to check if it collieds</text:p>
      <text:p text:style-name="P1"><text:s text:c="5"/>* @return true if it did collide</text:p>
      <text:p text:style-name="P1"><text:s text:c="5"/>*/</text:p>
      <text:p text:style-name="P1"><text:s text:c="4"/>public boolean checkCollision(Physics obj) {</text:p>
      <text:p text:style-name="P1"><text:s text:c="8"/>PixelReader pr = background.getPixelReader();</text:p>
      <text:p text:style-name="P1"><text:s text:c="8"/>double scalingX = background.getWidth() / this.mapWidth;</text:p>
      <text:p text:style-name="P1"><text:s text:c="8"/>double scalingY = background.getHeight() / this.mapHeigth;</text:p>
      <text:p text:style-name="P1"><text:s text:c="8"/>Color sky = Color.LIGHTSKYBLUE;</text:p>
      <text:p text:style-name="P1"><text:s text:c="8"/>int centerX = (int) (obj.getX() * scalingX);</text:p>
      <text:p text:style-name="P1"><text:s text:c="8"/>int centerY = (int) (obj.getY() * scalingY);</text:p>
      <text:p text:style-name="P1"><text:s text:c="8"/>int radius = (int) (obj.getBodyRadius() * scalingX);</text:p>
      <text:p text:style-name="P1"/>
      <text:p text:style-name="P1"><text:s text:c="8"/>int hitCount = 0;</text:p>
      <text:p text:style-name="P1"><text:s text:c="8"/>double avgX = 0;</text:p>
      <text:p text:style-name="P1"><text:s text:c="8"/>double avgY = 0;</text:p>
      <text:p text:style-name="P1"><text:soft-page-break/></text:p>
      <text:p text:style-name="P1"><text:s text:c="8"/>int tmpX = centerX;</text:p>
      <text:p text:style-name="P1"><text:s text:c="8"/>int tmpY = centerY - radius;</text:p>
      <text:p text:style-name="P1"><text:s text:c="8"/>if (isValidPoint(tmpX, tmpY) &amp;&amp; !pr.getColor(tmpX, tmpY).equals(sky)) {</text:p>
      <text:p text:style-name="P1"><text:s text:c="12"/>avgX += tmpX;</text:p>
      <text:p text:style-name="P1"><text:s text:c="12"/>avgY += tmpY;</text:p>
      <text:p text:style-name="P1"><text:s text:c="12"/>hitCount++;</text:p>
      <text:p text:style-name="P1"><text:s text:c="8"/>}</text:p>
      <text:p text:style-name="P1"/>
      <text:p text:style-name="P1"><text:s text:c="8"/>tmpX = centerX - radius;</text:p>
      <text:p text:style-name="P1"><text:s text:c="8"/>tmpY = centerY;</text:p>
      <text:p text:style-name="P1"><text:s text:c="8"/>if (isValidPoint(tmpX, tmpY) &amp;&amp; !pr.getColor(tmpX, tmpY).equals(sky)) {</text:p>
      <text:p text:style-name="P1"><text:s text:c="12"/>avgX += tmpX;</text:p>
      <text:p text:style-name="P1"><text:s text:c="12"/>avgY += tmpY;</text:p>
      <text:p text:style-name="P1"><text:s text:c="12"/>hitCount++;</text:p>
      <text:p text:style-name="P1"><text:s text:c="8"/>}</text:p>
      <text:p text:style-name="P1"/>
      <text:p text:style-name="P1"><text:s text:c="8"/>tmpX = centerX + radius;</text:p>
      <text:p text:style-name="P1"><text:s text:c="8"/>tmpY = centerY;</text:p>
      <text:p text:style-name="P1"><text:s text:c="8"/>if (isValidPoint(tmpX, tmpY) &amp;&amp; !pr.getColor(tmpX, tmpY).equals(sky)) {</text:p>
      <text:p text:style-name="P1"><text:s text:c="12"/>avgX += tmpX;</text:p>
      <text:p text:style-name="P1"><text:s text:c="12"/>avgY += tmpY;</text:p>
      <text:p text:style-name="P1"><text:s text:c="12"/>hitCount++;</text:p>
      <text:p text:style-name="P1"><text:s text:c="8"/>}</text:p>
      <text:p text:style-name="P1"/>
      <text:p text:style-name="P1"><text:s text:c="8"/>tmpX = centerX;</text:p>
      <text:p text:style-name="P1"><text:s text:c="8"/>tmpY = centerY + radius;</text:p>
      <text:p text:style-name="P1"><text:s text:c="8"/>if (isValidPoint(tmpX, tmpY) &amp;&amp; !pr.getColor(tmpX, tmpY).equals(sky)) {</text:p>
      <text:p text:style-name="P1"><text:s text:c="12"/>avgX += tmpX;</text:p>
      <text:p text:style-name="P1"><text:s text:c="12"/>avgY += tmpY;</text:p>
      <text:p text:style-name="P1"><text:s text:c="12"/>hitCount++;</text:p>
      <text:p text:style-name="P1"><text:s text:c="8"/>}</text:p>
      <text:p text:style-name="P1"><text:s text:c="8"/>if (hitCount &lt;= 0) {</text:p>
      <text:p text:style-name="P1"><text:s text:c="12"/>return false;</text:p>
      <text:p text:style-name="P1"><text:s text:c="8"/>}</text:p>
      <text:p text:style-name="P1"><text:s text:c="8"/>avgX = avgX / hitCount;</text:p>
      <text:p text:style-name="P1"><text:s text:c="8"/>avgY = avgY / hitCount;</text:p>
      <text:p text:style-name="P1"/>
      <text:p text:style-name="P1"><text:s text:c="8"/>// tells the obj where the collision point is, scaled to game coordinates</text:p>
      <text:p text:style-name="P1"><text:s text:c="8"/>obj.collisionWithTerrainAt(avgX / scalingX, avgY / scalingY);</text:p>
      <text:p text:style-name="P1"><text:s text:c="8"/></text:p>
      <text:p text:style-name="P1"><text:s text:c="8"/>return true;</text:p>
      <text:p text:style-name="P1"><text:s text:c="4"/>}</text:p>
      <text:p text:style-name="P1"/>
      <text:p text:style-name="P1"><text:s text:c="4"/>/**</text:p>
      <text:p text:style-name="P1"><text:s text:c="5"/>* This returns the terrainImage, it only renders it into a new image</text:p>
      <text:p text:style-name="P1"><text:s text:c="5"/>* if something has changed, else it resues the same image</text:p>
      <text:p text:style-name="P1"><text:s text:c="5"/>* @return returns the terrainImage</text:p>
      <text:p text:style-name="P1"><text:s text:c="5"/>*/</text:p>
      <text:p text:style-name="P1"><text:s text:c="4"/>public Image getTerrainImage() {</text:p>
      <text:p text:style-name="P1"><text:s text:c="8"/>if (!this.needsUpdate) {</text:p>
      <text:p text:style-name="P1"><text:s text:c="12"/>return background;</text:p>
      <text:p text:style-name="P1"><text:s text:c="8"/>}</text:p>
      <text:p text:style-name="P1"><text:soft-page-break/><text:s text:c="8"/>this.needsUpdate = false;</text:p>
      <text:p text:style-name="P1"><text:s text:c="8"/>// Draw a cleen background</text:p>
      <text:p text:style-name="P1"><text:s text:c="8"/>GraphicsContext gc = this.mapCanvas.getGraphicsContext2D();</text:p>
      <text:p text:style-name="P1"><text:s text:c="8"/>gc.clearRect(0, 0, mapWidth, mapHeigth);</text:p>
      <text:p text:style-name="P1"><text:s text:c="8"/>gc.drawImage(background, 0,0,this.mapWidth, this.mapHeigth);</text:p>
      <text:p text:style-name="P1"><text:s text:c="8"/></text:p>
      <text:p text:style-name="P1"><text:s text:c="8"/>// for all new creaters, paint sky color with crater radius,</text:p>
      <text:p text:style-name="P1"><text:s text:c="8"/>gc.setFill(Color.LIGHTSKYBLUE); <text:s text:c="2"/>// </text:p>
      <text:p text:style-name="P1"><text:s text:c="8"/>for (Circle crater : craters) {</text:p>
      <text:p text:style-name="P1"><text:s text:c="12"/>double radius = crater.getRadius();</text:p>
      <text:p text:style-name="P1"><text:s text:c="12"/>double x = crater.getCenterX() - radius;</text:p>
      <text:p text:style-name="P1"><text:s text:c="12"/>double y = crater.getCenterY() - radius;</text:p>
      <text:p text:style-name="P1"><text:s text:c="12"/>gc.fillOval(x, y, 2 * radius, 2 * radius);</text:p>
      <text:p text:style-name="P1"><text:s text:c="12"/>//gc.strokeOval(x,y, 2*radius, 2*radius);</text:p>
      <text:p text:style-name="P1"/>
      <text:p text:style-name="P1"><text:s text:c="8"/>}</text:p>
      <text:p text:style-name="P1"><text:s text:c="8"/>craters.clear();</text:p>
      <text:p text:style-name="P1"><text:s text:c="8"/>// save canvase to a new background image</text:p>
      <text:p text:style-name="P1"><text:s text:c="8"/>background = mapCanvas.snapshot(null, null);</text:p>
      <text:p text:style-name="P1"><text:s text:c="8"/>return background;</text:p>
      <text:p text:style-name="P1"><text:s text:c="4"/>}</text:p>
      <text:p text:style-name="P1"/>
      <text:p text:style-name="P1"><text:s text:c="4"/>/**</text:p>
      <text:p text:style-name="P1"><text:s text:c="5"/>* Is notifyed if a explosion has happen</text:p>
      <text:p text:style-name="P1"><text:s text:c="5"/>* Adds all explosions to a crater</text:p>
      <text:p text:style-name="P1"><text:s text:c="5"/>* @param o the observable</text:p>
      <text:p text:style-name="P1"><text:s text:c="5"/>* @param arg not used</text:p>
      <text:p text:style-name="P1"><text:s text:c="5"/>*/</text:p>
      <text:p text:style-name="P1"><text:s text:c="4"/>@Override</text:p>
      <text:p text:style-name="P1"><text:s text:c="4"/>public void update(Observable o, Object arg) {</text:p>
      <text:p text:style-name="P1"><text:s text:c="8"/>Projectile exploded = ((ExplosionObserver) o).getProjectile();</text:p>
      <text:p text:style-name="P1"><text:s text:c="8"/>Circle crater = new Circle(exploded.getX(),</text:p>
      <text:p text:style-name="P1"><text:s text:c="16"/>exploded.getY(),</text:p>
      <text:p text:style-name="P1"><text:s text:c="16"/>exploded.getDamageRadius());</text:p>
      <text:p text:style-name="P1"><text:s text:c="8"/>craters.add(crater);</text:p>
      <text:p text:style-name="P1"><text:s text:c="8"/>this.needsUpdate = true;</text:p>
      <text:p text:style-name="P1"><text:s text:c="4"/>}</text:p>
      <text:p text:style-name="P1"/>
      <text:p text:style-name="P1">}</text:p>
      <text:p text:style-name="P1"/>
      <text:p text:style-name="P1"/>
      <text:p text:style-name="P1">package GameObjects;</text:p>
      <text:p text:style-name="P1"/>
      <text:p text:style-name="P1">/**</text:p>
      <text:p text:style-name="P1"><text:s/>* all directions, that is used</text:p>
      <text:p text:style-name="P1"><text:s/>* @author o_0</text:p>
      <text:p text:style-name="P1"><text:s/>*/</text:p>
      <text:p text:style-name="P1">public enum Direction {LEFT,RIGHT,UP,DOWN,NONE};</text:p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oft-page-break/><text:s/>* and open the template in the editor.</text:p>
      <text:p text:style-name="P1"><text:s/>*/</text:p>
      <text:p text:style-name="P1">package GameObjects;</text:p>
      <text:p text:style-name="P1"/>
      <text:p text:style-name="P1">import java.util.ArrayList;</text:p>
      <text:p text:style-name="P1"/>
      <text:p text:style-name="P1">/**</text:p>
      <text:p text:style-name="P1"><text:s/>* this handels the explosion object,</text:p>
      <text:p text:style-name="P1"><text:s/>* It also changes its size and grows with time</text:p>
      <text:p text:style-name="P1"><text:s/>* @author o_0</text:p>
      <text:p text:style-name="P1"><text:s/>*/</text:p>
      <text:p text:style-name="P1">public class Explosion extends GameObject{</text:p>
      <text:p text:style-name="P1"/>
      <text:p text:style-name="P1"><text:s text:c="4"/>private double timeToLive = 0.5;</text:p>
      <text:p text:style-name="P1"><text:s text:c="4"/>private double kaboomSize = 1.0;</text:p>
      <text:p text:style-name="P1"><text:s text:c="4"/>private double tickScaling = 1;</text:p>
      <text:p text:style-name="P1"><text:s text:c="4"/>/**</text:p>
      <text:p text:style-name="P1"><text:s text:c="5"/>* </text:p>
      <text:p text:style-name="P1"><text:s text:c="5"/>* @param x position</text:p>
      <text:p text:style-name="P1"><text:s text:c="5"/>* @param y position</text:p>
      <text:p text:style-name="P1"><text:s text:c="5"/>* @param kaboomSize how big it going to be</text:p>
      <text:p text:style-name="P1"><text:s text:c="5"/>*/</text:p>
      <text:p text:style-name="P1"><text:s text:c="4"/>public Explosion(double x, double y,double kaboomSize) {</text:p>
      <text:p text:style-name="P1"><text:s text:c="8"/>super(2);</text:p>
      <text:p text:style-name="P1"><text:s text:c="8"/>this.setX(x);</text:p>
      <text:p text:style-name="P1"><text:s text:c="8"/>this.setY(y);</text:p>
      <text:p text:style-name="P1"><text:s text:c="8"/>this.kaboomSize = kaboomSize;</text:p>
      <text:p text:style-name="P1"><text:s text:c="8"/>this.tickScaling = (0.5*kaboomSize)/timeToLive;</text:p>
      <text:p text:style-name="P1"><text:s text:c="8"/>this.setBodySize(kaboomSize/2);</text:p>
      <text:p text:style-name="P1"><text:s text:c="4"/>}</text:p>
      <text:p text:style-name="P1"/>
      <text:p text:style-name="P1"><text:s text:c="4"/>/**</text:p>
      <text:p text:style-name="P1"><text:s text:c="5"/>* Updates the Explosion and makes it grow, and then deactivate it self</text:p>
      <text:p text:style-name="P1"><text:s text:c="5"/>* @param frameDelta fraction of seconde since last update</text:p>
      <text:p text:style-name="P1"><text:s text:c="5"/>* @param spawnedObj not used</text:p>
      <text:p text:style-name="P1"><text:s text:c="5"/>* @return </text:p>
      <text:p text:style-name="P1"><text:s text:c="5"/>*/</text:p>
      <text:p text:style-name="P1"><text:s text:c="4"/>@Override</text:p>
      <text:p text:style-name="P1"><text:s text:c="4"/>public boolean update(double frameDelta, ArrayList&lt;GameObject&gt; spawnedObj) {</text:p>
      <text:p text:style-name="P1"><text:s text:c="8"/>timeToLive -= frameDelta;</text:p>
      <text:p text:style-name="P1"><text:s text:c="8"/>this.setBodySize(this.getBodySize() + tickScaling*frameDelta);</text:p>
      <text:p text:style-name="P1"><text:s text:c="8"/>if(timeToLive &lt; 0) {</text:p>
      <text:p text:style-name="P1"><text:s text:c="12"/>this.deactivate();</text:p>
      <text:p text:style-name="P1"><text:s text:c="8"/>}</text:p>
      <text:p text:style-name="P1"><text:s text:c="8"/>return true;</text:p>
      <text:p text:style-name="P1"><text:s text:c="4"/>}</text:p>
      <text:p text:style-name="P1"><text:s text:c="4"/></text:p>
      <text:p text:style-name="P1">}</text:p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oft-page-break/><text:s/>* and open the template in the editor.</text:p>
      <text:p text:style-name="P1"><text:s/>*/</text:p>
      <text:p text:style-name="P1">package GameObjects;</text:p>
      <text:p text:style-name="P1"/>
      <text:p text:style-name="P1">import java.util.ArrayList;</text:p>
      <text:p text:style-name="P1"/>
      <text:p text:style-name="P1">/**</text:p>
      <text:p text:style-name="P1"><text:s/>* The main gameObject in the game, this absractclass is the base for all objects in game</text:p>
      <text:p text:style-name="P1"><text:s/>* @author o_0</text:p>
      <text:p text:style-name="P1"><text:s/>*/</text:p>
      <text:p text:style-name="P1">public abstract class GameObject {</text:p>
      <text:p text:style-name="P1"><text:s text:c="4"/>private int modelID;</text:p>
      <text:p text:style-name="P1"><text:s text:c="4"/>private boolean active;</text:p>
      <text:p text:style-name="P1"><text:s text:c="4"/>//private boolean physicsEnable = false;</text:p>
      <text:p text:style-name="P1"><text:s text:c="4"/>private double x = 0.0;</text:p>
      <text:p text:style-name="P1"><text:s text:c="4"/>private double y = 0.0;</text:p>
      <text:p text:style-name="P1"><text:s text:c="4"/>private double bodySize = 0.0;</text:p>
      <text:p text:style-name="P1"><text:s text:c="4"/>public double getX(){return this.x;}</text:p>
      <text:p text:style-name="P1"><text:s text:c="4"/>public double getY(){return this.y;}</text:p>
      <text:p text:style-name="P1"><text:s text:c="4"/>protected void setX(double x){this.x = x;}</text:p>
      <text:p text:style-name="P1"><text:s text:c="4"/>protected void setY(double y){this.y = y;}</text:p>
      <text:p text:style-name="P1"><text:s text:c="4"/>public double getBodySize() {return this.bodySize;}</text:p>
      <text:p text:style-name="P1"><text:s text:c="4"/>protected void setBodySize(double bodySize) {this.bodySize = bodySize;}</text:p>
      <text:p text:style-name="P1"><text:s text:c="4"/>/**</text:p>
      <text:p text:style-name="P1"><text:s text:c="5"/>* </text:p>
      <text:p text:style-name="P1"><text:s text:c="5"/>* @param modelId what model it has</text:p>
      <text:p text:style-name="P1"><text:s text:c="5"/>*/</text:p>
      <text:p text:style-name="P1"><text:s text:c="4"/>protected GameObject(int modelId) {</text:p>
      <text:p text:style-name="P1"><text:s text:c="8"/>this.modelID = modelId;</text:p>
      <text:p text:style-name="P1"><text:s text:c="8"/>this.active = true;</text:p>
      <text:p text:style-name="P1"><text:s text:c="4"/>}</text:p>
      <text:p text:style-name="P1"><text:s text:c="4"/>/**</text:p>
      <text:p text:style-name="P1"><text:s text:c="5"/>* This is called every frame by gameTimer</text:p>
      <text:p text:style-name="P1"><text:s text:c="5"/>* @param frameDelta fraction of a seconde since last update</text:p>
      <text:p text:style-name="P1"><text:s text:c="5"/>* @param spawnedObj list to store all newly created objects</text:p>
      <text:p text:style-name="P1"><text:s text:c="5"/>* @return not used</text:p>
      <text:p text:style-name="P1"><text:s text:c="5"/>*/</text:p>
      <text:p text:style-name="P1"><text:s text:c="4"/>public abstract boolean update(double frameDelta, ArrayList&lt;GameObject&gt; spawnedObj);</text:p>
      <text:p text:style-name="P1"><text:s text:c="4"/>/**</text:p>
      <text:p text:style-name="P1"><text:s text:c="5"/>* </text:p>
      <text:p text:style-name="P1"><text:s text:c="5"/>* @return true if this unit is active</text:p>
      <text:p text:style-name="P1"><text:s text:c="5"/>*/</text:p>
      <text:p text:style-name="P1"><text:s text:c="4"/>public boolean isActive() {</text:p>
      <text:p text:style-name="P1"><text:s text:c="8"/>return this.active;</text:p>
      <text:p text:style-name="P1"><text:s text:c="4"/>}</text:p>
      <text:p text:style-name="P1"><text:s text:c="4"/></text:p>
      <text:p text:style-name="P1"><text:s text:c="4"/>/**</text:p>
      <text:p text:style-name="P1"><text:s text:c="5"/>* set this object to inactive</text:p>
      <text:p text:style-name="P1"><text:s text:c="5"/>*/</text:p>
      <text:p text:style-name="P1"><text:s text:c="4"/>protected void deactivate() {</text:p>
      <text:p text:style-name="P1"><text:s text:c="8"/>this.active = false;</text:p>
      <text:p text:style-name="P1"><text:s text:c="4"/>}</text:p>
      <text:p text:style-name="P1"><text:soft-page-break/><text:s text:c="4"/>/**</text:p>
      <text:p text:style-name="P1"><text:s text:c="5"/>* reactivate object</text:p>
      <text:p text:style-name="P1"><text:s text:c="5"/>*/</text:p>
      <text:p text:style-name="P1"><text:s text:c="4"/>protected void reActivate(){</text:p>
      <text:p text:style-name="P1"><text:s text:c="8"/>this.active = true;</text:p>
      <text:p text:style-name="P1"><text:s text:c="4"/>}</text:p>
      <text:p text:style-name="P1"><text:s text:c="4"/></text:p>
      <text:p text:style-name="P1"><text:s text:c="4"/>/**</text:p>
      <text:p text:style-name="P1"><text:s text:c="5"/>* </text:p>
      <text:p text:style-name="P1"><text:s text:c="5"/>* @return if this is a physics object, so the more expencive instanceof do not</text:p>
      <text:p text:style-name="P1"><text:s text:c="5"/>* need to be used</text:p>
      <text:p text:style-name="P1"><text:s text:c="5"/>*/</text:p>
      <text:p text:style-name="P1"><text:s text:c="4"/>public boolean physicsEnable() { return false;};</text:p>
      <text:p text:style-name="P1"><text:s text:c="4"/></text:p>
      <text:p text:style-name="P1"><text:s text:c="4"/>/**</text:p>
      <text:p text:style-name="P1"><text:s text:c="5"/>* </text:p>
      <text:p text:style-name="P1"><text:s text:c="5"/>* @return the modelid</text:p>
      <text:p text:style-name="P1"><text:s text:c="5"/>*/</text:p>
      <text:p text:style-name="P1"><text:s text:c="4"/>public int getModelID() {</text:p>
      <text:p text:style-name="P1"><text:s text:c="8"/>return this.modelID;</text:p>
      <text:p text:style-name="P1"><text:s text:c="4"/>}</text:p>
      <text:p text:style-name="P1"><text:s text:c="4"/>/**</text:p>
      <text:p text:style-name="P1"><text:s text:c="5"/>* Sets a new modelId</text:p>
      <text:p text:style-name="P1"><text:s text:c="5"/>* @param modelId the new modelId</text:p>
      <text:p text:style-name="P1"><text:s text:c="5"/>*/</text:p>
      <text:p text:style-name="P1"><text:s text:c="4"/>public void setModelID(int modelId) {</text:p>
      <text:p text:style-name="P1"><text:s text:c="8"/>this.modelID = modelId;</text:p>
      <text:p text:style-name="P1"><text:s text:c="4"/>}</text:p>
      <text:p text:style-name="P1"><text:s text:c="4"/></text:p>
      <text:p text:style-name="P1"><text:s text:c="4"/>/**</text:p>
      <text:p text:style-name="P1"><text:s text:c="5"/>* Constrain the GameObject insde the height and width</text:p>
      <text:p text:style-name="P1"><text:s text:c="5"/>* @param w width</text:p>
      <text:p text:style-name="P1"><text:s text:c="5"/>* @param h height</text:p>
      <text:p text:style-name="P1"><text:s text:c="5"/>*/</text:p>
      <text:p text:style-name="P1"><text:s text:c="4"/>public void constrain(double w, double h) {</text:p>
      <text:p text:style-name="P1"><text:s text:c="8"/>if(x &lt; 0) {</text:p>
      <text:p text:style-name="P1"><text:s text:c="12"/>this.setX(1);</text:p>
      <text:p text:style-name="P1"><text:s text:c="8"/>}else if(w &lt; x) {</text:p>
      <text:p text:style-name="P1"><text:s text:c="12"/>this.setX(w - 1);</text:p>
      <text:p text:style-name="P1"><text:s text:c="8"/>}</text:p>
      <text:p text:style-name="P1"><text:s text:c="8"/>if(y &lt; 0) {</text:p>
      <text:p text:style-name="P1"><text:s text:c="12"/>this.setY(1);</text:p>
      <text:p text:style-name="P1"><text:s text:c="8"/>}else if(h &lt; y) {</text:p>
      <text:p text:style-name="P1"><text:s text:c="12"/>this.setY(h - 1);</text:p>
      <text:p text:style-name="P1"><text:s text:c="8"/>}</text:p>
      <text:p text:style-name="P1"><text:s text:c="4"/>}</text:p>
      <text:p text:style-name="P1">}</text:p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oft-page-break/><text:s/>*/</text:p>
      <text:p text:style-name="P1">package GameObjects;</text:p>
      <text:p text:style-name="P1"/>
      <text:p text:style-name="P1">import Controller.ExplosionObserver;</text:p>
      <text:p text:style-name="P1">import java.util.ArrayList;</text:p>
      <text:p text:style-name="P1">import java.util.Observable;</text:p>
      <text:p text:style-name="P1">import java.util.Observer;</text:p>
      <text:p text:style-name="P1"/>
      <text:p text:style-name="P1">/**</text:p>
      <text:p text:style-name="P1"><text:s/>* All objects that has a physics property, movement, gravity and so on subclass this class</text:p>
      <text:p text:style-name="P1"><text:s/>* @author o_0</text:p>
      <text:p text:style-name="P1"><text:s/>*/</text:p>
      <text:p text:style-name="P1">public abstract class Physics extends GameObject implements Observer {</text:p>
      <text:p text:style-name="P1"/>
      <text:p text:style-name="P1"><text:s text:c="4"/>private double dx;</text:p>
      <text:p text:style-name="P1"><text:s text:c="4"/>private double dy;</text:p>
      <text:p text:style-name="P1"><text:s text:c="4"/>private boolean gravityAcitve = true;</text:p>
      <text:p text:style-name="P1"><text:s text:c="4"/>private double bodyRadius = 10;</text:p>
      <text:p text:style-name="P1"><text:s text:c="4"/>/**</text:p>
      <text:p text:style-name="P1"><text:s text:c="5"/>* getter for dx</text:p>
      <text:p text:style-name="P1"><text:s text:c="5"/>* @return dx</text:p>
      <text:p text:style-name="P1"><text:s text:c="5"/>*/</text:p>
      <text:p text:style-name="P1"><text:s text:c="4"/>protected double getDx() {</text:p>
      <text:p text:style-name="P1"><text:s text:c="8"/>return dx;</text:p>
      <text:p text:style-name="P1"><text:s text:c="4"/>}</text:p>
      <text:p text:style-name="P1"/>
      <text:p text:style-name="P1"><text:s text:c="4"/>/**</text:p>
      <text:p text:style-name="P1"><text:s text:c="5"/>* getter for dy</text:p>
      <text:p text:style-name="P1"><text:s text:c="5"/>* @return </text:p>
      <text:p text:style-name="P1"><text:s text:c="5"/>*/</text:p>
      <text:p text:style-name="P1"><text:s text:c="4"/>protected double getDy() {</text:p>
      <text:p text:style-name="P1"><text:s text:c="8"/>return dy;</text:p>
      <text:p text:style-name="P1"><text:s text:c="4"/>}</text:p>
      <text:p text:style-name="P1"/>
      <text:p text:style-name="P1"><text:s text:c="4"/>/**</text:p>
      <text:p text:style-name="P1"><text:s text:c="5"/>* add value to the dx component</text:p>
      <text:p text:style-name="P1"><text:s text:c="5"/>* @param dx added speed</text:p>
      <text:p text:style-name="P1"><text:s text:c="5"/>*/</text:p>
      <text:p text:style-name="P1"><text:s text:c="4"/>protected void addToDx(double dx) {</text:p>
      <text:p text:style-name="P1"><text:s text:c="8"/>this.dx += dx;</text:p>
      <text:p text:style-name="P1"><text:s text:c="4"/>}</text:p>
      <text:p text:style-name="P1"/>
      <text:p text:style-name="P1"><text:s text:c="4"/>/**</text:p>
      <text:p text:style-name="P1"><text:s text:c="5"/>* add value to the dy component</text:p>
      <text:p text:style-name="P1"><text:s text:c="5"/>* @param dy speed to add</text:p>
      <text:p text:style-name="P1"><text:s text:c="5"/>*/</text:p>
      <text:p text:style-name="P1"><text:s text:c="4"/>protected void addToDy(double dy) {</text:p>
      <text:p text:style-name="P1"><text:s text:c="8"/>this.dy += dy;</text:p>
      <text:p text:style-name="P1"><text:s text:c="4"/>}</text:p>
      <text:p text:style-name="P1"/>
      <text:p text:style-name="P1"><text:s text:c="4"/>/**</text:p>
      <text:p text:style-name="P1"><text:s text:c="5"/>* </text:p>
      <text:p text:style-name="P1"><text:soft-page-break/><text:s text:c="5"/>* @param dx start movement x direction</text:p>
      <text:p text:style-name="P1"><text:s text:c="5"/>* @param dy start movement y direction</text:p>
      <text:p text:style-name="P1"><text:s text:c="5"/>* @param bodyRadius the bodyRadius for this object</text:p>
      <text:p text:style-name="P1"><text:s text:c="5"/>* @param modelId the model to be used</text:p>
      <text:p text:style-name="P1"><text:s text:c="5"/>*/</text:p>
      <text:p text:style-name="P1"><text:s text:c="4"/>protected Physics(double dx, double dy, double bodyRadius, int modelId) {</text:p>
      <text:p text:style-name="P1"><text:s text:c="8"/>super(modelId);</text:p>
      <text:p text:style-name="P1"><text:s text:c="8"/>this.dx = dx;</text:p>
      <text:p text:style-name="P1"><text:s text:c="8"/>this.dy = dy;</text:p>
      <text:p text:style-name="P1"><text:s text:c="8"/>this.bodyRadius = bodyRadius;</text:p>
      <text:p text:style-name="P1"><text:s text:c="8"/>this.setBodySize(bodyRadius*2);</text:p>
      <text:p text:style-name="P1"><text:s text:c="4"/>}</text:p>
      <text:p text:style-name="P1"><text:s text:c="4"/></text:p>
      <text:p text:style-name="P1"><text:s text:c="4"/>/**</text:p>
      <text:p text:style-name="P1"><text:s text:c="5"/>* that this obejct has physicsEnable</text:p>
      <text:p text:style-name="P1"><text:s text:c="5"/>* @return true</text:p>
      <text:p text:style-name="P1"><text:s text:c="5"/>*/</text:p>
      <text:p text:style-name="P1"><text:s text:c="4"/>@Override</text:p>
      <text:p text:style-name="P1"><text:s text:c="4"/>public boolean physicsEnable() { return true;};</text:p>
      <text:p text:style-name="P1"><text:s text:c="4"/></text:p>
      <text:p text:style-name="P1"><text:s text:c="4"/>/**</text:p>
      <text:p text:style-name="P1"><text:s text:c="5"/>* set if it uses gravity</text:p>
      <text:p text:style-name="P1"><text:s text:c="5"/>* @param isOn true == on</text:p>
      <text:p text:style-name="P1"><text:s text:c="5"/>*/</text:p>
      <text:p text:style-name="P1"><text:s text:c="4"/>protected void setGravity(boolean isOn) {</text:p>
      <text:p text:style-name="P1"><text:s text:c="8"/>this.gravityAcitve = isOn;</text:p>
      <text:p text:style-name="P1"><text:s text:c="4"/>}</text:p>
      <text:p text:style-name="P1"/>
      <text:p text:style-name="P1"><text:s text:c="4"/>/**</text:p>
      <text:p text:style-name="P1"><text:s text:c="5"/>* updates the gravity effect</text:p>
      <text:p text:style-name="P1"><text:s text:c="5"/>* @param frameDelta diff between frams</text:p>
      <text:p text:style-name="P1"><text:s text:c="5"/>*/</text:p>
      <text:p text:style-name="P1"><text:s text:c="4"/>protected void updateGravity(double frameDelta) {</text:p>
      <text:p text:style-name="P1"><text:s text:c="8"/>this.dy += 80.0 * frameDelta;</text:p>
      <text:p text:style-name="P1"><text:s text:c="4"/>}</text:p>
      <text:p text:style-name="P1"/>
      <text:p text:style-name="P1"><text:s text:c="4"/>/**</text:p>
      <text:p text:style-name="P1"><text:s text:c="5"/>* Sets a new bodyRadius</text:p>
      <text:p text:style-name="P1"><text:s text:c="5"/>* @param bodyRadius new value</text:p>
      <text:p text:style-name="P1"><text:s text:c="5"/>*/</text:p>
      <text:p text:style-name="P1"><text:s text:c="4"/>protected void setBodyRadius(double bodyRadius) {</text:p>
      <text:p text:style-name="P1"><text:s text:c="8"/>this.bodyRadius = bodyRadius;</text:p>
      <text:p text:style-name="P1"><text:s text:c="8"/>this.setBodySize(bodyRadius);</text:p>
      <text:p text:style-name="P1"><text:s text:c="4"/>}</text:p>
      <text:p text:style-name="P1"><text:s text:c="4"/></text:p>
      <text:p text:style-name="P1"><text:s text:c="4"/>/**</text:p>
      <text:p text:style-name="P1"><text:s text:c="5"/>* getter for bodyRadius</text:p>
      <text:p text:style-name="P1"><text:s text:c="5"/>* @return bodyRadius</text:p>
      <text:p text:style-name="P1"><text:s text:c="5"/>*/</text:p>
      <text:p text:style-name="P1"><text:s text:c="4"/>public double getBodyRadius() {</text:p>
      <text:p text:style-name="P1"><text:s text:c="8"/>return this.bodyRadius;</text:p>
      <text:p text:style-name="P1"><text:s text:c="4"/>}</text:p>
      <text:p text:style-name="P1"><text:soft-page-break/><text:s text:c="4"/></text:p>
      <text:p text:style-name="P1"><text:s text:c="4"/>/**</text:p>
      <text:p text:style-name="P1"><text:s text:c="5"/>* Called if this object collieds with anything</text:p>
      <text:p text:style-name="P1"><text:s text:c="5"/>* @param gameObj what it collided with</text:p>
      <text:p text:style-name="P1"><text:s text:c="5"/>*/</text:p>
      <text:p text:style-name="P1"><text:s text:c="4"/>public abstract void collisionWith(Physics gameObj);</text:p>
      <text:p text:style-name="P1"><text:s text:c="4"/></text:p>
      <text:p text:style-name="P1"><text:s text:c="4"/>/**</text:p>
      <text:p text:style-name="P1"><text:s text:c="5"/>* The point it hit the terrain at</text:p>
      <text:p text:style-name="P1"><text:s text:c="5"/>* @param x point it hit the terrain at</text:p>
      <text:p text:style-name="P1"><text:s text:c="5"/>* @param y point it hit the terrain at</text:p>
      <text:p text:style-name="P1"><text:s text:c="5"/>*/</text:p>
      <text:p text:style-name="P1"><text:s text:c="4"/>public abstract void collisionWithTerrainAt(double x, double y);</text:p>
      <text:p text:style-name="P1"><text:s text:c="4"/></text:p>
      <text:p text:style-name="P1"><text:s text:c="4"/>/**</text:p>
      <text:p text:style-name="P1"><text:s text:c="5"/>* Updates all physics on this object</text:p>
      <text:p text:style-name="P1"><text:s text:c="5"/>* @param frameDelta se super</text:p>
      <text:p text:style-name="P1"><text:s text:c="5"/>* @param spawnedObj se super</text:p>
      <text:p text:style-name="P1"><text:s text:c="5"/>* @return true</text:p>
      <text:p text:style-name="P1"><text:s text:c="5"/>*/</text:p>
      <text:p text:style-name="P1"><text:s text:c="4"/>@Override</text:p>
      <text:p text:style-name="P1"><text:s text:c="4"/>public boolean update(double frameDelta, ArrayList&lt;GameObject&gt; spawnedObj) {</text:p>
      <text:p text:style-name="P1"><text:s text:c="8"/>if (this.gravityAcitve) {</text:p>
      <text:p text:style-name="P1"><text:s text:c="12"/>updateGravity(frameDelta);</text:p>
      <text:p text:style-name="P1"><text:s text:c="8"/>}</text:p>
      <text:p text:style-name="P1"><text:s text:c="8"/>this.setX(this.getX() + dx * frameDelta);</text:p>
      <text:p text:style-name="P1"><text:s text:c="8"/>this.setY(this.getY() + dy * frameDelta);</text:p>
      <text:p text:style-name="P1"><text:s text:c="8"/>return true;</text:p>
      <text:p text:style-name="P1"><text:s text:c="4"/>}</text:p>
      <text:p text:style-name="P1"/>
      <text:p text:style-name="P1"><text:s text:c="4"/>/**</text:p>
      <text:p text:style-name="P1"><text:s text:c="5"/>* This is called if there is an explosion</text:p>
      <text:p text:style-name="P1"><text:s text:c="5"/>* @param o what projectile that exploded</text:p>
      <text:p text:style-name="P1"><text:s text:c="5"/>* @param arg not in use</text:p>
      <text:p text:style-name="P1"><text:s text:c="5"/>*/</text:p>
      <text:p text:style-name="P1"><text:s text:c="4"/>@Override</text:p>
      <text:p text:style-name="P1"><text:s text:c="4"/>public void update(Observable o, Object arg) {</text:p>
      <text:p text:style-name="P1"><text:s text:c="8"/></text:p>
      <text:p text:style-name="P1"><text:s text:c="8"/>Projectile exploded = ((ExplosionObserver) o).getProjectile();</text:p>
      <text:p text:style-name="P1"><text:s text:c="8"/></text:p>
      <text:p text:style-name="P1"><text:s text:c="8"/>double diffX = this.getX() - exploded.getX();</text:p>
      <text:p text:style-name="P1"><text:s text:c="8"/>double diffY = this.getY() - exploded.getY();</text:p>
      <text:p text:style-name="P1"><text:s text:c="8"/>double effectRadius = exploded.getDamageRadius();</text:p>
      <text:p text:style-name="P1"><text:s text:c="8"/></text:p>
      <text:p text:style-name="P1"><text:s text:c="8"/>double distance = Math.sqrt(diffX*diffX + diffY*diffY);</text:p>
      <text:p text:style-name="P1"><text:s text:c="8"/>if(distance &gt; effectRadius) {</text:p>
      <text:p text:style-name="P1"><text:s text:c="12"/>return;</text:p>
      <text:p text:style-name="P1"><text:s text:c="8"/>}</text:p>
      <text:p text:style-name="P1"><text:s text:c="8"/></text:p>
      <text:p text:style-name="P1"><text:s text:c="8"/>double power = 1 - distance/effectRadius;</text:p>
      <text:p text:style-name="P1"><text:s text:c="8"/>double strength = power * exploded.getDamage();</text:p>
      <text:p text:style-name="P1"><text:s text:c="8"/>this.dx += Math.signum(diffX) * strength;</text:p>
      <text:p text:style-name="P1"><text:soft-page-break/><text:s text:c="8"/>this.dy += Math.signum(diffY) * strength;</text:p>
      <text:p text:style-name="P1"><text:s text:c="8"/></text:p>
      <text:p text:style-name="P1"><text:s text:c="8"/>if(this instanceof Player) {</text:p>
      <text:p text:style-name="P1"><text:s text:c="12"/>((Player)this).takeDamage(strength);</text:p>
      <text:p text:style-name="P1"><text:s text:c="8"/>}</text:p>
      <text:p text:style-name="P1"><text:s text:c="4"/>}</text:p>
      <text:p text:style-name="P1"><text:s text:c="4"/></text:p>
      <text:p text:style-name="P1"><text:s text:c="4"/>/**</text:p>
      <text:p text:style-name="P1"><text:s text:c="5"/>* Constrain the GameObject insde the height and width</text:p>
      <text:p text:style-name="P1"><text:s text:c="5"/>* @param w width</text:p>
      <text:p text:style-name="P1"><text:s text:c="5"/>* @param h height</text:p>
      <text:p text:style-name="P1"><text:s text:c="5"/>*/</text:p>
      <text:p text:style-name="P1"><text:s text:c="4"/>@Override</text:p>
      <text:p text:style-name="P1"><text:s text:c="4"/>public void constrain(double w, double h) {</text:p>
      <text:p text:style-name="P1"><text:s text:c="8"/>double x = this.getX();</text:p>
      <text:p text:style-name="P1"><text:s text:c="8"/>double y = this.getY();</text:p>
      <text:p text:style-name="P1"><text:s text:c="8"/>if(x &lt; bodyRadius) {</text:p>
      <text:p text:style-name="P1"><text:s text:c="12"/>this.setX(bodyRadius);</text:p>
      <text:p text:style-name="P1"><text:s text:c="12"/>this.dx = 0;//-dx/2;</text:p>
      <text:p text:style-name="P1"><text:s text:c="8"/>}else if(w - bodyRadius &lt; x) {</text:p>
      <text:p text:style-name="P1"><text:s text:c="12"/>this.setX(w - bodyRadius);</text:p>
      <text:p text:style-name="P1"><text:s text:c="12"/>this.dx = 0;//-dx/2;;</text:p>
      <text:p text:style-name="P1"><text:s text:c="8"/>}</text:p>
      <text:p text:style-name="P1"><text:s text:c="8"/>if(y &lt; bodyRadius) {</text:p>
      <text:p text:style-name="P1"><text:s text:c="12"/>this.setY(bodyRadius);</text:p>
      <text:p text:style-name="P1"><text:s text:c="12"/>this.dy = 0;//-dy/2;</text:p>
      <text:p text:style-name="P1"><text:s text:c="8"/>}else if(h - bodyRadius &lt; y) {</text:p>
      <text:p text:style-name="P1"><text:s text:c="12"/>this.setY(h - bodyRadius);</text:p>
      <text:p text:style-name="P1"><text:s text:c="12"/>this.dy = 0;//-dy/2;</text:p>
      <text:p text:style-name="P1"><text:s text:c="8"/>}</text:p>
      <text:p text:style-name="P1"><text:s text:c="4"/>}</text:p>
      <text:p text:style-name="P1"><text:s text:c="4"/></text:p>
      <text:p text:style-name="P1">}</text:p>
      <text:p text:style-name="P1"/>
      <text:p text:style-name="P1">package GameObjects;</text:p>
      <text:p text:style-name="P1"/>
      <text:p text:style-name="P1">import Controller.GameStatsObservable;</text:p>
      <text:p text:style-name="P1">import Controller.KeyboardController;</text:p>
      <text:p text:style-name="P1">import GameData.Ai;</text:p>
      <text:p text:style-name="P1">import java.util.ArrayList;</text:p>
      <text:p text:style-name="P1"/>
      <text:p text:style-name="P1">/**</text:p>
      <text:p text:style-name="P1"><text:s/>* the player that is controlled by an ai or a human</text:p>
      <text:p text:style-name="P1"><text:s/>* @author o_0</text:p>
      <text:p text:style-name="P1"><text:s/>*/</text:p>
      <text:p text:style-name="P1">public class Player extends Physics {</text:p>
      <text:p text:style-name="P1"/>
      <text:p text:style-name="P1"><text:s text:c="4"/>private boolean jetpackState = false;</text:p>
      <text:p text:style-name="P1"><text:s text:c="4"/>private String name;</text:p>
      <text:p text:style-name="P1"><text:s text:c="4"/>private Weapon weapon;</text:p>
      <text:p text:style-name="P1"><text:s text:c="4"/>private boolean didFire = false;</text:p>
      <text:p text:style-name="P1"><text:s text:c="4"/>private double health = 100;</text:p>
      <text:p text:style-name="P1"><text:soft-page-break/><text:s text:c="4"/>private GameStatsObservable gameStatsObservable = null;</text:p>
      <text:p text:style-name="P1"><text:s text:c="4"/>private int numberofdeaths = 0;</text:p>
      <text:p text:style-name="P1"/>
      <text:p text:style-name="P1"><text:s text:c="4"/>private Direction dir;</text:p>
      <text:p text:style-name="P1"><text:s text:c="4"/>private Direction aim;</text:p>
      <text:p text:style-name="P1"/>
      <text:p text:style-name="P1"><text:s text:c="4"/>private Ai aiControl = null;</text:p>
      <text:p text:style-name="P1"/>
      <text:p text:style-name="P1"><text:s text:c="4"/>/**</text:p>
      <text:p text:style-name="P1"><text:s text:c="5"/>* </text:p>
      <text:p text:style-name="P1"><text:s text:c="5"/>* @param name_ name of player</text:p>
      <text:p text:style-name="P1"><text:s text:c="5"/>* @param x starting x position</text:p>
      <text:p text:style-name="P1"><text:s text:c="5"/>* @param y starting y position</text:p>
      <text:p text:style-name="P1"><text:s text:c="5"/>* @param modelId what model to use</text:p>
      <text:p text:style-name="P1"><text:s text:c="5"/>*/</text:p>
      <text:p text:style-name="P1"><text:s text:c="4"/>public Player(String name_, double x, double y, int modelId) {</text:p>
      <text:p text:style-name="P1"><text:s text:c="8"/>super(0, 0, 7, modelId); // should be stationary</text:p>
      <text:p text:style-name="P1"><text:s text:c="8"/>this.setX(x);</text:p>
      <text:p text:style-name="P1"><text:s text:c="8"/>this.setY(y);</text:p>
      <text:p text:style-name="P1"><text:s text:c="8"/>this.dir = Direction.NONE;</text:p>
      <text:p text:style-name="P1"><text:s text:c="8"/>this.aim = Direction.NONE;</text:p>
      <text:p text:style-name="P1"><text:s text:c="8"/>this.name = name_;</text:p>
      <text:p text:style-name="P1"><text:s text:c="8"/>this.weapon = new Weapon(this, ProjectileType.GRANADE, 3);</text:p>
      <text:p text:style-name="P1"><text:s text:c="4"/>}</text:p>
      <text:p text:style-name="P1"/>
      <text:p text:style-name="P1"><text:s text:c="4"/>/**</text:p>
      <text:p text:style-name="P1"><text:s text:c="5"/>* The Observable to be called if some player stats was changed</text:p>
      <text:p text:style-name="P1"><text:s text:c="5"/>* @param o the GameStatsObservable</text:p>
      <text:p text:style-name="P1"><text:s text:c="5"/>*/</text:p>
      <text:p text:style-name="P1"><text:s text:c="4"/>public void setGameStatsObservable(GameStatsObservable o) {</text:p>
      <text:p text:style-name="P1"><text:s text:c="8"/>this.gameStatsObservable = o;</text:p>
      <text:p text:style-name="P1"><text:s text:c="4"/>}</text:p>
      <text:p text:style-name="P1"/>
      <text:p text:style-name="P1"><text:s text:c="4"/>/**</text:p>
      <text:p text:style-name="P1"><text:s text:c="5"/>* set if an ai controls this player</text:p>
      <text:p text:style-name="P1"><text:s text:c="5"/>* @param aiControl the ai</text:p>
      <text:p text:style-name="P1"><text:s text:c="5"/>*/</text:p>
      <text:p text:style-name="P1"><text:s text:c="4"/>public void setAiControl(Ai aiControl) {</text:p>
      <text:p text:style-name="P1"><text:s text:c="8"/>this.aiControl = aiControl;</text:p>
      <text:p text:style-name="P1"><text:s text:c="4"/>}</text:p>
      <text:p text:style-name="P1"/>
      <text:p text:style-name="P1"><text:s text:c="4"/>/**</text:p>
      <text:p text:style-name="P1"><text:s text:c="5"/>* called to take damage on player, if player health &lt; 0 it deactivets</text:p>
      <text:p text:style-name="P1"><text:s text:c="5"/>* @param damage how much</text:p>
      <text:p text:style-name="P1"><text:s text:c="5"/>*/</text:p>
      <text:p text:style-name="P1"><text:s text:c="4"/>public void takeDamage(double damage) {</text:p>
      <text:p text:style-name="P1"><text:s text:c="8"/>health -= damage;</text:p>
      <text:p text:style-name="P1"><text:s text:c="8"/>System.out.println("player: " + this.name + " Health: " + this.health);</text:p>
      <text:p text:style-name="P1"><text:s text:c="8"/>if (health &lt; 0) {</text:p>
      <text:p text:style-name="P1"><text:s text:c="12"/>this.deactivate();</text:p>
      <text:p text:style-name="P1"><text:s text:c="12"/>numberofdeaths++;</text:p>
      <text:p text:style-name="P1"><text:s text:c="8"/>}</text:p>
      <text:p text:style-name="P1"><text:soft-page-break/><text:s text:c="8"/>if (gameStatsObservable != null) {</text:p>
      <text:p text:style-name="P1"><text:s text:c="12"/>this.gameStatsObservable.checkUIInfo();</text:p>
      <text:p text:style-name="P1"><text:s text:c="8"/>}</text:p>
      <text:p text:style-name="P1"><text:s text:c="4"/>}</text:p>
      <text:p text:style-name="P1"><text:s text:c="4"/></text:p>
      <text:p text:style-name="P1"><text:s text:c="4"/>/**</text:p>
      <text:p text:style-name="P1"><text:s text:c="5"/>* Rests the player and activates it with health</text:p>
      <text:p text:style-name="P1"><text:s text:c="5"/>* @param x x coordinate</text:p>
      <text:p text:style-name="P1"><text:s text:c="5"/>* @param y y coordinate</text:p>
      <text:p text:style-name="P1"><text:s text:c="5"/>* @param health what health to start witg</text:p>
      <text:p text:style-name="P1"><text:s text:c="5"/>*/</text:p>
      <text:p text:style-name="P1"><text:s text:c="4"/>public void resetPlayer(double x, double y, double health) {</text:p>
      <text:p text:style-name="P1"><text:s text:c="8"/>this.setX(x);</text:p>
      <text:p text:style-name="P1"><text:s text:c="8"/>this.setY(y);</text:p>
      <text:p text:style-name="P1"><text:s text:c="8"/>this.weapon = new Weapon(this, ProjectileType.GRANADE, 3);</text:p>
      <text:p text:style-name="P1"><text:s text:c="8"/>this.health = health;</text:p>
      <text:p text:style-name="P1"><text:s text:c="8"/>this.reActivate();</text:p>
      <text:p text:style-name="P1"><text:s text:c="8"/>if (gameStatsObservable != null) {</text:p>
      <text:p text:style-name="P1"><text:s text:c="12"/>this.gameStatsObservable.checkUIInfo();</text:p>
      <text:p text:style-name="P1"><text:s text:c="8"/>}</text:p>
      <text:p text:style-name="P1"><text:s text:c="4"/>}</text:p>
      <text:p text:style-name="P1"><text:s text:c="4"/></text:p>
      <text:p text:style-name="P1"><text:s text:c="4"/>/**</text:p>
      <text:p text:style-name="P1"><text:s text:c="5"/>* </text:p>
      <text:p text:style-name="P1"><text:s text:c="5"/>* @return how manny this player has died</text:p>
      <text:p text:style-name="P1"><text:s text:c="5"/>*/</text:p>
      <text:p text:style-name="P1"><text:s text:c="4"/>public int getDeaths(){</text:p>
      <text:p text:style-name="P1"><text:s text:c="8"/>return this.numberofdeaths;</text:p>
      <text:p text:style-name="P1"><text:s text:c="4"/>}</text:p>
      <text:p text:style-name="P1"><text:s text:c="4"/></text:p>
      <text:p text:style-name="P1"><text:s text:c="4"/>/**</text:p>
      <text:p text:style-name="P1"><text:s text:c="5"/>* Used by ai to get info</text:p>
      <text:p text:style-name="P1"><text:s text:c="5"/>*</text:p>
      <text:p text:style-name="P1"><text:s text:c="5"/>* @return the players dx</text:p>
      <text:p text:style-name="P1"><text:s text:c="5"/>*/</text:p>
      <text:p text:style-name="P1"><text:s text:c="4"/>public double currentDx() {</text:p>
      <text:p text:style-name="P1"><text:s text:c="8"/>return this.getDx();</text:p>
      <text:p text:style-name="P1"><text:s text:c="4"/>}</text:p>
      <text:p text:style-name="P1"/>
      <text:p text:style-name="P1"><text:s text:c="4"/>/**</text:p>
      <text:p text:style-name="P1"><text:s text:c="5"/>* Used by ai to get info</text:p>
      <text:p text:style-name="P1"><text:s text:c="5"/>*</text:p>
      <text:p text:style-name="P1"><text:s text:c="5"/>* @return the players dy</text:p>
      <text:p text:style-name="P1"><text:s text:c="5"/>*/</text:p>
      <text:p text:style-name="P1"><text:s text:c="4"/>public double currentDy() {</text:p>
      <text:p text:style-name="P1"><text:s text:c="8"/>return this.getDy();</text:p>
      <text:p text:style-name="P1"><text:s text:c="4"/>}</text:p>
      <text:p text:style-name="P1"/>
      <text:p text:style-name="P1"><text:s text:c="4"/>/**</text:p>
      <text:p text:style-name="P1"><text:s text:c="5"/>* getter</text:p>
      <text:p text:style-name="P1"><text:s text:c="5"/>* @return currentHealth</text:p>
      <text:p text:style-name="P1"><text:s text:c="5"/>*/</text:p>
      <text:p text:style-name="P1"><text:soft-page-break/><text:s text:c="4"/>public double currentHealth() {</text:p>
      <text:p text:style-name="P1"><text:s text:c="8"/>return this.health;</text:p>
      <text:p text:style-name="P1"><text:s text:c="4"/>}</text:p>
      <text:p text:style-name="P1"/>
      <text:p text:style-name="P1"><text:s text:c="4"/>/**</text:p>
      <text:p text:style-name="P1"><text:s text:c="5"/>* getter</text:p>
      <text:p text:style-name="P1"><text:s text:c="5"/>* @return currentAmmo</text:p>
      <text:p text:style-name="P1"><text:s text:c="5"/>*/</text:p>
      <text:p text:style-name="P1"><text:s text:c="4"/>public int currentAmmo() {</text:p>
      <text:p text:style-name="P1"><text:s text:c="8"/>return this.weapon.getAmmo();</text:p>
      <text:p text:style-name="P1"><text:s text:c="4"/>}</text:p>
      <text:p text:style-name="P1"><text:s text:c="4"/></text:p>
      <text:p text:style-name="P1"><text:s text:c="4"/>/**</text:p>
      <text:p text:style-name="P1"><text:s text:c="5"/>* getter</text:p>
      <text:p text:style-name="P1"><text:s text:c="5"/>* @return currentAimAngle</text:p>
      <text:p text:style-name="P1"><text:s text:c="5"/>*/</text:p>
      <text:p text:style-name="P1"><text:s text:c="4"/>public double currentAimAngle() {</text:p>
      <text:p text:style-name="P1"><text:s text:c="8"/>return weapon.getAimAngle();</text:p>
      <text:p text:style-name="P1"><text:s text:c="4"/>}</text:p>
      <text:p text:style-name="P1">/**</text:p>
      <text:p text:style-name="P1"><text:s text:c="5"/>* This is called every frame by gameTimer thru the controller</text:p>
      <text:p text:style-name="P1"><text:s text:c="5"/>* @param frameDelta fraction of a seconde since last update</text:p>
      <text:p text:style-name="P1"><text:s text:c="5"/>* @param spawnedObj list to store all newly created objects</text:p>
      <text:p text:style-name="P1"><text:s text:c="5"/>* @return not used</text:p>
      <text:p text:style-name="P1"><text:s text:c="5"/>*/</text:p>
      <text:p text:style-name="P1"><text:s text:c="4"/>@Override</text:p>
      <text:p text:style-name="P1"><text:s text:c="4"/>public boolean update(double frameDelta, ArrayList&lt;GameObject&gt; spawnedObj) {</text:p>
      <text:p text:style-name="P1"><text:s text:c="8"/>switch (this.dir) {</text:p>
      <text:p text:style-name="P1"><text:s text:c="12"/>case LEFT:</text:p>
      <text:p text:style-name="P1"><text:s text:c="16"/>super.addToDx(-5);</text:p>
      <text:p text:style-name="P1"><text:s text:c="16"/>weapon.setAimX(dir);</text:p>
      <text:p text:style-name="P1"><text:s text:c="16"/>break;</text:p>
      <text:p text:style-name="P1"><text:s text:c="12"/>case RIGHT:</text:p>
      <text:p text:style-name="P1"><text:s text:c="16"/>super.addToDx(5);</text:p>
      <text:p text:style-name="P1"><text:s text:c="16"/>weapon.setAimX(dir);</text:p>
      <text:p text:style-name="P1"><text:s text:c="16"/>break;</text:p>
      <text:p text:style-name="P1"><text:s text:c="8"/>}</text:p>
      <text:p text:style-name="P1"><text:s text:c="8"/>weapon.setAimY(aim);</text:p>
      <text:p text:style-name="P1"><text:s text:c="8"/>weapon.update(frameDelta, spawnedObj);</text:p>
      <text:p text:style-name="P1"><text:s text:c="8"/>if (this.jetpackState == true) {</text:p>
      <text:p text:style-name="P1"><text:s text:c="12"/>super.addToDy(-5);</text:p>
      <text:p text:style-name="P1"><text:s text:c="8"/>}</text:p>
      <text:p text:style-name="P1"><text:s text:c="8"/>if (didFire &amp;&amp; gameStatsObservable != null) {</text:p>
      <text:p text:style-name="P1"><text:s text:c="12"/>this.gameStatsObservable.checkUIInfo();</text:p>
      <text:p text:style-name="P1"><text:s text:c="12"/>didFire = false;</text:p>
      <text:p text:style-name="P1"><text:s text:c="8"/>}</text:p>
      <text:p text:style-name="P1"><text:s text:c="8"/>super.update(frameDelta, spawnedObj);</text:p>
      <text:p text:style-name="P1"><text:s text:c="8"/>return true;</text:p>
      <text:p text:style-name="P1"><text:s text:c="4"/>}</text:p>
      <text:p text:style-name="P1"/>
      <text:p text:style-name="P1"><text:s text:c="4"/>/**</text:p>
      <text:p text:style-name="P1"><text:s text:c="5"/>* fires weapon</text:p>
      <text:p text:style-name="P1"><text:soft-page-break/><text:s text:c="5"/>*/</text:p>
      <text:p text:style-name="P1"><text:s text:c="4"/>public void fireWeapon() {</text:p>
      <text:p text:style-name="P1"><text:s text:c="8"/>this.didFire = this.weapon.fire();</text:p>
      <text:p text:style-name="P1"><text:s text:c="8"/>/*System.out.println("player: " + getName()</text:p>
      <text:p text:style-name="P1"><text:s text:c="9"/>+ " Ammo: " + weapon.getAmmo()</text:p>
      <text:p text:style-name="P1"><text:s text:c="9"/>+ " cooldown: " + weapon.getCooldown()</text:p>
      <text:p text:style-name="P1"><text:s text:c="9"/>);*/</text:p>
      <text:p text:style-name="P1"><text:s text:c="4"/>}</text:p>
      <text:p text:style-name="P1"/>
      <text:p text:style-name="P1"><text:s text:c="4"/>/**</text:p>
      <text:p text:style-name="P1"><text:s text:c="5"/>* if jetpack shoul be on or off</text:p>
      <text:p text:style-name="P1"><text:s text:c="5"/>* @param b on/off</text:p>
      <text:p text:style-name="P1"><text:s text:c="5"/>*/</text:p>
      <text:p text:style-name="P1"><text:s text:c="4"/>public void setJetpackState(boolean b) {</text:p>
      <text:p text:style-name="P1"><text:s text:c="8"/>this.jetpackState = b;</text:p>
      <text:p text:style-name="P1"><text:s text:c="4"/>}</text:p>
      <text:p text:style-name="P1"/>
      <text:p text:style-name="P1"><text:s text:c="4"/>/**</text:p>
      <text:p text:style-name="P1"><text:s text:c="5"/>* what direction the player moves</text:p>
      <text:p text:style-name="P1"><text:s text:c="5"/>* @param direction </text:p>
      <text:p text:style-name="P1"><text:s text:c="5"/>*/</text:p>
      <text:p text:style-name="P1"><text:s text:c="4"/>public void setDirection(Direction direction) {</text:p>
      <text:p text:style-name="P1"><text:s text:c="8"/>this.dir = direction;</text:p>
      <text:p text:style-name="P1"><text:s text:c="4"/>}</text:p>
      <text:p text:style-name="P1"/>
      <text:p text:style-name="P1"><text:s text:c="4"/>/**</text:p>
      <text:p text:style-name="P1"><text:s text:c="5"/>* if he aims up or down</text:p>
      <text:p text:style-name="P1"><text:s text:c="5"/>* @param direction aim</text:p>
      <text:p text:style-name="P1"><text:s text:c="5"/>*/</text:p>
      <text:p text:style-name="P1"><text:s text:c="4"/>public void setAim(Direction direction) {</text:p>
      <text:p text:style-name="P1"><text:s text:c="8"/>this.aim = direction;</text:p>
      <text:p text:style-name="P1"><text:s text:c="4"/>}</text:p>
      <text:p text:style-name="P1"/>
      <text:p text:style-name="P1"><text:s text:c="4"/>/**</text:p>
      <text:p text:style-name="P1"><text:s text:c="5"/>* The player has been in a collision, with gameObj</text:p>
      <text:p text:style-name="P1"><text:s text:c="5"/>* @param gameObj gameObj</text:p>
      <text:p text:style-name="P1"><text:s text:c="5"/>*/</text:p>
      <text:p text:style-name="P1"><text:s text:c="4"/>@Override</text:p>
      <text:p text:style-name="P1"><text:s text:c="4"/>public void collisionWith(Physics gameObj) {</text:p>
      <text:p text:style-name="P1"><text:s text:c="8"/>if (gameObj instanceof SpawnBox) {</text:p>
      <text:p text:style-name="P1"><text:s text:c="12"/>SpawnBox box = (SpawnBox) gameObj;</text:p>
      <text:p text:style-name="P1"><text:s text:c="12"/>this.weapon = box.consumeBox(this);</text:p>
      <text:p text:style-name="P1"/>
      <text:p text:style-name="P1"><text:s text:c="12"/>if (this.aiControl != null) {</text:p>
      <text:p text:style-name="P1"><text:s text:c="16"/>this.aiControl.pickedupSpawnBox();</text:p>
      <text:p text:style-name="P1"><text:s text:c="12"/>}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players name</text:p>
      <text:p text:style-name="P1"><text:s text:c="5"/>* @return </text:p>
      <text:p text:style-name="P1"><text:soft-page-break/><text:s text:c="5"/>*/</text:p>
      <text:p text:style-name="P1"><text:s text:c="4"/>public String getName() {</text:p>
      <text:p text:style-name="P1"><text:s text:c="8"/>return this.name;</text:p>
      <text:p text:style-name="P1"><text:s text:c="4"/>}</text:p>
      <text:p text:style-name="P1"><text:s text:c="4"/>/**</text:p>
      <text:p text:style-name="P1"><text:s text:c="5"/>* The point it hit the terrain at</text:p>
      <text:p text:style-name="P1"><text:s text:c="5"/>* @param x point it hit the terrain at</text:p>
      <text:p text:style-name="P1"><text:s text:c="5"/>* @param y point it hit the terrain at</text:p>
      <text:p text:style-name="P1"><text:s text:c="5"/>*/</text:p>
      <text:p text:style-name="P1"><text:s text:c="4"/>public void collisionWithTerrainAt(double x, double y) {</text:p>
      <text:p text:style-name="P1"><text:s text:c="8"/>// stop movement</text:p>
      <text:p text:style-name="P1"><text:s text:c="8"/>this.addToDx(-this.getDx());</text:p>
      <text:p text:style-name="P1"><text:s text:c="8"/>this.addToDy(-this.getDy());</text:p>
      <text:p text:style-name="P1"><text:s text:c="8"/>this.addToDx((this.getX() - x) / 1);</text:p>
      <text:p text:style-name="P1"><text:s text:c="8"/>this.addToDy((this.getY() - y) / 1);</text:p>
      <text:p text:style-name="P1"><text:s text:c="8"/>if (this.aiControl != null) {</text:p>
      <text:p text:style-name="P1"><text:s text:c="12"/>this.aiControl.collisionWithTerrainAt(x, y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a class used for storage of player info from the lobby,</text:p>
      <text:p text:style-name="P1"><text:s text:c="5"/>*/</text:p>
      <text:p text:style-name="P1"><text:s text:c="4"/>public static class Playerinfo {</text:p>
      <text:p text:style-name="P1"/>
      <text:p text:style-name="P1"><text:s text:c="8"/>private String playername;</text:p>
      <text:p text:style-name="P1"><text:s text:c="8"/>private KeyboardController keyInputs;</text:p>
      <text:p text:style-name="P1"/>
      <text:p text:style-name="P1"><text:s text:c="8"/>/**</text:p>
      <text:p text:style-name="P1"><text:s text:c="9"/>* </text:p>
      <text:p text:style-name="P1"><text:s text:c="9"/>* @param name player name</text:p>
      <text:p text:style-name="P1"><text:s text:c="9"/>* @param playerinput input kontroller for this player</text:p>
      <text:p text:style-name="P1"><text:s text:c="9"/>*/</text:p>
      <text:p text:style-name="P1"><text:s text:c="8"/>public Playerinfo(String name, KeyboardController playerinput) {</text:p>
      <text:p text:style-name="P1"><text:s text:c="12"/>this.playername = name;</text:p>
      <text:p text:style-name="P1"><text:s text:c="12"/>this.keyInputs = playerinput;</text:p>
      <text:p text:style-name="P1"><text:s text:c="8"/>}</text:p>
      <text:p text:style-name="P1"/>
      <text:p text:style-name="P1"><text:s text:c="8"/>/**</text:p>
      <text:p text:style-name="P1"><text:s text:c="9"/>* </text:p>
      <text:p text:style-name="P1"><text:s text:c="9"/>* @param name_ name</text:p>
      <text:p text:style-name="P1"><text:s text:c="9"/>*/</text:p>
      <text:p text:style-name="P1"><text:s text:c="8"/>public void setPlayerName(String name_) {</text:p>
      <text:p text:style-name="P1"><text:s text:c="12"/>this.playername = name_;</text:p>
      <text:p text:style-name="P1"><text:s text:c="8"/>}</text:p>
      <text:p text:style-name="P1"/>
      <text:p text:style-name="P1"><text:s text:c="8"/>/**</text:p>
      <text:p text:style-name="P1"><text:s text:c="9"/>* </text:p>
      <text:p text:style-name="P1"><text:s text:c="9"/>* @return name of player</text:p>
      <text:p text:style-name="P1"><text:s text:c="9"/>*/</text:p>
      <text:p text:style-name="P1"><text:s text:c="8"/>public String getPlayerName() {</text:p>
      <text:p text:style-name="P1"/>
      <text:p text:style-name="P1"><text:soft-page-break/><text:s text:c="12"/>return this.playername;</text:p>
      <text:p text:style-name="P1"><text:s text:c="8"/>}</text:p>
      <text:p text:style-name="P1"/>
      <text:p text:style-name="P1"><text:s text:c="8"/>/**</text:p>
      <text:p text:style-name="P1"><text:s text:c="9"/>* </text:p>
      <text:p text:style-name="P1"><text:s text:c="9"/>* @return this players KeyboardController</text:p>
      <text:p text:style-name="P1"><text:s text:c="9"/>*/</text:p>
      <text:p text:style-name="P1"><text:s text:c="8"/>public KeyboardController getKeyboard() {</text:p>
      <text:p text:style-name="P1"><text:s text:c="12"/>return this.keyInputs;</text:p>
      <text:p text:style-name="P1"><text:s text:c="8"/>}</text:p>
      <text:p text:style-name="P1"/>
      <text:p text:style-name="P1"><text:s text:c="8"/>/**</text:p>
      <text:p text:style-name="P1"><text:s text:c="9"/>* </text:p>
      <text:p text:style-name="P1"><text:s text:c="9"/>* @param playerinput_ set new KeyboardController for player</text:p>
      <text:p text:style-name="P1"><text:s text:c="9"/>*/</text:p>
      <text:p text:style-name="P1"><text:s text:c="8"/>public void setKeyboard(KeyboardController playerinput_) {</text:p>
      <text:p text:style-name="P1"><text:s text:c="12"/>this.keyInputs = playerinput_;</text:p>
      <text:p text:style-name="P1"><text:s text:c="8"/>}</text:p>
      <text:p text:style-name="P1"/>
      <text:p text:style-name="P1"><text:s text:c="4"/>}</text:p>
      <text:p text:style-name="P1">}</text:p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GameObjects;</text:p>
      <text:p text:style-name="P1"/>
      <text:p text:style-name="P1">import java.util.ArrayList;</text:p>
      <text:p text:style-name="P1"/>
      <text:p text:style-name="P1">/**</text:p>
      <text:p text:style-name="P1"><text:s/>*</text:p>
      <text:p text:style-name="P1"><text:s/>* @author o_0</text:p>
      <text:p text:style-name="P1"><text:s/>*/</text:p>
      <text:p text:style-name="P1">public class Projectile extends Physics {</text:p>
      <text:p text:style-name="P1"/>
      <text:p text:style-name="P1"><text:s text:c="4"/>private double damage;</text:p>
      <text:p text:style-name="P1"><text:s text:c="4"/>private double speed;</text:p>
      <text:p text:style-name="P1"><text:s text:c="4"/>private double damageRadius;</text:p>
      <text:p text:style-name="P1"><text:s text:c="4"/>private Player owner;</text:p>
      <text:p text:style-name="P1"><text:s text:c="4"/>private Player target;</text:p>
      <text:p text:style-name="P1"><text:s text:c="4"/>private double timeToLive = 2.0;</text:p>
      <text:p text:style-name="P1"/>
      <text:p text:style-name="P1"><text:s text:c="4"/>private ProjectileType type;</text:p>
      <text:p text:style-name="P1"/>
      <text:p text:style-name="P1"><text:s text:c="4"/>/**</text:p>
      <text:p text:style-name="P1"><text:s text:c="5"/>* Private contructor, using the builder pattern</text:p>
      <text:p text:style-name="P1"><text:s text:c="5"/>* @param aimSide what start dx</text:p>
      <text:p text:style-name="P1"><text:s text:c="5"/>* @param aimUp what start dy</text:p>
      <text:p text:style-name="P1"><text:s text:c="5"/>* @param builder a builder for a projectile</text:p>
      <text:p text:style-name="P1"><text:s text:c="5"/>*/</text:p>
      <text:p text:style-name="P1"><text:soft-page-break/><text:s text:c="4"/>private Projectile(double aimSide, double aimUp, ProjectileBuilder builder) {</text:p>
      <text:p text:style-name="P1"><text:s text:c="8"/>super(0, 0, 10,builder.modelId);</text:p>
      <text:p text:style-name="P1"><text:s text:c="8"/>this.damage = builder.damage;</text:p>
      <text:p text:style-name="P1"><text:s text:c="8"/>this.damageRadius = builder.radius;</text:p>
      <text:p text:style-name="P1"><text:s text:c="8"/>this.speed = builder.speed;</text:p>
      <text:p text:style-name="P1"><text:s text:c="8"/>this.owner = builder.owner;</text:p>
      <text:p text:style-name="P1"><text:s text:c="8"/>this.target = builder.target;</text:p>
      <text:p text:style-name="P1"><text:s text:c="8"/>this.type = builder.type;</text:p>
      <text:p text:style-name="P1"><text:s text:c="8"/>this.setX(this.owner.getX());</text:p>
      <text:p text:style-name="P1"><text:s text:c="8"/>this.setY(this.owner.getY());</text:p>
      <text:p text:style-name="P1"><text:s text:c="8"/>super.addToDx(aimSide * speed);</text:p>
      <text:p text:style-name="P1"><text:s text:c="8"/>super.addToDy(aimUp * speed);</text:p>
      <text:p text:style-name="P1"><text:s text:c="8"/>if (type == ProjectileType.BULLET) {</text:p>
      <text:p text:style-name="P1"><text:s text:c="12"/>super.setGravity(false);</text:p>
      <text:p text:style-name="P1"><text:s text:c="8"/>}</text:p>
      <text:p text:style-name="P1"><text:s text:c="4"/>}</text:p>
      <text:p text:style-name="P1"/>
      <text:p text:style-name="P1"><text:s text:c="4"/>/**</text:p>
      <text:p text:style-name="P1"><text:s text:c="5"/>* getter</text:p>
      <text:p text:style-name="P1"><text:s text:c="5"/>* @return damage</text:p>
      <text:p text:style-name="P1"><text:s text:c="5"/>*/</text:p>
      <text:p text:style-name="P1"><text:s text:c="4"/>public double getDamage() {</text:p>
      <text:p text:style-name="P1"><text:s text:c="8"/>return this.damage;</text:p>
      <text:p text:style-name="P1"><text:s text:c="4"/>}</text:p>
      <text:p text:style-name="P1"/>
      <text:p text:style-name="P1"><text:s text:c="4"/>/**</text:p>
      <text:p text:style-name="P1"><text:s text:c="5"/>* </text:p>
      <text:p text:style-name="P1"><text:s text:c="5"/>* @return damageRaduys</text:p>
      <text:p text:style-name="P1"><text:s text:c="5"/>*/</text:p>
      <text:p text:style-name="P1"><text:s text:c="4"/>public double getDamageRadius() {</text:p>
      <text:p text:style-name="P1"><text:s text:c="8"/>return this.damageRadius;</text:p>
      <text:p text:style-name="P1"><text:s text:c="4"/>}</text:p>
      <text:p text:style-name="P1"/>
      <text:p text:style-name="P1"><text:s text:c="4"/>/**</text:p>
      <text:p text:style-name="P1"><text:s text:c="5"/>* what player shot this</text:p>
      <text:p text:style-name="P1"><text:s text:c="5"/>* @return </text:p>
      <text:p text:style-name="P1"><text:s text:c="5"/>*/</text:p>
      <text:p text:style-name="P1"><text:s text:c="4"/>public Player getOwner() {</text:p>
      <text:p text:style-name="P1"><text:s text:c="8"/>return this.owner;</text:p>
      <text:p text:style-name="P1"><text:s text:c="4"/>}</text:p>
      <text:p text:style-name="P1">/**</text:p>
      <text:p text:style-name="P1"><text:s text:c="5"/>* This is called every frame by gameTimer thru the controller</text:p>
      <text:p text:style-name="P1"><text:s text:c="5"/>* @param frameDelta fraction of a seconde since last update</text:p>
      <text:p text:style-name="P1"><text:s text:c="5"/>* @param spawnedObj list to store all newly created objects</text:p>
      <text:p text:style-name="P1"><text:s text:c="5"/>* @return not used</text:p>
      <text:p text:style-name="P1"><text:s text:c="5"/>*/</text:p>
      <text:p text:style-name="P1"><text:s text:c="4"/>@Override</text:p>
      <text:p text:style-name="P1"><text:s text:c="4"/>public boolean update(double frameDelta, ArrayList&lt;GameObject&gt; spawnedObj) {</text:p>
      <text:p text:style-name="P1"><text:s text:c="8"/>super.update(frameDelta, spawnedObj);</text:p>
      <text:p text:style-name="P1"><text:s text:c="8"/>timeToLive -= frameDelta;</text:p>
      <text:p text:style-name="P1"><text:s text:c="8"/>if (timeToLive &lt; 0) {</text:p>
      <text:p text:style-name="P1"><text:s text:c="12"/>spawnedObj.add(new Explosion(getX(), getY(), getDamageRadius()));</text:p>
      <text:p text:style-name="P1"><text:soft-page-break/><text:s text:c="12"/>super.deactivate();</text:p>
      <text:p text:style-name="P1"><text:s text:c="8"/>}</text:p>
      <text:p text:style-name="P1"><text:s text:c="8"/>return true;</text:p>
      <text:p text:style-name="P1"><text:s text:c="4"/>}</text:p>
      <text:p text:style-name="P1"/>
      <text:p text:style-name="P1"><text:s text:c="4"/>/**</text:p>
      <text:p text:style-name="P1"><text:s text:c="5"/>* The player has been in a collision, with gameObj</text:p>
      <text:p text:style-name="P1"><text:s text:c="5"/>* @param gameObj gameObj</text:p>
      <text:p text:style-name="P1"><text:s text:c="5"/>*/</text:p>
      <text:p text:style-name="P1"><text:s text:c="4"/>@Override</text:p>
      <text:p text:style-name="P1"><text:s text:c="4"/>public void collisionWith(Physics gameObj) {</text:p>
      <text:p text:style-name="P1"><text:s text:c="8"/>if (this.owner != gameObj) {</text:p>
      <text:p text:style-name="P1"><text:s text:c="12"/>timeToLive = -1;</text:p>
      <text:p text:style-name="P1"><text:s text:c="8"/>}</text:p>
      <text:p text:style-name="P1"><text:s text:c="4"/>}</text:p>
      <text:p text:style-name="P1"><text:s text:c="2"/>/**</text:p>
      <text:p text:style-name="P1"><text:s text:c="5"/>* The point it hit the terrain at</text:p>
      <text:p text:style-name="P1"><text:s text:c="5"/>* @param x point it hit the terrain at</text:p>
      <text:p text:style-name="P1"><text:s text:c="5"/>* @param y point it hit the terrain at</text:p>
      <text:p text:style-name="P1"><text:s text:c="5"/>*/</text:p>
      <text:p text:style-name="P1"><text:s text:c="4"/>public void collisionWithTerrainAt(double x, double y) {</text:p>
      <text:p text:style-name="P1"><text:s text:c="8"/>timeToLive = -1; <text:s text:c="3"/>// explodes when &lt; 0</text:p>
      <text:p text:style-name="P1"><text:s text:c="4"/>}</text:p>
      <text:p text:style-name="P1"><text:s text:c="4"/></text:p>
      <text:p text:style-name="P1"><text:s text:c="4"/>/**</text:p>
      <text:p text:style-name="P1"><text:s text:c="5"/>* builder for projectile</text:p>
      <text:p text:style-name="P1"><text:s text:c="5"/>*/</text:p>
      <text:p text:style-name="P1"><text:s text:c="4"/>public static class ProjectileBuilder {</text:p>
      <text:p text:style-name="P1"/>
      <text:p text:style-name="P1"><text:s text:c="8"/>private double damage = 10;</text:p>
      <text:p text:style-name="P1"><text:s text:c="8"/>private double speed = 20;</text:p>
      <text:p text:style-name="P1"><text:s text:c="8"/>private ProjectileType type;</text:p>
      <text:p text:style-name="P1"><text:s text:c="8"/>private double radius = 50;</text:p>
      <text:p text:style-name="P1"><text:s text:c="8"/>private Player owner = null;</text:p>
      <text:p text:style-name="P1"><text:s text:c="8"/>private Player target = null;</text:p>
      <text:p text:style-name="P1"/>
      <text:p text:style-name="P1"><text:s text:c="8"/>private int modelId = 0;</text:p>
      <text:p text:style-name="P1"/>
      <text:p text:style-name="P1"><text:s text:c="8"/>/**</text:p>
      <text:p text:style-name="P1"><text:s text:c="9"/>* </text:p>
      <text:p text:style-name="P1"><text:s text:c="9"/>* @param type what projectile</text:p>
      <text:p text:style-name="P1"><text:s text:c="9"/>*/</text:p>
      <text:p text:style-name="P1"><text:s text:c="8"/>public ProjectileBuilder(ProjectileType type) {</text:p>
      <text:p text:style-name="P1"><text:s text:c="12"/>this.type = type;</text:p>
      <text:p text:style-name="P1"><text:s text:c="8"/>}</text:p>
      <text:p text:style-name="P1"/>
      <text:p text:style-name="P1"><text:s text:c="8"/>/**</text:p>
      <text:p text:style-name="P1"><text:s text:c="9"/>* </text:p>
      <text:p text:style-name="P1"><text:s text:c="9"/>* @param modelId modelid</text:p>
      <text:p text:style-name="P1"><text:s text:c="9"/>* @return builder</text:p>
      <text:p text:style-name="P1"><text:s text:c="9"/>*/</text:p>
      <text:p text:style-name="P1"><text:s text:c="8"/>public ProjectileBuilder withModel(int modelId) {</text:p>
      <text:p text:style-name="P1"><text:soft-page-break/><text:s text:c="12"/>this.modelId = modelId;</text:p>
      <text:p text:style-name="P1"><text:s text:c="12"/>return this;</text:p>
      <text:p text:style-name="P1"><text:s text:c="8"/>}</text:p>
      <text:p text:style-name="P1"/>
      <text:p text:style-name="P1"><text:s text:c="8"/>/**</text:p>
      <text:p text:style-name="P1"><text:s text:c="9"/>* </text:p>
      <text:p text:style-name="P1"><text:s text:c="9"/>* @param damage</text:p>
      <text:p text:style-name="P1"><text:s text:c="9"/>* @return </text:p>
      <text:p text:style-name="P1"><text:s text:c="9"/>*/</text:p>
      <text:p text:style-name="P1"><text:s text:c="8"/>public ProjectileBuilder withDamage(double damage) {</text:p>
      <text:p text:style-name="P1"><text:s text:c="12"/>this.damage = damage;</text:p>
      <text:p text:style-name="P1"><text:s text:c="12"/>return this;</text:p>
      <text:p text:style-name="P1"><text:s text:c="8"/>}</text:p>
      <text:p text:style-name="P1"/>
      <text:p text:style-name="P1"><text:s text:c="8"/>/**</text:p>
      <text:p text:style-name="P1"><text:s text:c="9"/>* </text:p>
      <text:p text:style-name="P1"><text:s text:c="9"/>* @param radius</text:p>
      <text:p text:style-name="P1"><text:s text:c="9"/>* @return builder</text:p>
      <text:p text:style-name="P1"><text:s text:c="9"/>*/</text:p>
      <text:p text:style-name="P1"><text:s text:c="8"/>public ProjectileBuilder withRadius(double radius) {</text:p>
      <text:p text:style-name="P1"><text:s text:c="12"/>this.radius = radius;</text:p>
      <text:p text:style-name="P1"><text:s text:c="12"/>return this;</text:p>
      <text:p text:style-name="P1"><text:s text:c="8"/>}</text:p>
      <text:p text:style-name="P1"/>
      <text:p text:style-name="P1"><text:s text:c="8"/>/**</text:p>
      <text:p text:style-name="P1"><text:s text:c="9"/>* </text:p>
      <text:p text:style-name="P1"><text:s text:c="9"/>* @param speed</text:p>
      <text:p text:style-name="P1"><text:s text:c="9"/>* @return builder</text:p>
      <text:p text:style-name="P1"><text:s text:c="9"/>*/</text:p>
      <text:p text:style-name="P1"><text:s text:c="8"/>public ProjectileBuilder withSpeed(double speed) {</text:p>
      <text:p text:style-name="P1"><text:s text:c="12"/>this.speed = speed;</text:p>
      <text:p text:style-name="P1"><text:s text:c="12"/>return this;</text:p>
      <text:p text:style-name="P1"><text:s text:c="8"/>}</text:p>
      <text:p text:style-name="P1"/>
      <text:p text:style-name="P1"><text:s text:c="8"/>/**</text:p>
      <text:p text:style-name="P1"><text:s text:c="9"/>* </text:p>
      <text:p text:style-name="P1"><text:s text:c="9"/>* @param owner</text:p>
      <text:p text:style-name="P1"><text:s text:c="9"/>* @return builder</text:p>
      <text:p text:style-name="P1"><text:s text:c="9"/>*/</text:p>
      <text:p text:style-name="P1"><text:s text:c="8"/>public ProjectileBuilder withOwner(Player owner) {</text:p>
      <text:p text:style-name="P1"><text:s text:c="12"/>this.owner = owner;</text:p>
      <text:p text:style-name="P1"><text:s text:c="12"/>return this;</text:p>
      <text:p text:style-name="P1"><text:s text:c="8"/>}</text:p>
      <text:p text:style-name="P1"/>
      <text:p text:style-name="P1"><text:s text:c="8"/>/**</text:p>
      <text:p text:style-name="P1"><text:s text:c="9"/>* </text:p>
      <text:p text:style-name="P1"><text:s text:c="9"/>* @param target</text:p>
      <text:p text:style-name="P1"><text:s text:c="9"/>* @return builder</text:p>
      <text:p text:style-name="P1"><text:s text:c="9"/>*/</text:p>
      <text:p text:style-name="P1"><text:s text:c="8"/>public ProjectileBuilder withTarget(Player target) {</text:p>
      <text:p text:style-name="P1"><text:s text:c="12"/>this.target = target;</text:p>
      <text:p text:style-name="P1"><text:s text:c="12"/>return this;</text:p>
      <text:p text:style-name="P1"><text:soft-page-break/><text:s text:c="8"/>}</text:p>
      <text:p text:style-name="P1"/>
      <text:p text:style-name="P1"><text:s text:c="8"/>/**</text:p>
      <text:p text:style-name="P1"><text:s text:c="9"/>* </text:p>
      <text:p text:style-name="P1"><text:s text:c="9"/>* @param aimX</text:p>
      <text:p text:style-name="P1"><text:s text:c="9"/>* @param aimY</text:p>
      <text:p text:style-name="P1"><text:s text:c="9"/>* @return a new projectile for use by game</text:p>
      <text:p text:style-name="P1"><text:s text:c="9"/>*/</text:p>
      <text:p text:style-name="P1"><text:s text:c="8"/>public Projectile build(double aimX, double aimY) {</text:p>
      <text:p text:style-name="P1"><text:s text:c="12"/>double aimSide = aimX / Math.sqrt(aimX * aimX + aimY * aimY);</text:p>
      <text:p text:style-name="P1"><text:s text:c="12"/>double aimUp = aimY / Math.sqrt(aimX * aimX + aimY * aimY);</text:p>
      <text:p text:style-name="P1"><text:s text:c="12"/>return new Projectile(aimSide, aimUp, this);</text:p>
      <text:p text:style-name="P1"><text:s text:c="8"/>}</text:p>
      <text:p text:style-name="P1"><text:s text:c="4"/>}</text:p>
      <text:p text:style-name="P1">}</text:p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GameObjects;</text:p>
      <text:p text:style-name="P1"/>
      <text:p text:style-name="P1">/**</text:p>
      <text:p text:style-name="P1"><text:s/>* diffrent ProjectileType</text:p>
      <text:p text:style-name="P1"><text:s/>* @author o_0</text:p>
      <text:p text:style-name="P1"><text:s/>*/</text:p>
      <text:p text:style-name="P1">public enum ProjectileType {GRANADE, BULLET, MISSILE};</text:p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GameObjects;</text:p>
      <text:p text:style-name="P1"/>
      <text:p text:style-name="P1">import GameObjects.Projectile.ProjectileBuilder;</text:p>
      <text:p text:style-name="P1">import java.util.Random;</text:p>
      <text:p text:style-name="P1"/>
      <text:p text:style-name="P1">/**</text:p>
      <text:p text:style-name="P1"><text:s/>*Boxes containing weapons that are spawned during the game</text:p>
      <text:p text:style-name="P1"><text:s/>* @author o_0</text:p>
      <text:p text:style-name="P1"><text:s/>*/</text:p>
      <text:p text:style-name="P1">public class SpawnBox extends Physics {</text:p>
      <text:p text:style-name="P1"><text:s text:c="4"/>private Weapon weapon;</text:p>
      <text:p text:style-name="P1"><text:s text:c="4"/>private ProjectileBuilder projectile;</text:p>
      <text:p text:style-name="P1"><text:s text:c="4"/>private int ammo;</text:p>
      <text:p text:style-name="P1"><text:s text:c="4"/>private double cooldown;</text:p>
      <text:p text:style-name="P1"><text:s text:c="4"/>/**</text:p>
      <text:p text:style-name="P1"><text:s text:c="5"/>* Constructor for spawnbox</text:p>
      <text:p text:style-name="P1"><text:s text:c="5"/>* @param type what type of projectile the box will contain,</text:p>
      <text:p text:style-name="P1"><text:s text:c="5"/>* the stats of the projectile is randomised during creation</text:p>
      <text:p text:style-name="P1"><text:soft-page-break/><text:s text:c="5"/>* @param x the x value the box will have when spawend</text:p>
      <text:p text:style-name="P1"><text:s text:c="5"/>* @param y the y value the box will have when spawend</text:p>
      <text:p text:style-name="P1"><text:s text:c="5"/>*/</text:p>
      <text:p text:style-name="P1"><text:s text:c="4"/>public SpawnBox(ProjectileType type,double x, double y) {</text:p>
      <text:p text:style-name="P1"><text:s text:c="8"/>super(0, 0,10, 0);</text:p>
      <text:p text:style-name="P1"><text:s text:c="8"/>this.setX(x);</text:p>
      <text:p text:style-name="P1"><text:s text:c="8"/>this.setY(y);</text:p>
      <text:p text:style-name="P1"><text:s text:c="8"/>Random rand = new Random();</text:p>
      <text:p text:style-name="P1"><text:s text:c="8"/>this.projectile = new ProjectileBuilder(type);</text:p>
      <text:p text:style-name="P1"><text:s text:c="8"/>this.projectile = this.projectile.withDamage(1 + rand.nextDouble() * 50)</text:p>
      <text:p text:style-name="P1"><text:s text:c="16"/>.withSpeed(20 + rand.nextDouble() * 500)</text:p>
      <text:p text:style-name="P1"><text:s text:c="16"/>.withRadius(5 + rand.nextDouble() * 200);</text:p>
      <text:p text:style-name="P1"><text:s text:c="8"/>switch(type) {</text:p>
      <text:p text:style-name="P1"><text:s text:c="12"/>case GRANADE: projectile.withModel(3); break;</text:p>
      <text:p text:style-name="P1"><text:s text:c="12"/>case BULLET: projectile.withModel(4); break;</text:p>
      <text:p text:style-name="P1"><text:s text:c="12"/>case MISSILE: projectile.withModel(1); break;</text:p>
      <text:p text:style-name="P1"><text:s text:c="12"/>default: projectile.withModel(0); break;</text:p>
      <text:p text:style-name="P1"><text:s text:c="8"/>}</text:p>
      <text:p text:style-name="P1"><text:s text:c="8"/>this.ammo = rand.nextInt(100) + 10;</text:p>
      <text:p text:style-name="P1"><text:s text:c="8"/>//System.out.println("Create Spawnbox with ammo: " + ammo);</text:p>
      <text:p text:style-name="P1"><text:s text:c="8"/>this.cooldown = 0.01 + rand.nextDouble() * 2 ;</text:p>
      <text:p text:style-name="P1"><text:s text:c="8"/>//this.setGravity(false);</text:p>
      <text:p text:style-name="P1"><text:s text:c="4"/>}</text:p>
      <text:p text:style-name="P1"><text:s text:c="4"/></text:p>
      <text:p text:style-name="P1"><text:s text:c="4"/>/**</text:p>
      <text:p text:style-name="P1"><text:s text:c="5"/>* when a box is consumed by a player</text:p>
      <text:p text:style-name="P1"><text:s text:c="5"/>* @param player the player that took the box</text:p>
      <text:p text:style-name="P1"><text:s text:c="5"/>* @return the randomised weapon the got</text:p>
      <text:p text:style-name="P1"><text:s text:c="5"/>*/</text:p>
      <text:p text:style-name="P1"><text:s text:c="4"/>public Weapon consumeBox(Player player) {</text:p>
      <text:p text:style-name="P1"><text:s text:c="8"/>this.deactivate();</text:p>
      <text:p text:style-name="P1"><text:s text:c="8"/>//System.out.println("player: " + player.getName() + " created weapon: ammo" + ammo);</text:p>
      <text:p text:style-name="P1"><text:s text:c="8"/>return new Weapon(player,projectile,cooldown,ammo,0);</text:p>
      <text:p text:style-name="P1"><text:s text:c="4"/>}</text:p>
      <text:p text:style-name="P1"/>
      <text:p text:style-name="P1"><text:s text:c="4"/>/**</text:p>
      <text:p text:style-name="P1"><text:s text:c="5"/>* Checks if the box collides with the terrain</text:p>
      <text:p text:style-name="P1"><text:s text:c="5"/>* @param x box x value</text:p>
      <text:p text:style-name="P1"><text:s text:c="5"/>* @param y box y value</text:p>
      <text:p text:style-name="P1"><text:s text:c="5"/>*/</text:p>
      <text:p text:style-name="P1"><text:s text:c="4"/>public void collisionWithTerrainAt(double x, double y) {</text:p>
      <text:p text:style-name="P1"><text:s text:c="8"/>// stop movement</text:p>
      <text:p text:style-name="P1"><text:s text:c="8"/>this.addToDx(-this.getDx());</text:p>
      <text:p text:style-name="P1"><text:s text:c="8"/>this.addToDy(-this.getDy());</text:p>
      <text:p text:style-name="P1"><text:s text:c="8"/></text:p>
      <text:p text:style-name="P1"><text:s text:c="8"/>// move the objected so it do not collide</text:p>
      <text:p text:style-name="P1"><text:s text:c="8"/>double diffX = (getX() - x);</text:p>
      <text:p text:style-name="P1"><text:s text:c="8"/>double diffY = (getY() - y);</text:p>
      <text:p text:style-name="P1"><text:s text:c="8"/>this.setX(getX() + 1*Math.signum(diffX));</text:p>
      <text:p text:style-name="P1"><text:s text:c="8"/>this.setY(getY() + 1*Math.signum(diffY));</text:p>
      <text:p text:style-name="P1"><text:s text:c="8"/>if(getBodyRadius()!=0) {</text:p>
      <text:p text:style-name="P1"><text:s text:c="12"/>diffX = diffX - diffX*(1 - diffX/getBodyRadius());</text:p>
      <text:p text:style-name="P1"><text:soft-page-break/><text:s text:c="12"/>diffY = diffY- diffY*(1 - diffY/getBodyRadius());</text:p>
      <text:p text:style-name="P1"><text:s text:c="8"/>}</text:p>
      <text:p text:style-name="P1"><text:s text:c="8"/>this.addToDx(diffX);</text:p>
      <text:p text:style-name="P1"><text:s text:c="8"/>this.addToDy(diffY); <text:s/></text:p>
      <text:p text:style-name="P1"><text:s text:c="4"/>}</text:p>
      <text:p text:style-name="P1"><text:s text:c="4"/></text:p>
      <text:p text:style-name="P1"><text:s text:c="4"/>@Override</text:p>
      <text:p text:style-name="P1"><text:s text:c="4"/>/**</text:p>
      <text:p text:style-name="P1"><text:s text:c="5"/>* spawnbox collided with the object taken as parameter.</text:p>
      <text:p text:style-name="P1"><text:s text:c="5"/>* The box will however do noting in this case.</text:p>
      <text:p text:style-name="P1"><text:s text:c="5"/>*/</text:p>
      <text:p text:style-name="P1"><text:s text:c="4"/>public void collisionWith(Physics gameObj) {</text:p>
      <text:p text:style-name="P1"><text:s text:c="8"/></text:p>
      <text:p text:style-name="P1"><text:s text:c="4"/>}</text:p>
      <text:p text:style-name="P1">}</text:p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GameObjects;</text:p>
      <text:p text:style-name="P1"/>
      <text:p text:style-name="P1">import GameObjects.Projectile.ProjectileBuilder;</text:p>
      <text:p text:style-name="P1"/>
      <text:p text:style-name="P1">import java.util.ArrayList;</text:p>
      <text:p text:style-name="P1"/>
      <text:p text:style-name="P1">/**</text:p>
      <text:p text:style-name="P1"><text:s/>*</text:p>
      <text:p text:style-name="P1"><text:s/>* @author o_0</text:p>
      <text:p text:style-name="P1"><text:s/>*/</text:p>
      <text:p text:style-name="P1">public class Weapon extends GameObject {</text:p>
      <text:p text:style-name="P1"><text:s text:c="4"/>Player owner;</text:p>
      <text:p text:style-name="P1"><text:s text:c="4"/>private Direction dirX = Direction.LEFT;</text:p>
      <text:p text:style-name="P1"><text:s text:c="4"/>private Direction dirY = Direction.NONE;</text:p>
      <text:p text:style-name="P1"><text:s text:c="4"/>private double angle = 0;</text:p>
      <text:p text:style-name="P1"><text:s text:c="4"/>private double cooldown = 0.1;</text:p>
      <text:p text:style-name="P1"><text:s text:c="4"/>private double fireTimer = 0;</text:p>
      <text:p text:style-name="P1"><text:s text:c="4"/>private boolean didFire = false;</text:p>
      <text:p text:style-name="P1"><text:s text:c="4"/>private ProjectileBuilder projectileBuilder;</text:p>
      <text:p text:style-name="P1"><text:s text:c="4"/>private int ammo = 0;</text:p>
      <text:p text:style-name="P1"><text:s text:c="4"/></text:p>
      <text:p text:style-name="P1"><text:s text:c="4"/>/**</text:p>
      <text:p text:style-name="P1"><text:s text:c="5"/>* </text:p>
      <text:p text:style-name="P1"><text:s text:c="5"/>* @param owner who has this weapon</text:p>
      <text:p text:style-name="P1"><text:s text:c="5"/>* @param projectile hhe ProjectileBuilder </text:p>
      <text:p text:style-name="P1"><text:s text:c="5"/>* @param cooldown what cooldown this weapon should have</text:p>
      <text:p text:style-name="P1"><text:s text:c="5"/>* @param ammo how much ammo it has</text:p>
      <text:p text:style-name="P1"><text:s text:c="5"/>* @param modelId the modelid, no used</text:p>
      <text:p text:style-name="P1"><text:s text:c="5"/>*/</text:p>
      <text:p text:style-name="P1"><text:s text:c="4"/>public Weapon(Player owner, ProjectileBuilder projectile,double cooldown, int ammo, int modelId) {</text:p>
      <text:p text:style-name="P1"><text:soft-page-break/><text:s text:c="8"/>super(modelId);</text:p>
      <text:p text:style-name="P1"><text:s text:c="8"/>this.owner = owner;</text:p>
      <text:p text:style-name="P1"><text:s text:c="8"/>this.setX(50);</text:p>
      <text:p text:style-name="P1"><text:s text:c="8"/>this.setY(50);</text:p>
      <text:p text:style-name="P1"><text:s text:c="8"/>this.ammo = ammo;</text:p>
      <text:p text:style-name="P1"><text:s text:c="8"/>this.cooldown = cooldown;</text:p>
      <text:p text:style-name="P1"><text:s text:c="8"/>this.fireTimer = 0;</text:p>
      <text:p text:style-name="P1"><text:s text:c="8"/>this.projectileBuilder = projectile.withOwner(owner);</text:p>
      <text:p text:style-name="P1"><text:s text:c="8"/></text:p>
      <text:p text:style-name="P1"><text:s text:c="4"/>}</text:p>
      <text:p text:style-name="P1"><text:s text:c="4"/></text:p>
      <text:p text:style-name="P1"><text:s text:c="4"/>/**</text:p>
      <text:p text:style-name="P1"><text:s text:c="5"/>* Defualt value, basic weapon</text:p>
      <text:p text:style-name="P1"><text:s text:c="5"/>* @param owner</text:p>
      <text:p text:style-name="P1"><text:s text:c="5"/>* @param type</text:p>
      <text:p text:style-name="P1"><text:s text:c="5"/>* @param modelId </text:p>
      <text:p text:style-name="P1"><text:s text:c="5"/>*/</text:p>
      <text:p text:style-name="P1"><text:s text:c="4"/>public Weapon(Player owner, ProjectileType type,int modelId) {</text:p>
      <text:p text:style-name="P1"><text:s text:c="8"/>super(modelId);</text:p>
      <text:p text:style-name="P1"><text:s text:c="8"/>this.setX(50);</text:p>
      <text:p text:style-name="P1"><text:s text:c="8"/>this.setY(50);</text:p>
      <text:p text:style-name="P1"><text:s text:c="8"/>this.ammo = 50;</text:p>
      <text:p text:style-name="P1"><text:s text:c="8"/>this.owner = owner;</text:p>
      <text:p text:style-name="P1"><text:s text:c="8"/>this.projectileBuilder = new ProjectileBuilder(type)</text:p>
      <text:p text:style-name="P1"><text:s text:c="16"/>.withModel(1)</text:p>
      <text:p text:style-name="P1"><text:s text:c="16"/>.withDamage(20)</text:p>
      <text:p text:style-name="P1"><text:s text:c="16"/>.withSpeed(200)</text:p>
      <text:p text:style-name="P1"><text:s text:c="16"/>.withRadius(50)</text:p>
      <text:p text:style-name="P1"><text:s text:c="16"/>.withOwner(owner);</text:p>
      <text:p text:style-name="P1"><text:s text:c="4"/>}</text:p>
      <text:p text:style-name="P1"><text:s text:c="4"/></text:p>
      <text:p text:style-name="P1"><text:s text:c="4"/>/**</text:p>
      <text:p text:style-name="P1"><text:s text:c="5"/>* sets aim</text:p>
      <text:p text:style-name="P1"><text:s text:c="5"/>* @param dir </text:p>
      <text:p text:style-name="P1"><text:s text:c="5"/>*/</text:p>
      <text:p text:style-name="P1"><text:s text:c="4"/>public void setAimX(Direction dir) {</text:p>
      <text:p text:style-name="P1"><text:s text:c="8"/>this.dirX = dir;</text:p>
      <text:p text:style-name="P1"><text:s text:c="4"/>}</text:p>
      <text:p text:style-name="P1"><text:s text:c="4"/></text:p>
      <text:p text:style-name="P1"><text:s text:c="4"/>/**</text:p>
      <text:p text:style-name="P1"><text:s text:c="5"/>* </text:p>
      <text:p text:style-name="P1"><text:s text:c="5"/>* @param dir </text:p>
      <text:p text:style-name="P1"><text:s text:c="5"/>*/</text:p>
      <text:p text:style-name="P1"><text:s text:c="4"/>public void setAimY(Direction dir) {</text:p>
      <text:p text:style-name="P1"><text:s text:c="8"/>this.dirY = dir;</text:p>
      <text:p text:style-name="P1"><text:s text:c="4"/>}</text:p>
      <text:p text:style-name="P1"><text:s text:c="4"/></text:p>
      <text:p text:style-name="P1"><text:s text:c="4"/>/**</text:p>
      <text:p text:style-name="P1"><text:s text:c="5"/>* updates cooldown</text:p>
      <text:p text:style-name="P1"><text:s text:c="5"/>* @param frameDelta </text:p>
      <text:p text:style-name="P1"><text:s text:c="5"/>*/</text:p>
      <text:p text:style-name="P1"><text:s text:c="4"/>private void updateCooldown(double frameDelta) {</text:p>
      <text:p text:style-name="P1"><text:soft-page-break/><text:s text:c="8"/>if(fireTimer &gt; 0) {</text:p>
      <text:p text:style-name="P1"><text:s text:c="12"/>fireTimer -= frameDelta;</text:p>
      <text:p text:style-name="P1"><text:s text:c="8"/>}</text:p>
      <text:p text:style-name="P1"><text:s text:c="4"/>}</text:p>
      <text:p text:style-name="P1"><text:s text:c="4"/></text:p>
      <text:p text:style-name="P1"><text:s text:c="4"/>/**</text:p>
      <text:p text:style-name="P1"><text:s text:c="5"/>* fires a weapon</text:p>
      <text:p text:style-name="P1"><text:s text:c="5"/>* @return if it sucseeded</text:p>
      <text:p text:style-name="P1"><text:s text:c="5"/>*/</text:p>
      <text:p text:style-name="P1"><text:s text:c="4"/>public boolean fire() {</text:p>
      <text:p text:style-name="P1"><text:s text:c="8"/>if(fireTimer &gt; 0) {</text:p>
      <text:p text:style-name="P1"><text:s text:c="12"/>//System.out.println("player: " + owner.getName() + " Ammo: " + ammo);</text:p>
      <text:p text:style-name="P1"><text:s text:c="12"/>return false;</text:p>
      <text:p text:style-name="P1"><text:s text:c="8"/>}</text:p>
      <text:p text:style-name="P1"><text:s text:c="8"/>fireTimer = cooldown;</text:p>
      <text:p text:style-name="P1"><text:s text:c="8"/>didFire = true;</text:p>
      <text:p text:style-name="P1"><text:s text:c="8"/>return true;</text:p>
      <text:p text:style-name="P1"><text:s text:c="4"/>}</text:p>
      <text:p text:style-name="P1"><text:s text:c="4"/></text:p>
      <text:p text:style-name="P1"><text:s text:c="4"/>/**</text:p>
      <text:p text:style-name="P1"><text:s text:c="5"/>* </text:p>
      <text:p text:style-name="P1"><text:s text:c="5"/>* @return ammo left</text:p>
      <text:p text:style-name="P1"><text:s text:c="5"/>*/</text:p>
      <text:p text:style-name="P1"><text:s text:c="4"/>public int getAmmo() {</text:p>
      <text:p text:style-name="P1"><text:s text:c="8"/>return this.ammo;</text:p>
      <text:p text:style-name="P1"><text:s text:c="4"/>}</text:p>
      <text:p text:style-name="P1"><text:s text:c="4"/></text:p>
      <text:p text:style-name="P1"><text:s text:c="4"/>/**</text:p>
      <text:p text:style-name="P1"><text:s text:c="5"/>* cooldown left</text:p>
      <text:p text:style-name="P1"><text:s text:c="5"/>* @return </text:p>
      <text:p text:style-name="P1"><text:s text:c="5"/>*/</text:p>
      <text:p text:style-name="P1"><text:s text:c="4"/>public double getCooldown() {</text:p>
      <text:p text:style-name="P1"><text:s text:c="8"/>return this.cooldown;</text:p>
      <text:p text:style-name="P1"><text:s text:c="4"/>}</text:p>
      <text:p text:style-name="P1"><text:s text:c="4"/></text:p>
      <text:p text:style-name="P1"><text:s text:c="4"/>/**</text:p>
      <text:p text:style-name="P1"><text:s text:c="5"/>* </text:p>
      <text:p text:style-name="P1"><text:s text:c="5"/>* @return the current aim angle</text:p>
      <text:p text:style-name="P1"><text:s text:c="5"/>*/</text:p>
      <text:p text:style-name="P1"><text:s text:c="4"/>protected double getAimAngle() {</text:p>
      <text:p text:style-name="P1"><text:s text:c="8"/>return this.angle;</text:p>
      <text:p text:style-name="P1"><text:s text:c="4"/>}</text:p>
      <text:p text:style-name="P1"><text:s text:c="4"/></text:p>
      <text:p text:style-name="P1"><text:s text:c="4"/>/**</text:p>
      <text:p text:style-name="P1"><text:s text:c="5"/>* This is called every frame by gameTimer thru the controller</text:p>
      <text:p text:style-name="P1"><text:s text:c="5"/>* @param frameDelta fraction of a seconde since last update</text:p>
      <text:p text:style-name="P1"><text:s text:c="5"/>* @param spawnedObj list to store all newly created objects</text:p>
      <text:p text:style-name="P1"><text:s text:c="5"/>* @return not used</text:p>
      <text:p text:style-name="P1"><text:s text:c="5"/>*/</text:p>
      <text:p text:style-name="P1"><text:s text:c="4"/>@Override</text:p>
      <text:p text:style-name="P1"><text:s text:c="4"/>public boolean update(double frameDelta, ArrayList&lt;GameObject&gt; spawnedObj) {</text:p>
      <text:p text:style-name="P1"><text:s text:c="16"/></text:p>
      <text:p text:style-name="P1"><text:soft-page-break/><text:s text:c="8"/>switch(dirY) {</text:p>
      <text:p text:style-name="P1"><text:s text:c="12"/>case UP: angle += -1.0*frameDelta; break;</text:p>
      <text:p text:style-name="P1"><text:s text:c="12"/>case DOWN: angle += 1.0*frameDelta; break;</text:p>
      <text:p text:style-name="P1"><text:s text:c="8"/>}</text:p>
      <text:p text:style-name="P1"><text:s text:c="8"/>double halfPi = Math.PI/2;</text:p>
      <text:p text:style-name="P1"><text:s text:c="8"/>angle = (angle &gt; halfPi) ? halfPi : angle;</text:p>
      <text:p text:style-name="P1"><text:s text:c="8"/>angle = (angle &lt; -halfPi) ? -halfPi : angle;</text:p>
      <text:p text:style-name="P1"><text:s text:c="8"/></text:p>
      <text:p text:style-name="P1"><text:s text:c="8"/>updateCooldown(frameDelta);</text:p>
      <text:p text:style-name="P1"><text:s text:c="8"/></text:p>
      <text:p text:style-name="P1"><text:s text:c="8"/>if(didFire &amp;&amp; ammo &gt; 0) {</text:p>
      <text:p text:style-name="P1"><text:s text:c="12"/>double tmpAngle = angle;</text:p>
      <text:p text:style-name="P1"><text:s text:c="12"/>if(dirX == Direction.LEFT &amp;&amp; angle &lt; halfPi) {</text:p>
      <text:p text:style-name="P1"><text:s text:c="16"/>tmpAngle = -tmpAngle;</text:p>
      <text:p text:style-name="P1"><text:s text:c="16"/>tmpAngle += Math.PI;</text:p>
      <text:p text:style-name="P1"><text:s text:c="12"/>}</text:p>
      <text:p text:style-name="P1"><text:s text:c="12"/>if(dirX == Direction.RIGHT &amp;&amp; angle &gt; halfPi) {</text:p>
      <text:p text:style-name="P1"><text:s text:c="16"/>tmpAngle -= Math.PI;</text:p>
      <text:p text:style-name="P1"><text:s text:c="12"/>}</text:p>
      <text:p text:style-name="P1"><text:s text:c="12"/>double aimX = Math.cos(tmpAngle);</text:p>
      <text:p text:style-name="P1"><text:s text:c="12"/>double aimY = Math.sin(tmpAngle);</text:p>
      <text:p text:style-name="P1"><text:s text:c="12"/>System.out.println("owner: " + owner.getName() +" total Angle: " + tmpAngle +" sin angle: " + angle);</text:p>
      <text:p text:style-name="P1"><text:s text:c="12"/>Projectile projectile = projectileBuilder.build(aimX, aimY);</text:p>
      <text:p text:style-name="P1"><text:s text:c="12"/>spawnedObj.add(projectile);</text:p>
      <text:p text:style-name="P1"><text:s text:c="12"/>didFire = false;</text:p>
      <text:p text:style-name="P1"><text:s text:c="12"/>ammo--;</text:p>
      <text:p text:style-name="P1"><text:s text:c="8"/>}</text:p>
      <text:p text:style-name="P1"><text:s text:c="8"/>return true;</text:p>
      <text:p text:style-name="P1"><text:s text:c="4"/>}</text:p>
      <text:p text:style-name="P1"><text:s text:c="4"/></text:p>
      <text:p text:style-name="P1">}</text:p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GameTimers;</text:p>
      <text:p text:style-name="P1"/>
      <text:p text:style-name="P1">import Controller.GameController;</text:p>
      <text:p text:style-name="P1">import GameObjects.GameObject;</text:p>
      <text:p text:style-name="P1">import java.util.ArrayList;</text:p>
      <text:p text:style-name="P1">import javafx.animation.AnimationTimer;</text:p>
      <text:p text:style-name="P1"/>
      <text:p text:style-name="P1">/**</text:p>
      <text:p text:style-name="P1"><text:s/>*Gametimer keeps track of time during the game and calls </text:p>
      <text:p text:style-name="P1"><text:s/>* functions reliant on timed actions.</text:p>
      <text:p text:style-name="P1"><text:s/>* @author o_0</text:p>
      <text:p text:style-name="P1"><text:s/>*/</text:p>
      <text:p text:style-name="P1">public class GameTimer extends AnimationTimer {</text:p>
      <text:p text:style-name="P1"/>
      <text:p text:style-name="P1"><text:soft-page-break/><text:s text:c="4"/>public static final double BILLION = 1000_000_000.0; //from Ball lab2b</text:p>
      <text:p text:style-name="P1"><text:s text:c="4"/>private long lastTime;</text:p>
      <text:p text:style-name="P1"><text:s text:c="4"/>GameController gameController;</text:p>
      <text:p text:style-name="P1"><text:s text:c="4"/>private double gametime = 0;</text:p>
      <text:p text:style-name="P1"><text:s text:c="4"/>private double savetime = 0;</text:p>
      <text:p text:style-name="P1"><text:s text:c="4"/>private double spawnTime = 0;</text:p>
      <text:p text:style-name="P1"/>
      <text:p text:style-name="P1"><text:s text:c="4"/>/**</text:p>
      <text:p text:style-name="P1"><text:s text:c="5"/>* Constructor</text:p>
      <text:p text:style-name="P1"><text:s text:c="5"/>* @param gameController takes a gameController as input</text:p>
      <text:p text:style-name="P1"><text:s text:c="5"/>* since the methods are needed</text:p>
      <text:p text:style-name="P1"><text:s text:c="5"/>*/</text:p>
      <text:p text:style-name="P1"><text:s text:c="4"/>public GameTimer(GameController gameController) {</text:p>
      <text:p text:style-name="P1"><text:s text:c="8"/>super();</text:p>
      <text:p text:style-name="P1"><text:s text:c="8"/>this.gameController = gameController;</text:p>
      <text:p text:style-name="P1"><text:s text:c="4"/>}</text:p>
      <text:p text:style-name="P1"/>
      <text:p text:style-name="P1"><text:s text:c="4"/>@Override</text:p>
      <text:p text:style-name="P1"><text:s text:c="4"/>/**</text:p>
      <text:p text:style-name="P1"><text:s text:c="5"/>* handle keeps track of time and calls methods from gameController.</text:p>
      <text:p text:style-name="P1"><text:s text:c="5"/>* handle removes and adds objects, spawn players.</text:p>
      <text:p text:style-name="P1"><text:s text:c="5"/>*/</text:p>
      <text:p text:style-name="P1"><text:s text:c="4"/>public void handle(long now) {</text:p>
      <text:p text:style-name="P1"/>
      <text:p text:style-name="P1"><text:s text:c="8"/>double frameDelta = (now - lastTime) / BILLION;</text:p>
      <text:p text:style-name="P1"><text:s text:c="8"/>frameDelta = (frameDelta &lt; 1) ? frameDelta : 0;</text:p>
      <text:p text:style-name="P1"><text:s text:c="8"/>lastTime = now;</text:p>
      <text:p text:style-name="P1"><text:s text:c="8"/>this.gametime += frameDelta;</text:p>
      <text:p text:style-name="P1"><text:s text:c="8"/>spawnTime += frameDelta;</text:p>
      <text:p text:style-name="P1"><text:s text:c="8"/>ArrayList&lt;GameObject&gt; inActiveObj;</text:p>
      <text:p text:style-name="P1"><text:s text:c="8"/>inActiveObj = gameController.removeInactiveObjects();</text:p>
      <text:p text:style-name="P1"><text:s text:c="8"/>gameController.removeObservers(inActiveObj);</text:p>
      <text:p text:style-name="P1"/>
      <text:p text:style-name="P1"><text:s text:c="8"/>gameController.gameCollisionUpdate();</text:p>
      <text:p text:style-name="P1"/>
      <text:p text:style-name="P1"><text:s text:c="8"/>ArrayList&lt;GameObject&gt; newObjects;</text:p>
      <text:p text:style-name="P1"><text:s text:c="8"/>newObjects = gameController.updateGame(frameDelta);</text:p>
      <text:p text:style-name="P1"><text:s text:c="8"/>if(spawnTime &gt; 10) {</text:p>
      <text:p text:style-name="P1"><text:s text:c="12"/>newObjects.add(gameController.makeSpawnBox());</text:p>
      <text:p text:style-name="P1"><text:s text:c="12"/>spawnTime = 0;</text:p>
      <text:p text:style-name="P1"><text:s text:c="8"/>}</text:p>
      <text:p text:style-name="P1"><text:s text:c="8"/>if (gameController.deathcheck()) {</text:p>
      <text:p text:style-name="P1"><text:s text:c="12"/>savetime += frameDelta;</text:p>
      <text:p text:style-name="P1"><text:s text:c="12"/>if (savetime &gt; 2) {</text:p>
      <text:p text:style-name="P1"><text:s text:c="16"/>gameController.playerRespawn();</text:p>
      <text:p text:style-name="P1"><text:s text:c="16"/>savetime = 0;</text:p>
      <text:p text:style-name="P1"><text:s text:c="12"/>}</text:p>
      <text:p text:style-name="P1"><text:s text:c="8"/>}</text:p>
      <text:p text:style-name="P1"><text:s text:c="8"/>gameController.addObjects(newObjects);</text:p>
      <text:p text:style-name="P1"><text:s text:c="8"/>gameController.addObservers(newObjects);</text:p>
      <text:p text:style-name="P1"/>
      <text:p text:style-name="P1"><text:s text:c="4"/>}</text:p>
      <text:p text:style-name="P1"><text:soft-page-break/></text:p>
      <text:p text:style-name="P1">}</text:p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GameTimers;</text:p>
      <text:p text:style-name="P1"/>
      <text:p text:style-name="P1">import Controller.RenderController;</text:p>
      <text:p text:style-name="P1">import GameData.Terrain;</text:p>
      <text:p text:style-name="P1">import GameObjects.GameObject;</text:p>
      <text:p text:style-name="P1">import static GameTimers.GameTimer.BILLION;</text:p>
      <text:p text:style-name="P1">import java.util.ArrayList;</text:p>
      <text:p text:style-name="P1">import javafx.animation.AnimationTimer;</text:p>
      <text:p text:style-name="P1"/>
      <text:p text:style-name="P1">/**</text:p>
      <text:p text:style-name="P1"><text:s/>*</text:p>
      <text:p text:style-name="P1"><text:s/>* @author o_0</text:p>
      <text:p text:style-name="P1"><text:s/>*/</text:p>
      <text:p text:style-name="P1">public class RenderTimer extends AnimationTimer {</text:p>
      <text:p text:style-name="P1"/>
      <text:p text:style-name="P1"><text:s text:c="4"/>private ArrayList&lt;GameObject&gt; gameObjects;</text:p>
      <text:p text:style-name="P1"><text:s text:c="4"/>RenderController renderController;</text:p>
      <text:p text:style-name="P1"><text:s text:c="4"/>private Terrain terrain;</text:p>
      <text:p text:style-name="P1"><text:s text:c="4"/>long lastTime = 0;</text:p>
      <text:p text:style-name="P1"><text:s text:c="4"/>double gameTime = 0;</text:p>
      <text:p text:style-name="P1"><text:s text:c="4"/>/**</text:p>
      <text:p text:style-name="P1"><text:s text:c="5"/>* </text:p>
      <text:p text:style-name="P1"><text:s text:c="5"/>* @param renderController the controller for render</text:p>
      <text:p text:style-name="P1"><text:s text:c="5"/>* @param gameObj all gameObjects</text:p>
      <text:p text:style-name="P1"><text:s text:c="5"/>* @param terrain the game terrain</text:p>
      <text:p text:style-name="P1"><text:s text:c="5"/>*/</text:p>
      <text:p text:style-name="P1"><text:s text:c="4"/>public RenderTimer(RenderController renderController, ArrayList&lt;GameObject&gt; gameObj, Terrain terrain) {</text:p>
      <text:p text:style-name="P1"><text:s text:c="8"/>super();</text:p>
      <text:p text:style-name="P1"><text:s text:c="8"/>this.gameObjects = gameObj;</text:p>
      <text:p text:style-name="P1"><text:s text:c="8"/>this.terrain = terrain;</text:p>
      <text:p text:style-name="P1"><text:s text:c="8"/>this.renderController = renderController;</text:p>
      <text:p text:style-name="P1"><text:s text:c="4"/>}</text:p>
      <text:p text:style-name="P1"/>
      <text:p text:style-name="P1"><text:s text:c="4"/>/**</text:p>
      <text:p text:style-name="P1"><text:s text:c="5"/>* updates all game movements</text:p>
      <text:p text:style-name="P1"><text:s text:c="5"/>* @param now </text:p>
      <text:p text:style-name="P1"><text:s text:c="5"/>*/</text:p>
      <text:p text:style-name="P1"><text:s text:c="4"/>@Override</text:p>
      <text:p text:style-name="P1"><text:s text:c="4"/>public void handle(long now) {</text:p>
      <text:p text:style-name="P1"><text:s text:c="8"/>renderController.displayTerrain(terrain);</text:p>
      <text:p text:style-name="P1"><text:s text:c="8"/>double frameDelta = (now - lastTime) / BILLION;</text:p>
      <text:p text:style-name="P1"><text:s text:c="8"/>frameDelta = (frameDelta &lt; 1) ? frameDelta : 0;</text:p>
      <text:p text:style-name="P1"><text:s text:c="8"/>lastTime = now;</text:p>
      <text:p text:style-name="P1"><text:soft-page-break/><text:s text:c="8"/>gameTime += frameDelta;</text:p>
      <text:p text:style-name="P1">// due to GameUpdate controller ability to add/remmove from gameObjects, we need a clone</text:p>
      <text:p text:style-name="P1"><text:s text:c="8"/>ArrayList&lt;GameObject&gt; localbuffer = (ArrayList&lt;GameObject&gt;) gameObjects.clone();</text:p>
      <text:p text:style-name="P1"><text:s text:c="8"/>for (GameObject obj : localbuffer) {</text:p>
      <text:p text:style-name="P1"><text:s text:c="12"/>RenderingState state = new RenderingState(obj,gameTime);</text:p>
      <text:p text:style-name="P1"><text:s text:c="12"/>renderController.displayModel(obj,state);</text:p>
      <text:p text:style-name="P1"><text:s text:c="8"/>}</text:p>
      <text:p text:style-name="P1"><text:s text:c="4"/>}</text:p>
      <text:p text:style-name="P1"><text:s text:c="4"/></text:p>
      <text:p text:style-name="P1"><text:s text:c="4"/>/**</text:p>
      <text:p text:style-name="P1"><text:s text:c="5"/>* used by the controller to determin animation and scaling</text:p>
      <text:p text:style-name="P1"><text:s text:c="5"/>*/</text:p>
      <text:p text:style-name="P1"><text:s text:c="4"/>public class RenderingState {</text:p>
      <text:p text:style-name="P1"><text:s text:c="8"/>private double timePassed;</text:p>
      <text:p text:style-name="P1"><text:s text:c="8"/>private double radius;</text:p>
      <text:p text:style-name="P1"><text:s text:c="8"/>/**</text:p>
      <text:p text:style-name="P1"><text:s text:c="9"/>* </text:p>
      <text:p text:style-name="P1"><text:s text:c="9"/>* @param obj gameObject</text:p>
      <text:p text:style-name="P1"><text:s text:c="9"/>* @param time time it was done</text:p>
      <text:p text:style-name="P1"><text:s text:c="9"/>*/</text:p>
      <text:p text:style-name="P1"><text:s text:c="8"/>public RenderingState(GameObject obj,double time) {</text:p>
      <text:p text:style-name="P1"><text:s text:c="12"/>this.timePassed = time;</text:p>
      <text:p text:style-name="P1"><text:s text:c="12"/>this.radius = obj.getBodySize();</text:p>
      <text:p text:style-name="P1"><text:s text:c="12"/>radius = (radius &gt;= 0) ? radius : 0;</text:p>
      <text:p text:style-name="P1"><text:s text:c="8"/>}</text:p>
      <text:p text:style-name="P1"><text:s text:c="8"/></text:p>
      <text:p text:style-name="P1"><text:s text:c="8"/>/**</text:p>
      <text:p text:style-name="P1"><text:s text:c="9"/>* </text:p>
      <text:p text:style-name="P1"><text:s text:c="9"/>* @return </text:p>
      <text:p text:style-name="P1"><text:s text:c="9"/>*/</text:p>
      <text:p text:style-name="P1"><text:s text:c="8"/>public double getTimeCount() {</text:p>
      <text:p text:style-name="P1"><text:s text:c="12"/>return this.timePassed;</text:p>
      <text:p text:style-name="P1"><text:s text:c="8"/>}</text:p>
      <text:p text:style-name="P1"><text:s text:c="8"/>/**</text:p>
      <text:p text:style-name="P1"><text:s text:c="9"/>* </text:p>
      <text:p text:style-name="P1"><text:s text:c="9"/>* @param width</text:p>
      <text:p text:style-name="P1"><text:s text:c="9"/>* @param heigth</text:p>
      <text:p text:style-name="P1"><text:s text:c="9"/>* @return the scaling factor</text:p>
      <text:p text:style-name="P1"><text:s text:c="9"/>*/</text:p>
      <text:p text:style-name="P1"><text:s text:c="8"/>public double getScaleFactor(double width,double heigth) {</text:p>
      <text:p text:style-name="P1"><text:s text:c="12"/>double maxValue = Math.max(width, width);</text:p>
      <text:p text:style-name="P1"><text:s text:c="12"/>if(this.radius &lt;= 0 || maxValue &lt;= 0) {</text:p>
      <text:p text:style-name="P1"><text:s text:c="16"/>return 1;</text:p>
      <text:p text:style-name="P1"><text:s text:c="12"/>}</text:p>
      <text:p text:style-name="P1"><text:s text:c="12"/>return this.radius/maxValue;</text:p>
      <text:p text:style-name="P1"><text:s text:c="8"/>}</text:p>
      <text:p text:style-name="P1"><text:s text:c="4"/>}</text:p>
      <text:p text:style-name="P1">}</text:p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oft-page-break/><text:s/>* and open the template in the editor.</text:p>
      <text:p text:style-name="P1"><text:s/>*/</text:p>
      <text:p text:style-name="P1">package UIGraphics;</text:p>
      <text:p text:style-name="P1"/>
      <text:p text:style-name="P1">import Controller.KeyboardController;</text:p>
      <text:p text:style-name="P1">import GameObjects.Player.Playerinfo;</text:p>
      <text:p text:style-name="P1">import java.util.ArrayList;</text:p>
      <text:p text:style-name="P1">import javafx.event.ActionEvent;</text:p>
      <text:p text:style-name="P1">import javafx.event.EventHandler;</text:p>
      <text:p text:style-name="P1">import javafx.scene.Group;</text:p>
      <text:p text:style-name="P1">import javafx.scene.Scene;</text:p>
      <text:p text:style-name="P1">import javafx.scene.canvas.Canvas;</text:p>
      <text:p text:style-name="P1">import javafx.scene.control.Button;</text:p>
      <text:p text:style-name="P1">import javafx.scene.control.CheckBox;</text:p>
      <text:p text:style-name="P1">import javafx.scene.control.Label;</text:p>
      <text:p text:style-name="P1">import javafx.scene.control.TextField;</text:p>
      <text:p text:style-name="P1">import javafx.scene.input.KeyCode;</text:p>
      <text:p text:style-name="P1">import javafx.scene.input.KeyEvent;</text:p>
      <text:p text:style-name="P1">import javafx.scene.layout.FlowPane;</text:p>
      <text:p text:style-name="P1">import javafx.scene.layout.HBox;</text:p>
      <text:p text:style-name="P1">import javafx.scene.layout.VBox;</text:p>
      <text:p text:style-name="P1">import javafx.scene.paint.Color;</text:p>
      <text:p text:style-name="P1">import javafx.stage.Stage;</text:p>
      <text:p text:style-name="P1">import lab5game.GameSetup;</text:p>
      <text:p text:style-name="P1"/>
      <text:p text:style-name="P1">/**</text:p>
      <text:p text:style-name="P1"><text:s/>*The Lobby class creates a number of buttons and textfields made to collect</text:p>
      <text:p text:style-name="P1"><text:s/>* inputs from users. It is also where a user can choose to play by themselfe</text:p>
      <text:p text:style-name="P1"><text:s/>* or against a ai opponent.</text:p>
      <text:p text:style-name="P1"><text:s/>* the buttons are used as keybindings and the textfield allowes user to </text:p>
      <text:p text:style-name="P1"><text:s/>* enter their name.</text:p>
      <text:p text:style-name="P1"><text:s/>* @author mats</text:p>
      <text:p text:style-name="P1"><text:s/>*/</text:p>
      <text:p text:style-name="P1">public class Lobby {</text:p>
      <text:p text:style-name="P1"/>
      <text:p text:style-name="P1"><text:s text:c="4"/>private int numOfAi;</text:p>
      <text:p text:style-name="P1"><text:s text:c="4"/>private ArrayList&lt;Playerinfo&gt; playerInfo;</text:p>
      <text:p text:style-name="P1"><text:s text:c="4"/>private Stage Lobbystage;</text:p>
      <text:p text:style-name="P1"><text:s text:c="4"/>private Group root;</text:p>
      <text:p text:style-name="P1"><text:s text:c="4"/>private CheckBox aiCheck;</text:p>
      <text:p text:style-name="P1"><text:s text:c="4"/>private GameSetup gameSetup;</text:p>
      <text:p text:style-name="P1"><text:s text:c="4"/>private String player1name;</text:p>
      <text:p text:style-name="P1"><text:s text:c="4"/>private String player2name;</text:p>
      <text:p text:style-name="P1"/>
      <text:p text:style-name="P1"><text:s text:c="4"/>private boolean enterNewKey;</text:p>
      <text:p text:style-name="P1"><text:s text:c="4"/>private int player;</text:p>
      <text:p text:style-name="P1"><text:s text:c="4"/>private int whatkey;</text:p>
      <text:p text:style-name="P1"><text:s text:c="4"/></text:p>
      <text:p text:style-name="P1"><text:s text:c="4"/>/**</text:p>
      <text:p text:style-name="P1"><text:s text:c="4"/>* constructor for the Lobby class</text:p>
      <text:p text:style-name="P1"><text:s text:c="4"/>* @param stage takes a stage used to draw on</text:p>
      <text:p text:style-name="P1"><text:s text:c="4"/>* @param gameSetup_ takes gameSetup to gain accses to methods to start game</text:p>
      <text:p text:style-name="P1"><text:soft-page-break/><text:s text:c="4"/>* Also creates the standard keyboard controllers in case the users chooses not</text:p>
      <text:p text:style-name="P1"><text:s text:c="4"/>* to change them.</text:p>
      <text:p text:style-name="P1"><text:s text:c="4"/>* </text:p>
      <text:p text:style-name="P1"><text:s text:c="4"/>*/</text:p>
      <text:p text:style-name="P1"><text:s text:c="4"/>public Lobby(Stage stage, GameSetup gameSetup_) {</text:p>
      <text:p text:style-name="P1"><text:s text:c="8"/>KeyboardController input = new KeyboardController(KeyCode.A, KeyCode.D,</text:p>
      <text:p text:style-name="P1"><text:s text:c="16"/>KeyCode.W,KeyCode.S,</text:p>
      <text:p text:style-name="P1"><text:s text:c="16"/>KeyCode.SHIFT, KeyCode.Q);</text:p>
      <text:p text:style-name="P1"><text:s text:c="16"/></text:p>
      <text:p text:style-name="P1"><text:s text:c="8"/>playerInfo = new ArrayList&lt;Playerinfo&gt;();</text:p>
      <text:p text:style-name="P1"><text:s text:c="8"/>playerInfo.add(new Playerinfo("bob", input));</text:p>
      <text:p text:style-name="P1"><text:s text:c="8"/>input = new KeyboardController(KeyCode.LEFT, KeyCode.RIGHT,KeyCode.UP,KeyCode.DOWN,</text:p>
      <text:p text:style-name="P1"><text:s text:c="16"/>KeyCode.PERIOD, KeyCode.SPACE);</text:p>
      <text:p text:style-name="P1"><text:s text:c="8"/>playerInfo.add(new Playerinfo("tod", input));</text:p>
      <text:p text:style-name="P1"><text:s text:c="8"/>numOfAi = 0;</text:p>
      <text:p text:style-name="P1"><text:s text:c="8"/>this.Lobbystage = stage;</text:p>
      <text:p text:style-name="P1"><text:s text:c="8"/>this.gameSetup = gameSetup_;</text:p>
      <text:p text:style-name="P1"><text:s text:c="4"/>}</text:p>
      <text:p text:style-name="P1"/>
      <text:p text:style-name="P1"><text:s text:c="4"/>/**</text:p>
      <text:p text:style-name="P1"><text:s text:c="5"/>* lobbysetup method does a lot of things, firstly it creates a number of </text:p>
      <text:p text:style-name="P1"><text:s text:c="5"/>* buttons used to change keyboardcontrollers for the users.</text:p>
      <text:p text:style-name="P1"><text:s text:c="5"/>* lobbysetup also creates the checkbox where a user can choose to face a </text:p>
      <text:p text:style-name="P1"><text:s text:c="5"/>* ai opponen and the textfields used to get user names.</text:p>
      <text:p text:style-name="P1"><text:s text:c="5"/>* lastly the lobbysetup puts all these things on the screen and uses </text:p>
      <text:p text:style-name="P1"><text:s text:c="5"/>* the startbutton it created to start the game.</text:p>
      <text:p text:style-name="P1"><text:s text:c="5"/>*/</text:p>
      <text:p text:style-name="P1"><text:s text:c="4"/>public void lobbysetup() {</text:p>
      <text:p text:style-name="P1"><text:s text:c="8"/>Stage stage = this.Lobbystage;</text:p>
      <text:p text:style-name="P1"><text:s text:c="8"/>enterNewKey = false;</text:p>
      <text:p text:style-name="P1"><text:s text:c="8"/>player = 0;</text:p>
      <text:p text:style-name="P1"><text:s text:c="8"/>whatkey = 0;</text:p>
      <text:p text:style-name="P1"><text:s text:c="8"/></text:p>
      <text:p text:style-name="P1"><text:s text:c="8"/>EventHandler handler;</text:p>
      <text:p text:style-name="P1"><text:s text:c="8"/>handler = new EventHandler&lt;KeyEvent&gt;() {</text:p>
      <text:p text:style-name="P1"><text:s text:c="12"/>@Override</text:p>
      <text:p text:style-name="P1"><text:s text:c="12"/>public void handle(KeyEvent event) {</text:p>
      <text:p text:style-name="P1"><text:s text:c="16"/>if (enterNewKey) {</text:p>
      <text:p text:style-name="P1"><text:s text:c="20"/>setKey(event.getCode());</text:p>
      <text:p text:style-name="P1"><text:s text:c="20"/>enterNewKey = false;</text:p>
      <text:p text:style-name="P1"><text:s text:c="20"/>event.consume();</text:p>
      <text:p text:style-name="P1"><text:s text:c="16"/>} else {</text:p>
      <text:p text:style-name="P1"><text:s text:c="20"/>event.consume();</text:p>
      <text:p text:style-name="P1"><text:s text:c="16"/>}</text:p>
      <text:p text:style-name="P1"><text:s text:c="12"/>}</text:p>
      <text:p text:style-name="P1"><text:s text:c="8"/>};</text:p>
      <text:p text:style-name="P1"/>
      <text:p text:style-name="P1"><text:s text:c="8"/>Label jumpp1 = new Label("Jump");</text:p>
      <text:p text:style-name="P1"><text:s text:c="8"/>Button jumpbuttonp1 = new Button();</text:p>
      <text:p text:style-name="P1"><text:s text:c="8"/>jumpbuttonp1.setOnAction(new EventHandler&lt;ActionEvent&gt;() {</text:p>
      <text:p text:style-name="P1"><text:s text:c="12"/>public void handle(ActionEvent event) {</text:p>
      <text:p text:style-name="P1"><text:soft-page-break/><text:s text:c="16"/>player = 1;</text:p>
      <text:p text:style-name="P1"><text:s text:c="16"/>enterNewKey = true;</text:p>
      <text:p text:style-name="P1"><text:s text:c="16"/>whatkey = 1;</text:p>
      <text:p text:style-name="P1"><text:s text:c="12"/>}</text:p>
      <text:p text:style-name="P1"><text:s text:c="8"/>});</text:p>
      <text:p text:style-name="P1"><text:s text:c="8"/>HBox jumpcon = new HBox(10);</text:p>
      <text:p text:style-name="P1"><text:s text:c="8"/></text:p>
      <text:p text:style-name="P1"><text:s text:c="8"/>Label leftp1 = new Label("Left");</text:p>
      <text:p text:style-name="P1"><text:s text:c="8"/>Button leftbuttonp1 = new Button();</text:p>
      <text:p text:style-name="P1"><text:s text:c="8"/>leftbuttonp1.setOnAction(new EventHandler&lt;ActionEvent&gt;() {</text:p>
      <text:p text:style-name="P1"><text:s text:c="12"/>public void handle(ActionEvent event) {</text:p>
      <text:p text:style-name="P1"><text:s text:c="16"/>player = 1;</text:p>
      <text:p text:style-name="P1"><text:s text:c="16"/>enterNewKey = true;</text:p>
      <text:p text:style-name="P1"><text:s text:c="16"/>whatkey = 2;</text:p>
      <text:p text:style-name="P1"><text:s text:c="12"/>}</text:p>
      <text:p text:style-name="P1"><text:s text:c="8"/>});</text:p>
      <text:p text:style-name="P1"><text:s text:c="8"/>HBox leftcon = new HBox(10);</text:p>
      <text:p text:style-name="P1"/>
      <text:p text:style-name="P1"><text:s text:c="8"/>Label rightp1 = new Label("Right");</text:p>
      <text:p text:style-name="P1"><text:s text:c="8"/>Button rightbuttonp1 = new Button();</text:p>
      <text:p text:style-name="P1"><text:s text:c="8"/>rightbuttonp1.setOnAction(new EventHandler&lt;ActionEvent&gt;() {</text:p>
      <text:p text:style-name="P1"><text:s text:c="12"/>public void handle(ActionEvent event) {</text:p>
      <text:p text:style-name="P1"><text:s text:c="16"/>player = 1;</text:p>
      <text:p text:style-name="P1"><text:s text:c="16"/>enterNewKey = true;</text:p>
      <text:p text:style-name="P1"><text:s text:c="16"/>whatkey = 3;</text:p>
      <text:p text:style-name="P1"><text:s text:c="12"/>}</text:p>
      <text:p text:style-name="P1"><text:s text:c="8"/>});</text:p>
      <text:p text:style-name="P1"><text:s text:c="8"/>HBox rightcon = new HBox(10);</text:p>
      <text:p text:style-name="P1"/>
      <text:p text:style-name="P1"><text:s text:c="8"/>Label jumpp2 = new Label("Jump");</text:p>
      <text:p text:style-name="P1"><text:s text:c="8"/>Button jumpbuttonp2 = new Button();</text:p>
      <text:p text:style-name="P1"><text:s text:c="8"/>jumpbuttonp2.setOnAction(new EventHandler&lt;ActionEvent&gt;() {</text:p>
      <text:p text:style-name="P1"><text:s text:c="12"/>public void handle(ActionEvent event) {</text:p>
      <text:p text:style-name="P1"><text:s text:c="16"/>player = 2;</text:p>
      <text:p text:style-name="P1"><text:s text:c="16"/>enterNewKey = true;</text:p>
      <text:p text:style-name="P1"><text:s text:c="16"/>whatkey = 1;</text:p>
      <text:p text:style-name="P1"><text:s text:c="12"/>}</text:p>
      <text:p text:style-name="P1"><text:s text:c="8"/>});</text:p>
      <text:p text:style-name="P1"><text:s text:c="8"/>HBox jumpcon2 = new HBox(10);</text:p>
      <text:p text:style-name="P1"/>
      <text:p text:style-name="P1"><text:s text:c="8"/>Label leftp2 = new Label("Left");</text:p>
      <text:p text:style-name="P1"><text:s text:c="8"/>Button leftbuttonp2 = new Button();</text:p>
      <text:p text:style-name="P1"><text:s text:c="8"/>leftbuttonp2.setOnAction(new EventHandler&lt;ActionEvent&gt;() {</text:p>
      <text:p text:style-name="P1"><text:s text:c="12"/>public void handle(ActionEvent event) {</text:p>
      <text:p text:style-name="P1"><text:s text:c="16"/>player = 2;</text:p>
      <text:p text:style-name="P1"><text:s text:c="16"/>enterNewKey = true;</text:p>
      <text:p text:style-name="P1"><text:s text:c="16"/>whatkey = 2;</text:p>
      <text:p text:style-name="P1"><text:s text:c="12"/>}</text:p>
      <text:p text:style-name="P1"><text:s text:c="8"/>});</text:p>
      <text:p text:style-name="P1"><text:s text:c="8"/>HBox leftcon2 = new HBox(10);</text:p>
      <text:p text:style-name="P1"/>
      <text:p text:style-name="P1"><text:s text:c="8"/>Label rightp2 = new Label("Right");</text:p>
      <text:p text:style-name="P1"><text:soft-page-break/><text:s text:c="8"/>Button rightbuttonp2 = new Button();</text:p>
      <text:p text:style-name="P1"><text:s text:c="8"/>rightbuttonp2.setOnAction(new EventHandler&lt;ActionEvent&gt;() {</text:p>
      <text:p text:style-name="P1"><text:s text:c="12"/>public void handle(ActionEvent event) {</text:p>
      <text:p text:style-name="P1"><text:s text:c="16"/>player = 2;</text:p>
      <text:p text:style-name="P1"><text:s text:c="16"/>enterNewKey = true;</text:p>
      <text:p text:style-name="P1"><text:s text:c="16"/>whatkey = 3;</text:p>
      <text:p text:style-name="P1"><text:s text:c="12"/>}</text:p>
      <text:p text:style-name="P1"><text:s text:c="8"/>});</text:p>
      <text:p text:style-name="P1"><text:s text:c="8"/>HBox rightcon2 = new HBox(10);</text:p>
      <text:p text:style-name="P1"/>
      <text:p text:style-name="P1"><text:s text:c="8"/>Label player1 = new Label("Player 1 Name:");</text:p>
      <text:p text:style-name="P1"><text:s text:c="8"/>TextField player1Name = new TextField();</text:p>
      <text:p text:style-name="P1"><text:s text:c="8"/>HBox namecon = new HBox(10);</text:p>
      <text:p text:style-name="P1"/>
      <text:p text:style-name="P1"><text:s text:c="8"/>Label player2 = new Label("Player 2 Name:");</text:p>
      <text:p text:style-name="P1"><text:s text:c="8"/>TextField player2Name = new TextField();</text:p>
      <text:p text:style-name="P1"><text:s text:c="8"/>HBox namecon2 = new HBox(10);</text:p>
      <text:p text:style-name="P1"/>
      <text:p text:style-name="P1"><text:s text:c="8"/>aiCheck = new CheckBox();</text:p>
      <text:p text:style-name="P1"><text:s text:c="8"/>Button start = new Button("Start");</text:p>
      <text:p text:style-name="P1"/>
      <text:p text:style-name="P1"><text:s text:c="8"/>start.setOnAction(new EventHandler&lt;ActionEvent&gt;() {</text:p>
      <text:p text:style-name="P1"><text:s text:c="12"/>@Override</text:p>
      <text:p text:style-name="P1"><text:s text:c="12"/>public void handle(ActionEvent event) {</text:p>
      <text:p text:style-name="P1"><text:s text:c="16"/>player1name = player1Name.getText();</text:p>
      <text:p text:style-name="P1"><text:s text:c="16"/>playerInfo.get(0).setPlayerName(player1name);</text:p>
      <text:p text:style-name="P1"><text:s text:c="16"/>player2name = player2Name.getText();</text:p>
      <text:p text:style-name="P1"><text:s text:c="16"/>playerInfo.get(1).setPlayerName(player2name);</text:p>
      <text:p text:style-name="P1"><text:s text:c="16"/>if (aiCheck.isSelected() == true) {</text:p>
      <text:p text:style-name="P1"><text:s text:c="20"/>playerInfo.remove(1);</text:p>
      <text:p text:style-name="P1"><text:s text:c="20"/>numOfAi++;</text:p>
      <text:p text:style-name="P1"><text:s text:c="16"/>}</text:p>
      <text:p text:style-name="P1"><text:s text:c="16"/>stage.removeEventHandler(KeyEvent.ANY, handler);</text:p>
      <text:p text:style-name="P1"><text:s text:c="16"/>startMap();</text:p>
      <text:p text:style-name="P1"><text:s text:c="12"/>}</text:p>
      <text:p text:style-name="P1"><text:s text:c="8"/>});</text:p>
      <text:p text:style-name="P1"/>
      <text:p text:style-name="P1"><text:s text:c="8"/>root = new Group();</text:p>
      <text:p text:style-name="P1"><text:s text:c="8"/>Scene scene = new Scene(root, 1024, 720, Color.AZURE);</text:p>
      <text:p text:style-name="P1"/>
      <text:p text:style-name="P1"><text:s text:c="8"/>Canvas canvas = new Canvas(scene.getWidth(), scene.getHeight());</text:p>
      <text:p text:style-name="P1"/>
      <text:p text:style-name="P1"><text:s text:c="8"/>start.setLayoutX(canvas.getWidth() / 2);</text:p>
      <text:p text:style-name="P1"><text:s text:c="8"/>start.setLayoutY(canvas.getHeight() / 6 * 5);</text:p>
      <text:p text:style-name="P1"/>
      <text:p text:style-name="P1"><text:s text:c="8"/>aiCheck.setText("Ai");</text:p>
      <text:p text:style-name="P1"/>
      <text:p text:style-name="P1"><text:s text:c="8"/>namecon.getChildren().addAll(player1, player1Name);</text:p>
      <text:p text:style-name="P1"/>
      <text:p text:style-name="P1"><text:s text:c="8"/>namecon2.getChildren().addAll(player2, player2Name, aiCheck);</text:p>
      <text:p text:style-name="P1"/>
      <text:p text:style-name="P1"><text:s text:c="8"/>jumpcon.getChildren().addAll(jumpp1, jumpbuttonp1);</text:p>
      <text:p text:style-name="P1"><text:soft-page-break/></text:p>
      <text:p text:style-name="P1"><text:s text:c="8"/>leftcon.getChildren().addAll(leftp1, leftbuttonp1);</text:p>
      <text:p text:style-name="P1"/>
      <text:p text:style-name="P1"><text:s text:c="8"/>rightcon.getChildren().addAll(rightp1, rightbuttonp1);</text:p>
      <text:p text:style-name="P1"/>
      <text:p text:style-name="P1"><text:s text:c="8"/>jumpcon2.getChildren().addAll(jumpp2, jumpbuttonp2);</text:p>
      <text:p text:style-name="P1"/>
      <text:p text:style-name="P1"><text:s text:c="8"/>leftcon2.getChildren().addAll(leftp2, leftbuttonp2);</text:p>
      <text:p text:style-name="P1"/>
      <text:p text:style-name="P1"><text:s text:c="8"/>rightcon2.getChildren().addAll(rightp2, rightbuttonp2);</text:p>
      <text:p text:style-name="P1"/>
      <text:p text:style-name="P1"><text:s text:c="8"/>Label wichplayer = new Label("Player1:");</text:p>
      <text:p text:style-name="P1"><text:s text:c="8"/>VBox keyconp1 = new VBox(10);</text:p>
      <text:p text:style-name="P1"><text:s text:c="8"/>keyconp1.getChildren().addAll(wichplayer, jumpcon, leftcon, rightcon);</text:p>
      <text:p text:style-name="P1"/>
      <text:p text:style-name="P1"><text:s text:c="8"/>Label wichplayer2 = new Label("Player2:");</text:p>
      <text:p text:style-name="P1"><text:s text:c="8"/>VBox keyconp2 = new VBox(10);</text:p>
      <text:p text:style-name="P1"><text:s text:c="8"/>keyconp2.getChildren().addAll(wichplayer2, jumpcon2, leftcon2, rightcon2);</text:p>
      <text:p text:style-name="P1"/>
      <text:p text:style-name="P1"><text:s text:c="8"/>HBox players12 = new HBox(10);</text:p>
      <text:p text:style-name="P1"><text:s text:c="8"/>players12.getChildren().addAll(keyconp1, keyconp2);</text:p>
      <text:p text:style-name="P1"/>
      <text:p text:style-name="P1"><text:s text:c="8"/>VBox keyconinfo = new VBox(10);</text:p>
      <text:p text:style-name="P1"><text:s text:c="8"/>Label info = new Label("Choose buttons to controll your caracter with:");</text:p>
      <text:p text:style-name="P1"><text:s text:c="8"/>keyconinfo.getChildren().addAll(info, players12);</text:p>
      <text:p text:style-name="P1"/>
      <text:p text:style-name="P1"><text:s text:c="8"/>/**</text:p>
      <text:p text:style-name="P1"><text:s text:c="9"/>* HBox namecon4 = new HBox(); namecon4.setSpacing(10);</text:p>
      <text:p text:style-name="P1"><text:s text:c="9"/>* namecon4.getChildren().addAll(namecon, namecon2, keyconinfo);</text:p>
      <text:p text:style-name="P1"><text:s text:c="8"/>namecon4.setPrefWidth(scene.getWidth());</text:p>
      <text:p text:style-name="P1"><text:s text:c="9"/>*/</text:p>
      <text:p text:style-name="P1"><text:s text:c="8"/>FlowPane namecon4 = new FlowPane();</text:p>
      <text:p text:style-name="P1"><text:s text:c="8"/>namecon4.setVgap(10);</text:p>
      <text:p text:style-name="P1"><text:s text:c="8"/>namecon4.setHgap(10);</text:p>
      <text:p text:style-name="P1"><text:s text:c="8"/>namecon4.getChildren().addAll(namecon, namecon2, keyconinfo);</text:p>
      <text:p text:style-name="P1"><text:s text:c="8"/>namecon4.setPrefWidth(scene.getWidth());</text:p>
      <text:p text:style-name="P1"/>
      <text:p text:style-name="P1"><text:s text:c="8"/>stage.addEventHandler(KeyEvent.KEY_PRESSED, handler);</text:p>
      <text:p text:style-name="P1"/>
      <text:p text:style-name="P1"><text:s text:c="8"/>/**</text:p>
      <text:p text:style-name="P1"><text:s text:c="9"/>* stage.addEventHandler(KeyEvent.KEY_PRESSED, new</text:p>
      <text:p text:style-name="P1"><text:s text:c="9"/>* EventHandler&lt;KeyEvent&gt;() {</text:p>
      <text:p text:style-name="P1"><text:s text:c="9"/>*</text:p>
      <text:p text:style-name="P1"><text:s text:c="9"/>* @Override public void handle(KeyEvent event) { if(enterNewKey) {</text:p>
      <text:p text:style-name="P1"><text:s text:c="9"/>* setKey(event.getCode()); enterNewKey = false; } }</text:p>
      <text:p text:style-name="P1"><text:s text:c="8"/>});</text:p>
      <text:p text:style-name="P1"><text:s text:c="9"/>*/</text:p>
      <text:p text:style-name="P1"><text:s text:c="8"/>root.getChildren().add(canvas);</text:p>
      <text:p text:style-name="P1"><text:s text:c="8"/>root.getChildren().add(namecon4);</text:p>
      <text:p text:style-name="P1"><text:s text:c="8"/>root.getChildren().add(start);</text:p>
      <text:p text:style-name="P1"/>
      <text:p text:style-name="P1"><text:s text:c="8"/>stage.setTitle("Lobby");</text:p>
      <text:p text:style-name="P1"><text:soft-page-break/><text:s text:c="8"/>stage.setScene(scene);</text:p>
      <text:p text:style-name="P1"><text:s text:c="8"/>stage.setResizable(false);</text:p>
      <text:p text:style-name="P1"><text:s text:c="8"/>stage.sizeToScene();</text:p>
      <text:p text:style-name="P1"><text:s text:c="8"/>stage.show();</text:p>
      <text:p text:style-name="P1"><text:s text:c="4"/>}</text:p>
      <text:p text:style-name="P1"/>
      <text:p text:style-name="P1"><text:s text:c="4"/>/**</text:p>
      <text:p text:style-name="P1"><text:s text:c="5"/>* Simply a method that calls the startMap method in gameSetup so that</text:p>
      <text:p text:style-name="P1"><text:s text:c="5"/>* the game starts</text:p>
      <text:p text:style-name="P1"><text:s text:c="5"/>*/</text:p>
      <text:p text:style-name="P1"><text:s text:c="4"/>public void startMap() {</text:p>
      <text:p text:style-name="P1"/>
      <text:p text:style-name="P1"><text:s text:c="8"/>gameSetup.startMap();</text:p>
      <text:p text:style-name="P1"><text:s text:c="4"/>}</text:p>
      <text:p text:style-name="P1"/>
      <text:p text:style-name="P1"><text:s text:c="4"/>/**</text:p>
      <text:p text:style-name="P1"><text:s text:c="5"/>* A getter method used to see if the users choose to play against ai </text:p>
      <text:p text:style-name="P1"><text:s text:c="5"/>* opponents</text:p>
      <text:p text:style-name="P1"><text:s text:c="5"/>* @return int containing number of ai opponents</text:p>
      <text:p text:style-name="P1"><text:s text:c="5"/>*/</text:p>
      <text:p text:style-name="P1"><text:s text:c="4"/>public int getnumOfAi() {</text:p>
      <text:p text:style-name="P1"/>
      <text:p text:style-name="P1"><text:s text:c="8"/>return numOfAi;</text:p>
      <text:p text:style-name="P1"><text:s text:c="4"/>}</text:p>
      <text:p text:style-name="P1"/>
      <text:p text:style-name="P1"><text:s text:c="4"/>/**</text:p>
      <text:p text:style-name="P1"><text:s text:c="5"/>* A getter method that returns information about the player in a arraylist</text:p>
      <text:p text:style-name="P1"><text:s text:c="5"/>* @return Arraylist of Playerinfo typ contains name and keybordcontroller</text:p>
      <text:p text:style-name="P1"><text:s text:c="5"/>*/</text:p>
      <text:p text:style-name="P1"><text:s text:c="4"/>public ArrayList&lt;Playerinfo&gt; getPlayerInfo() {</text:p>
      <text:p text:style-name="P1"/>
      <text:p text:style-name="P1"><text:s text:c="8"/>return playerInfo;</text:p>
      <text:p text:style-name="P1"><text:s text:c="4"/>}</text:p>
      <text:p text:style-name="P1"/>
      <text:p text:style-name="P1"><text:s text:c="4"/>/**</text:p>
      <text:p text:style-name="P1"><text:s text:c="5"/>* Method that sets the keyboard buttons the users want to use to controll</text:p>
      <text:p text:style-name="P1"><text:s text:c="5"/>* their players</text:p>
      <text:p text:style-name="P1"><text:s text:c="5"/>* @param key is a KeyCode used to determine which key users pressed</text:p>
      <text:p text:style-name="P1"><text:s text:c="5"/>*/</text:p>
      <text:p text:style-name="P1"><text:s text:c="4"/>private void setKey(KeyCode key) {</text:p>
      <text:p text:style-name="P1"><text:s text:c="8"/>int playerIdx = player - 1;</text:p>
      <text:p text:style-name="P1"><text:s text:c="8"/>if (playerIdx &lt; 0 || playerIdx &gt;= playerInfo.size()) {</text:p>
      <text:p text:style-name="P1"><text:s text:c="12"/>return;</text:p>
      <text:p text:style-name="P1"><text:s text:c="8"/>}</text:p>
      <text:p text:style-name="P1"><text:s text:c="8"/>KeyboardController input = playerInfo.get(playerIdx).getKeyboard();</text:p>
      <text:p text:style-name="P1"><text:s text:c="8"/>switch (whatkey) {</text:p>
      <text:p text:style-name="P1"><text:s text:c="12"/>case 1:</text:p>
      <text:p text:style-name="P1"><text:s text:c="16"/>input.setKeyJetpackOn(key);</text:p>
      <text:p text:style-name="P1"><text:s text:c="16"/>break;</text:p>
      <text:p text:style-name="P1"><text:s text:c="12"/>case 2:</text:p>
      <text:p text:style-name="P1"><text:s text:c="16"/>input.setKeyMoveLeft(key);</text:p>
      <text:p text:style-name="P1"><text:s text:c="16"/>break;</text:p>
      <text:p text:style-name="P1"><text:soft-page-break/><text:s text:c="12"/>case 3:</text:p>
      <text:p text:style-name="P1"><text:s text:c="16"/>input.setKeyMoveRight(key);</text:p>
      <text:p text:style-name="P1"><text:s text:c="16"/>break;</text:p>
      <text:p text:style-name="P1"><text:s text:c="12"/>default:</text:p>
      <text:p text:style-name="P1"><text:s text:c="16"/>break;</text:p>
      <text:p text:style-name="P1"><text:s text:c="8"/>}</text:p>
      <text:p text:style-name="P1"/>
      <text:p text:style-name="P1"><text:s text:c="4"/>}</text:p>
      <text:p text:style-name="P1"/>
      <text:p text:style-name="P1">}</text:p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UIGraphics;</text:p>
      <text:p text:style-name="P1"/>
      <text:p text:style-name="P1">import javafx.event.ActionEvent;</text:p>
      <text:p text:style-name="P1">import javafx.event.EventHandler;</text:p>
      <text:p text:style-name="P1">import javafx.scene.Scene;</text:p>
      <text:p text:style-name="P1">import javafx.scene.control.Button;</text:p>
      <text:p text:style-name="P1">import javafx.scene.Group;</text:p>
      <text:p text:style-name="P1">import javafx.scene.canvas.Canvas;</text:p>
      <text:p text:style-name="P1">import javafx.stage.Stage;</text:p>
      <text:p text:style-name="P1">import javafx.scene.image.Image;</text:p>
      <text:p text:style-name="P1">import javafx.scene.image.ImageView;</text:p>
      <text:p text:style-name="P1">import javafx.scene.paint.Color;</text:p>
      <text:p text:style-name="P1">import javafx.scene.canvas.GraphicsContext;</text:p>
      <text:p text:style-name="P1">import lab5game.GameSetup;</text:p>
      <text:p text:style-name="P1"/>
      <text:p text:style-name="P1">/**</text:p>
      <text:p text:style-name="P1"><text:s/>*</text:p>
      <text:p text:style-name="P1"><text:s/>* @author mats</text:p>
      <text:p text:style-name="P1"><text:s/>* Creates the first screen the application shows, used only as a startscreen where</text:p>
      <text:p text:style-name="P1"><text:s/>* the user can choose to play or close the application.</text:p>
      <text:p text:style-name="P1"><text:s/>*/</text:p>
      <text:p text:style-name="P1">public class LoginScreen {</text:p>
      <text:p text:style-name="P1"><text:s text:c="4"/>GameSetup gameSetup;</text:p>
      <text:p text:style-name="P1"><text:s text:c="4"/>private Group root;</text:p>
      <text:p text:style-name="P1"><text:s text:c="4"/>private Image image;</text:p>
      <text:p text:style-name="P1"><text:s text:c="4"/>private Image imagebut;</text:p>
      <text:p text:style-name="P1"><text:s text:c="4"/>private Image imagebut2;</text:p>
      <text:p text:style-name="P1"><text:s text:c="4"/>private Button but;</text:p>
      <text:p text:style-name="P1"><text:s text:c="4"/>private Button but2;</text:p>
      <text:p text:style-name="P1"><text:s text:c="4"/>private Stage loginStage;</text:p>
      <text:p text:style-name="P1"><text:s text:c="4"/></text:p>
      <text:p text:style-name="P1"><text:s text:c="4"/>/**</text:p>
      <text:p text:style-name="P1"><text:s text:c="5"/>* constructor for the LoginScreen class</text:p>
      <text:p text:style-name="P1"><text:s text:c="5"/>* @param stage Gets a Stage used for canvas and Boxes</text:p>
      <text:p text:style-name="P1"><text:s text:c="5"/>* @param gameSetup takes a gameSetup as parameter to gett accses to methods</text:p>
      <text:p text:style-name="P1"><text:s text:c="5"/>* Also loads the background and button images</text:p>
      <text:p text:style-name="P1"><text:soft-page-break/><text:s text:c="5"/>*/</text:p>
      <text:p text:style-name="P1"><text:s text:c="4"/>public LoginScreen(Stage stage, GameSetup gameSetup) {</text:p>
      <text:p text:style-name="P1"><text:s text:c="8"/>this.gameSetup = gameSetup;</text:p>
      <text:p text:style-name="P1"><text:s text:c="8"/>this.loginStage = stage;</text:p>
      <text:p text:style-name="P1"><text:s text:c="8"/>this.image = new Image("Resource/battleTerrain.png",false);</text:p>
      <text:p text:style-name="P1"><text:s text:c="8"/>this.imagebut = new Image("Resource/Playknapp.png",false);</text:p>
      <text:p text:style-name="P1"><text:s text:c="8"/>//this.imagebut2 = new Image("Resource/higknapp.png",false);</text:p>
      <text:p text:style-name="P1"><text:s text:c="8"/></text:p>
      <text:p text:style-name="P1"><text:s text:c="4"/>}</text:p>
      <text:p text:style-name="P1"><text:s text:c="4"/>/**</text:p>
      <text:p text:style-name="P1"><text:s text:c="5"/>* Setup method that creates the buttons and stages, also </text:p>
      <text:p text:style-name="P1"><text:s text:c="5"/>* creates the canvas</text:p>
      <text:p text:style-name="P1"><text:s text:c="5"/>*/</text:p>
      <text:p text:style-name="P1"><text:s text:c="4"/>public void setup(){</text:p>
      <text:p text:style-name="P1"><text:s text:c="8"/>Stage stage = this.loginStage;</text:p>
      <text:p text:style-name="P1"><text:tab/>but = new Button();</text:p>
      <text:p text:style-name="P1"><text:tab/>but.setGraphic(new ImageView(imagebut));</text:p>
      <text:p text:style-name="P1"/>
      <text:p text:style-name="P1"><text:s text:c="7"/><text:tab/>but.setOnAction(new EventHandler&lt;ActionEvent&gt;() {</text:p>
      <text:p text:style-name="P1"><text:s text:c="12"/>@Override</text:p>
      <text:p text:style-name="P1"><text:s text:c="12"/>public void handle(ActionEvent event) {</text:p>
      <text:p text:style-name="P1"><text:s text:c="16"/>play();</text:p>
      <text:p text:style-name="P1"><text:s text:c="12"/>}</text:p>
      <text:p text:style-name="P1"><text:s text:c="8"/>});</text:p>
      <text:p text:style-name="P1"><text:s text:c="8"/></text:p>
      <text:p text:style-name="P1"><text:s text:c="8"/>/**but2 = new Button();</text:p>
      <text:p text:style-name="P1"><text:tab/>but2.setGraphic(new ImageView(imagebut2));</text:p>
      <text:p text:style-name="P1"/>
      <text:p text:style-name="P1"><text:s text:c="7"/><text:tab/>but2.setOnAction(new EventHandler&lt;ActionEvent&gt;() {</text:p>
      <text:p text:style-name="P1"/>
      <text:p text:style-name="P1"><text:s text:c="12"/>@Override</text:p>
      <text:p text:style-name="P1"><text:s text:c="12"/>public void handle(ActionEvent event) {</text:p>
      <text:p text:style-name="P1"><text:s text:c="16"/>loadgame();</text:p>
      <text:p text:style-name="P1"><text:s text:c="12"/>}</text:p>
      <text:p text:style-name="P1"><text:s text:c="8"/>});*/</text:p>
      <text:p text:style-name="P1"><text:tab/></text:p>
      <text:p text:style-name="P1"><text:tab/>root = new Group();</text:p>
      <text:p text:style-name="P1"><text:tab/>Scene scene = new Scene(root, 1024, 720, Color.GREEN);</text:p>
      <text:p text:style-name="P1"><text:tab/>Canvas canvas = new Canvas(scene.getWidth(), scene.getHeight());</text:p>
      <text:p text:style-name="P1"/>
      <text:p text:style-name="P1"><text:tab/>but.setLayoutX(canvas.getWidth()/2 - (imagebut.getWidth()/2));</text:p>
      <text:p text:style-name="P1"><text:s text:c="8"/>but.setLayoutY(canvas.getHeight()/2 - (imagebut.getHeight()/2));</text:p>
      <text:p text:style-name="P1"><text:tab/></text:p>
      <text:p text:style-name="P1"><text:s text:c="8"/>/**but2.setLayoutX(canvas.getWidth()/2 - (imagebut.getWidth()/2));</text:p>
      <text:p text:style-name="P1"><text:s text:c="8"/>but2.setLayoutY(canvas.getHeight()/2 - (imagebut.getHeight()/2));*/</text:p>
      <text:p text:style-name="P1"><text:tab/></text:p>
      <text:p text:style-name="P1"><text:tab/>GraphicsContext gc = canvas.getGraphicsContext2D();</text:p>
      <text:p text:style-name="P1"><text:tab/>gc.clearRect(0, 0, canvas.getWidth(), canvas.getHeight());</text:p>
      <text:p text:style-name="P1"><text:tab/>gc.drawImage(image, 0, 0, canvas.getWidth(), canvas.getHeight());</text:p>
      <text:p text:style-name="P1"><text:tab/></text:p>
      <text:p text:style-name="P1"><text:tab/>root.getChildren().add(canvas);</text:p>
      <text:p text:style-name="P1"><text:tab/>root.getChildren().add(but);</text:p>
      <text:p text:style-name="P1"><text:soft-page-break/><text:s text:c="8"/>//root.getChildren().add(but2);</text:p>
      <text:p text:style-name="P1"><text:tab/></text:p>
      <text:p text:style-name="P1"><text:tab/></text:p>
      <text:p text:style-name="P1"><text:tab/>stage.setTitle("Start");</text:p>
      <text:p text:style-name="P1"><text:tab/>stage.setScene(scene);</text:p>
      <text:p text:style-name="P1"><text:tab/>stage.setResizable(false);</text:p>
      <text:p text:style-name="P1"><text:tab/>stage.sizeToScene();</text:p>
      <text:p text:style-name="P1"><text:tab/>stage.show();</text:p>
      <text:p text:style-name="P1"><text:s text:c="8"/></text:p>
      <text:p text:style-name="P1"><text:s text:c="4"/>}</text:p>
      <text:p text:style-name="P1"><text:s text:c="4"/></text:p>
      <text:p text:style-name="P1"><text:s text:c="4"/>/**</text:p>
      <text:p text:style-name="P1"><text:s text:c="5"/>* Calls method to load next window in gameSetup</text:p>
      <text:p text:style-name="P1"><text:s text:c="5"/>*/</text:p>
      <text:p text:style-name="P1"><text:s text:c="4"/>public void play(){</text:p>
      <text:p text:style-name="P1"><text:s text:c="8"/>gameSetup.lobbyStart(this.gameSetup);</text:p>
      <text:p text:style-name="P1"><text:s text:c="4"/>}</text:p>
      <text:p text:style-name="P1"><text:s text:c="4"/></text:p>
      <text:p text:style-name="P1">}</text:p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UIGraphics;</text:p>
      <text:p text:style-name="P1"/>
      <text:p text:style-name="P1">import GameData.Terrain;</text:p>
      <text:p text:style-name="P1">import javafx.event.ActionEvent;</text:p>
      <text:p text:style-name="P1">import javafx.event.EventHandler;</text:p>
      <text:p text:style-name="P1">import javafx.scene.control.MenuBar;</text:p>
      <text:p text:style-name="P1">import javafx.scene.control.MenuItem;</text:p>
      <text:p text:style-name="P1">import javafx.scene.control.Menu;</text:p>
      <text:p text:style-name="P1">import lab5game.BattleArena;</text:p>
      <text:p text:style-name="P1">import lab5game.GameSetup;</text:p>
      <text:p text:style-name="P1"/>
      <text:p text:style-name="P1">/**</text:p>
      <text:p text:style-name="P1"><text:s/>*Class creating the menu at the top of the scene during the game</text:p>
      <text:p text:style-name="P1"><text:s/>* @author mats</text:p>
      <text:p text:style-name="P1"><text:s/>*/</text:p>
      <text:p text:style-name="P1">public class TopMenu {</text:p>
      <text:p text:style-name="P1"><text:s text:c="4"/></text:p>
      <text:p text:style-name="P1"><text:s text:c="4"/>private BattleArena battlearena;</text:p>
      <text:p text:style-name="P1"><text:s text:c="4"/>private MenuBar menubar;</text:p>
      <text:p text:style-name="P1"><text:s text:c="4"/>private GameSetup GS;</text:p>
      <text:p text:style-name="P1"><text:s text:c="4"/></text:p>
      <text:p text:style-name="P1"><text:s text:c="4"/>/**</text:p>
      <text:p text:style-name="P1"><text:s text:c="5"/>* constructor for TopMenu</text:p>
      <text:p text:style-name="P1"><text:s text:c="5"/>* @param ba takes a BattleArena as input to get accsess to methods</text:p>
      <text:p text:style-name="P1"><text:s text:c="5"/>* @param GS_ takes gameSetup to get accsess to methods</text:p>
      <text:p text:style-name="P1"><text:s text:c="5"/>*/</text:p>
      <text:p text:style-name="P1"><text:s text:c="4"/>public TopMenu(BattleArena ba, GameSetup GS_){</text:p>
      <text:p text:style-name="P1"><text:soft-page-break/><text:s text:c="8"/>this.battlearena = ba;</text:p>
      <text:p text:style-name="P1"><text:s text:c="8"/>this.GS = GS_;</text:p>
      <text:p text:style-name="P1"><text:s text:c="4"/>}</text:p>
      <text:p text:style-name="P1"><text:s text:c="4"/></text:p>
      <text:p text:style-name="P1"><text:s text:c="4"/>/**</text:p>
      <text:p text:style-name="P1"><text:s text:c="5"/>* Method that creates the menubar and all it's options and returns it</text:p>
      <text:p text:style-name="P1"><text:s text:c="5"/>* @return returns a MenuBar to be put on the game scene</text:p>
      <text:p text:style-name="P1"><text:s text:c="5"/>*/</text:p>
      <text:p text:style-name="P1"><text:s text:c="4"/>public MenuBar getMenu(){</text:p>
      <text:p text:style-name="P1"><text:s text:c="8"/></text:p>
      <text:p text:style-name="P1"><text:s text:c="8"/>menubar = new MenuBar();</text:p>
      <text:p text:style-name="P1"><text:s text:c="8"/></text:p>
      <text:p text:style-name="P1"><text:s text:c="8"/>Menu menuState = new Menu("State");</text:p>
      <text:p text:style-name="P1"><text:tab/></text:p>
      <text:p text:style-name="P1"><text:tab/>MenuItem stopgame = new MenuItem("Stop");</text:p>
      <text:p text:style-name="P1"><text:tab/>stopgame.setOnAction(stop());</text:p>
      <text:p text:style-name="P1"><text:tab/>MenuItem startgame = new MenuItem("start");</text:p>
      <text:p text:style-name="P1"><text:s text:c="8"/>startgame.setOnAction(start());</text:p>
      <text:p text:style-name="P1"><text:s text:c="8"/></text:p>
      <text:p text:style-name="P1"><text:s text:c="8"/>menuState.getItems().addAll(stopgame, startgame);</text:p>
      <text:p text:style-name="P1"><text:s text:c="8"/></text:p>
      <text:p text:style-name="P1"><text:s text:c="8"/>Menu menuOptions = new Menu("Options");</text:p>
      <text:p text:style-name="P1"><text:s text:c="8"/></text:p>
      <text:p text:style-name="P1"><text:s text:c="8"/>MenuItem savegame = new MenuItem("Save");</text:p>
      <text:p text:style-name="P1"><text:tab/>savegame.setOnAction(save());</text:p>
      <text:p text:style-name="P1"><text:s text:c="8"/>MenuItem loadgame = new MenuItem("Load");</text:p>
      <text:p text:style-name="P1"><text:tab/>loadgame.setOnAction(load());</text:p>
      <text:p text:style-name="P1"><text:s text:c="8"/>MenuItem infogame = new MenuItem("Information");</text:p>
      <text:p text:style-name="P1"><text:tab/>infogame.setOnAction(info());</text:p>
      <text:p text:style-name="P1"><text:s text:c="8"/></text:p>
      <text:p text:style-name="P1"><text:tab/>MenuItem scoregame = new MenuItem("Score board");</text:p>
      <text:p text:style-name="P1"><text:s text:c="8"/>//startgame.setOnAction(score());</text:p>
      <text:p text:style-name="P1"><text:s text:c="8"/></text:p>
      <text:p text:style-name="P1"><text:s text:c="8"/>menuOptions.getItems().addAll(savegame, loadgame, scoregame, infogame);</text:p>
      <text:p text:style-name="P1"><text:s text:c="12"/></text:p>
      <text:p text:style-name="P1"><text:s text:c="8"/>Menu menuEnd = new Menu("End game");</text:p>
      <text:p text:style-name="P1"><text:s text:c="8"/></text:p>
      <text:p text:style-name="P1"><text:s text:c="8"/>MenuItem maingame = new MenuItem("Main menu");</text:p>
      <text:p text:style-name="P1"><text:s text:c="8"/>maingame.setOnAction(reset());</text:p>
      <text:p text:style-name="P1"><text:s text:c="8"/>MenuItem exitgame = new MenuItem("Exit Game");</text:p>
      <text:p text:style-name="P1"><text:s text:c="8"/>exitgame.setOnAction(quit());</text:p>
      <text:p text:style-name="P1"><text:s text:c="8"/></text:p>
      <text:p text:style-name="P1"><text:s text:c="8"/>menuEnd.getItems().addAll(maingame, exitgame);</text:p>
      <text:p text:style-name="P1"><text:tab/></text:p>
      <text:p text:style-name="P1"><text:tab/></text:p>
      <text:p text:style-name="P1"><text:s text:c="8"/>menubar.getMenus().addAll(menuState, menuOptions, menuEnd);</text:p>
      <text:p text:style-name="P1"/>
      <text:p text:style-name="P1"><text:s text:c="8"/></text:p>
      <text:p text:style-name="P1"><text:s text:c="8"/>return menubar;</text:p>
      <text:p text:style-name="P1"><text:s text:c="4"/>}</text:p>
      <text:p text:style-name="P1"><text:s text:c="4"/></text:p>
      <text:p text:style-name="P1"><text:s text:c="4"/>/**</text:p>
      <text:p text:style-name="P1"><text:soft-page-break/><text:s text:c="5"/>* Action event containing a call to a method</text:p>
      <text:p text:style-name="P1"><text:s text:c="5"/>* @return a Eventhandler of actionevent type</text:p>
      <text:p text:style-name="P1"><text:s text:c="5"/>*/</text:p>
      <text:p text:style-name="P1"><text:s text:c="4"/>private EventHandler&lt;ActionEvent&gt; start(){</text:p>
      <text:p text:style-name="P1"><text:s text:c="8"/>return new EventHandler&lt;ActionEvent&gt;() {</text:p>
      <text:p text:style-name="P1"><text:s text:c="12"/>public void handle(ActionEvent y) {</text:p>
      <text:p text:style-name="P1"><text:tab/><text:tab/>battlearena.play();</text:p>
      <text:p text:style-name="P1"><text:s text:c="12"/>}</text:p>
      <text:p text:style-name="P1"><text:s text:c="8"/>};</text:p>
      <text:p text:style-name="P1"><text:s text:c="4"/>}</text:p>
      <text:p text:style-name="P1"><text:s text:c="4"/></text:p>
      <text:p text:style-name="P1"><text:s text:c="4"/>/**</text:p>
      <text:p text:style-name="P1"><text:s text:c="5"/>* Action event containing a call to a method</text:p>
      <text:p text:style-name="P1"><text:s text:c="5"/>* @return Eventhandler of actionevent type</text:p>
      <text:p text:style-name="P1"><text:s text:c="5"/>*/</text:p>
      <text:p text:style-name="P1"><text:s text:c="4"/>public EventHandler&lt;ActionEvent&gt; stop(){</text:p>
      <text:p text:style-name="P1"><text:s text:c="8"/>return new EventHandler&lt;ActionEvent&gt;() {</text:p>
      <text:p text:style-name="P1"><text:s text:c="12"/>public void handle(ActionEvent t) {</text:p>
      <text:p text:style-name="P1"><text:tab/><text:tab/>battlearena.paus();</text:p>
      <text:p text:style-name="P1"><text:tab/><text:tab/>}</text:p>
      <text:p text:style-name="P1"><text:tab/> <text:s text:c="3"/>};</text:p>
      <text:p text:style-name="P1"><text:s text:c="8"/></text:p>
      <text:p text:style-name="P1"><text:s text:c="4"/>}</text:p>
      <text:p text:style-name="P1"><text:s text:c="4"/></text:p>
      <text:p text:style-name="P1"><text:s text:c="4"/>/**</text:p>
      <text:p text:style-name="P1"><text:s text:c="5"/>* Action event containing a call to a method</text:p>
      <text:p text:style-name="P1"><text:s text:c="5"/>* @return Eventhandler of actionevent type</text:p>
      <text:p text:style-name="P1"><text:s text:c="5"/>*/</text:p>
      <text:p text:style-name="P1"><text:s text:c="4"/>private EventHandler&lt;ActionEvent&gt; save(){</text:p>
      <text:p text:style-name="P1"><text:s text:c="8"/>return new EventHandler&lt;ActionEvent&gt;() {</text:p>
      <text:p text:style-name="P1"><text:s text:c="12"/>public void handle(ActionEvent y) {</text:p>
      <text:p text:style-name="P1"><text:s text:c="16"/>battlearena.saveGame();</text:p>
      <text:p text:style-name="P1"><text:s text:c="12"/>}</text:p>
      <text:p text:style-name="P1"><text:s text:c="8"/>};</text:p>
      <text:p text:style-name="P1"><text:s text:c="4"/>}</text:p>
      <text:p text:style-name="P1"><text:s text:c="4"/></text:p>
      <text:p text:style-name="P1"><text:s text:c="4"/>/**</text:p>
      <text:p text:style-name="P1"><text:s text:c="5"/>* Action event containing a call to a method</text:p>
      <text:p text:style-name="P1"><text:s text:c="5"/>* @return Eventhandler of actionevent type</text:p>
      <text:p text:style-name="P1"><text:s text:c="5"/>*/</text:p>
      <text:p text:style-name="P1"><text:s text:c="4"/>private EventHandler&lt;ActionEvent&gt; load(){</text:p>
      <text:p text:style-name="P1"><text:s text:c="8"/>return new EventHandler&lt;ActionEvent&gt;() {</text:p>
      <text:p text:style-name="P1"><text:s text:c="12"/>public void handle(ActionEvent y) {</text:p>
      <text:p text:style-name="P1"><text:s text:c="16"/>battlearena.loadGame();</text:p>
      <text:p text:style-name="P1"><text:s text:c="12"/>}</text:p>
      <text:p text:style-name="P1"><text:s text:c="8"/>};</text:p>
      <text:p text:style-name="P1"><text:s text:c="4"/>}</text:p>
      <text:p text:style-name="P1"><text:s text:c="4"/></text:p>
      <text:p text:style-name="P1"><text:s text:c="4"/>/**</text:p>
      <text:p text:style-name="P1"><text:s text:c="5"/>* Action event containing a call to a method</text:p>
      <text:p text:style-name="P1"><text:s text:c="5"/>* @return Eventhandler of actionevent type</text:p>
      <text:p text:style-name="P1"><text:s text:c="5"/>*/</text:p>
      <text:p text:style-name="P1"><text:soft-page-break/><text:s text:c="4"/>public EventHandler&lt;ActionEvent&gt; reset(){</text:p>
      <text:p text:style-name="P1"><text:s text:c="8"/>return new EventHandler&lt;ActionEvent&gt;() {</text:p>
      <text:p text:style-name="P1"><text:s text:c="12"/>public void handle(ActionEvent z) {</text:p>
      <text:p text:style-name="P1"><text:tab/><text:tab/>GS.resetGame();</text:p>
      <text:p text:style-name="P1"><text:tab/><text:tab/>}</text:p>
      <text:p text:style-name="P1"><text:tab/> <text:s text:c="3"/>}; </text:p>
      <text:p text:style-name="P1"><text:s text:c="4"/>}</text:p>
      <text:p text:style-name="P1"><text:s text:c="4"/></text:p>
      <text:p text:style-name="P1"><text:s text:c="4"/>/**</text:p>
      <text:p text:style-name="P1"><text:s text:c="5"/>* Action event containing a call to a method</text:p>
      <text:p text:style-name="P1"><text:s text:c="5"/>* @return Eventhandler of actionevent type</text:p>
      <text:p text:style-name="P1"><text:s text:c="5"/>*/</text:p>
      <text:p text:style-name="P1"><text:s text:c="4"/>public EventHandler&lt;ActionEvent&gt; quit(){</text:p>
      <text:p text:style-name="P1"><text:s text:c="8"/>return new EventHandler&lt;ActionEvent&gt;() {</text:p>
      <text:p text:style-name="P1"><text:s text:c="12"/>public void handle(ActionEvent z) {</text:p>
      <text:p text:style-name="P1"><text:tab/><text:tab/>GS.exitGame();</text:p>
      <text:p text:style-name="P1"><text:tab/><text:tab/>}</text:p>
      <text:p text:style-name="P1"><text:tab/> <text:s text:c="3"/>}; </text:p>
      <text:p text:style-name="P1"><text:s text:c="4"/>}</text:p>
      <text:p text:style-name="P1"><text:s text:c="4"/></text:p>
      <text:p text:style-name="P1"><text:s text:c="4"/>public void showscoreboard(){}</text:p>
      <text:p text:style-name="P1"><text:s text:c="4"/></text:p>
      <text:p text:style-name="P1"><text:s text:c="4"/>/**</text:p>
      <text:p text:style-name="P1"><text:s text:c="5"/>* Action event containing a call to a method</text:p>
      <text:p text:style-name="P1"><text:s text:c="5"/>* @return Eventhandler of actionevent type</text:p>
      <text:p text:style-name="P1"><text:s text:c="5"/>*/</text:p>
      <text:p text:style-name="P1"><text:s text:c="4"/>public EventHandler&lt;ActionEvent&gt; info(){</text:p>
      <text:p text:style-name="P1"><text:s text:c="8"/>return new EventHandler&lt;ActionEvent&gt;() {</text:p>
      <text:p text:style-name="P1"><text:s text:c="12"/>public void handle(ActionEvent z) {</text:p>
      <text:p text:style-name="P1"><text:tab/><text:tab/>battlearena.info();</text:p>
      <text:p text:style-name="P1"><text:tab/><text:tab/>}</text:p>
      <text:p text:style-name="P1"><text:tab/> <text:s text:c="3"/>}; </text:p>
      <text:p text:style-name="P1"><text:s text:c="4"/>}</text:p>
      <text:p text:style-name="P1"><text:s text:c="4"/></text:p>
      <text:p text:style-name="P1"><text:s text:c="4"/></text:p>
      <text:p text:style-name="P1">}</text:p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UIGraphics;</text:p>
      <text:p text:style-name="P1"/>
      <text:p text:style-name="P1">import java.util.Observable;</text:p>
      <text:p text:style-name="P1">import java.util.Observer;</text:p>
      <text:p text:style-name="P1">import GameObjects.Player;</text:p>
      <text:p text:style-name="P1">import java.util.ArrayList;</text:p>
      <text:p text:style-name="P1">import javafx.geometry.Pos;</text:p>
      <text:p text:style-name="P1">import javafx.scene.control.Label;</text:p>
      <text:p text:style-name="P1">import javafx.scene.layout.HBox;</text:p>
      <text:p text:style-name="P1">import javafx.scene.layout.StackPane;</text:p>
      <text:p text:style-name="P1"><text:soft-page-break/>import javafx.scene.layout.VBox;</text:p>
      <text:p text:style-name="P1">import javafx.scene.paint.Color;</text:p>
      <text:p text:style-name="P1">import java.text.DecimalFormat;</text:p>
      <text:p text:style-name="P1"/>
      <text:p text:style-name="P1">/**</text:p>
      <text:p text:style-name="P1"><text:s/>*Observer that looks on the basic stats of a player like health and ammo.</text:p>
      <text:p text:style-name="P1"><text:s/>* If changes happen to the stats this class will update the numbers </text:p>
      <text:p text:style-name="P1"><text:s/>* shown on the screen in the game.</text:p>
      <text:p text:style-name="P1"><text:s/>* @author mats</text:p>
      <text:p text:style-name="P1"><text:s/>*/</text:p>
      <text:p text:style-name="P1">public class UIStatObserver implements Observer {</text:p>
      <text:p text:style-name="P1"/>
      <text:p text:style-name="P1"><text:s text:c="4"/>//private StackPane root;</text:p>
      <text:p text:style-name="P1"><text:s text:c="4"/>private Label player1name;</text:p>
      <text:p text:style-name="P1"><text:s text:c="4"/>private Label player2name;</text:p>
      <text:p text:style-name="P1"><text:s text:c="4"/>private Label player1health;</text:p>
      <text:p text:style-name="P1"><text:s text:c="4"/>private Label player2health;</text:p>
      <text:p text:style-name="P1"><text:s text:c="4"/>private Label player1ammo;</text:p>
      <text:p text:style-name="P1"><text:s text:c="4"/>private Label player2ammo;</text:p>
      <text:p text:style-name="P1"><text:s text:c="4"/>private Label player1death;</text:p>
      <text:p text:style-name="P1"><text:s text:c="4"/>private Label player2death;</text:p>
      <text:p text:style-name="P1"><text:s text:c="4"/>private ArrayList&lt;Player&gt; players;</text:p>
      <text:p text:style-name="P1"/>
      <text:p text:style-name="P1"><text:s text:c="4"/>/**</text:p>
      <text:p text:style-name="P1"><text:s text:c="5"/>* constructor for the observer</text:p>
      <text:p text:style-name="P1"><text:s text:c="5"/>* @param players takes a arraylist of Player type containing players</text:p>
      <text:p text:style-name="P1"><text:s text:c="5"/>*/</text:p>
      <text:p text:style-name="P1"><text:s text:c="4"/>public UIStatObserver(ArrayList&lt;Player&gt; players) {</text:p>
      <text:p text:style-name="P1"><text:s text:c="8"/>super();</text:p>
      <text:p text:style-name="P1"><text:s text:c="8"/>this.players = players;</text:p>
      <text:p text:style-name="P1"><text:s text:c="8"/>//createUI(root);</text:p>
      <text:p text:style-name="P1"/>
      <text:p text:style-name="P1"><text:s text:c="4"/>}</text:p>
      <text:p text:style-name="P1"/>
      <text:p text:style-name="P1"><text:s text:c="4"/>/**</text:p>
      <text:p text:style-name="P1"><text:s text:c="5"/>* Method that creates the graphic view for the stats in a HBox that is </text:p>
      <text:p text:style-name="P1"><text:s text:c="5"/>* returned</text:p>
      <text:p text:style-name="P1"><text:s text:c="5"/>* @param root takes a StackPane <text:s/>a parameter since this is were the </text:p>
      <text:p text:style-name="P1"><text:s text:c="5"/>* information will be added</text:p>
      <text:p text:style-name="P1"><text:s text:c="5"/>* @return returns HBox containing the information</text:p>
      <text:p text:style-name="P1"><text:s text:c="5"/>*/</text:p>
      <text:p text:style-name="P1"><text:s text:c="4"/>public HBox createUI(StackPane root) {</text:p>
      <text:p text:style-name="P1"><text:s text:c="8"/>player1name = new Label(players.get(0).getName());</text:p>
      <text:p text:style-name="P1"><text:s text:c="8"/>player2name = new Label(players.get(1).getName());</text:p>
      <text:p text:style-name="P1"><text:s text:c="8"/>player1name.setTextFill(Color.RED);</text:p>
      <text:p text:style-name="P1"><text:s text:c="8"/>player2name.setTextFill(Color.RED);</text:p>
      <text:p text:style-name="P1"><text:s text:c="8"/>player1health = new Label("Health:" + players.get(0).currentHealth());</text:p>
      <text:p text:style-name="P1"><text:s text:c="8"/>player2health = new Label("Health:" + players.get(1).currentHealth());</text:p>
      <text:p text:style-name="P1"><text:s text:c="8"/>player1health.setTextFill(Color.RED);</text:p>
      <text:p text:style-name="P1"><text:s text:c="8"/>player2health.setTextFill(Color.RED);</text:p>
      <text:p text:style-name="P1"><text:s text:c="8"/>player1ammo = new Label("Ammo:" + players.get(0).currentAmmo());</text:p>
      <text:p text:style-name="P1"><text:s text:c="8"/>player2ammo = new Label("Ammo:" + players.get(1).currentAmmo());</text:p>
      <text:p text:style-name="P1"><text:soft-page-break/><text:s text:c="8"/>player1ammo.setTextFill(Color.RED);</text:p>
      <text:p text:style-name="P1"><text:s text:c="8"/>player2ammo.setTextFill(Color.RED);</text:p>
      <text:p text:style-name="P1"><text:s text:c="8"/>player1death = new Label("Deaths:" + players.get(0).getDeaths());</text:p>
      <text:p text:style-name="P1"><text:s text:c="8"/>player2death = new Label("Deaths:" + players.get(1).getDeaths());</text:p>
      <text:p text:style-name="P1"><text:s text:c="8"/>player1death.setTextFill(Color.RED);</text:p>
      <text:p text:style-name="P1"><text:s text:c="8"/>player2death.setTextFill(Color.RED);</text:p>
      <text:p text:style-name="P1"><text:s text:c="8"/>HBox playerinfocon1 = new HBox(5);</text:p>
      <text:p text:style-name="P1"><text:s text:c="8"/>playerinfocon1.getChildren().addAll(player1name, player1health, player1ammo, player1death);</text:p>
      <text:p text:style-name="P1"><text:s text:c="8"/>HBox playerinfocon2 = new HBox(5);</text:p>
      <text:p text:style-name="P1"><text:s text:c="8"/>playerinfocon2.getChildren().addAll(player2name, player2health, player2ammo, player2death);</text:p>
      <text:p text:style-name="P1"><text:s text:c="8"/>HBox namecon = new HBox(500);</text:p>
      <text:p text:style-name="P1"><text:s text:c="8"/>namecon.setAlignment(Pos.BOTTOM_CENTER);</text:p>
      <text:p text:style-name="P1"><text:s text:c="8"/>namecon.getChildren().addAll(playerinfocon1, playerinfocon2);</text:p>
      <text:p text:style-name="P1"><text:s text:c="8"/>//root.getChildren().addAll(playerinfocon1, playerinfocon2);</text:p>
      <text:p text:style-name="P1"><text:s text:c="8"/>return namecon;</text:p>
      <text:p text:style-name="P1"><text:s text:c="4"/>}</text:p>
      <text:p text:style-name="P1"/>
      <text:p text:style-name="P1"><text:s text:c="4"/>/**</text:p>
      <text:p text:style-name="P1"><text:s text:c="5"/>* sets the players of whom the stats are shown</text:p>
      <text:p text:style-name="P1"><text:s text:c="5"/>* @param players_ ArrayList of Player type </text:p>
      <text:p text:style-name="P1"><text:s text:c="5"/>*/</text:p>
      <text:p text:style-name="P1"><text:s text:c="4"/>public void setPlayers(ArrayList&lt;Player&gt; players_) {</text:p>
      <text:p text:style-name="P1"><text:s text:c="8"/>this.players = players_;</text:p>
      <text:p text:style-name="P1"/>
      <text:p text:style-name="P1"><text:s text:c="4"/>}</text:p>
      <text:p text:style-name="P1"/>
      <text:p text:style-name="P1"><text:s text:c="4"/>@Override</text:p>
      <text:p text:style-name="P1"><text:s text:c="4"/>/**</text:p>
      <text:p text:style-name="P1"><text:s text:c="5"/>* Method that updates the labels containing player information</text:p>
      <text:p text:style-name="P1"><text:s text:c="5"/>*/</text:p>
      <text:p text:style-name="P1"><text:s text:c="4"/>public void update(Observable o, Object arg) {</text:p>
      <text:p text:style-name="P1"><text:s text:c="8"/>DecimalFormat form = new DecimalFormat("##0.0");</text:p>
      <text:p text:style-name="P1"><text:s text:c="8"/>String p1h = form.format(players.get(0).currentHealth());</text:p>
      <text:p text:style-name="P1"><text:s text:c="8"/>String p2h = form.format(players.get(1).currentHealth());</text:p>
      <text:p text:style-name="P1"><text:s text:c="8"/></text:p>
      <text:p text:style-name="P1"><text:s text:c="8"/>this.player1health.setText("Health:" + p1h);</text:p>
      <text:p text:style-name="P1"><text:s text:c="8"/>this.player2health.setText("Health:" + p2h);</text:p>
      <text:p text:style-name="P1"><text:s text:c="8"/>//this.player1health.setText("Health:" + players.get(0).currentHealth());</text:p>
      <text:p text:style-name="P1"><text:s text:c="8"/>//this.player2health.setText("Health:" + players.get(1).currentHealth());</text:p>
      <text:p text:style-name="P1"><text:s text:c="8"/>this.player1ammo.setText("Ammo:" + players.get(0).currentAmmo());</text:p>
      <text:p text:style-name="P1"><text:s text:c="8"/>this.player2ammo.setText("Ammo:" + players.get(1).currentAmmo());</text:p>
      <text:p text:style-name="P1"><text:s text:c="8"/>this.player1death.setText("Deaths:" + players.get(0).getDeaths());</text:p>
      <text:p text:style-name="P1"><text:s text:c="8"/>this.player2death.setText("Deaths:" + players.get(1).getDeaths());</text:p>
      <text:p text:style-name="P1"><text:s text:c="4"/>}</text:p>
      <text:p text:style-name="P1"/>
      <text:p text:style-name="P1">}</text:p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oft-page-break/><text:s/>* and open the template in the editor.</text:p>
      <text:p text:style-name="P1"><text:s/>*/</text:p>
      <text:p text:style-name="P1">package View;</text:p>
      <text:p text:style-name="P1"/>
      <text:p text:style-name="P1">import javafx.scene.canvas.Canvas;</text:p>
      <text:p text:style-name="P1">import javafx.scene.canvas.GraphicsContext;</text:p>
      <text:p text:style-name="P1">import javafx.scene.image.Image;</text:p>
      <text:p text:style-name="P1"/>
      <text:p text:style-name="P1">/**</text:p>
      <text:p text:style-name="P1"><text:s/>*</text:p>
      <text:p text:style-name="P1"><text:s/>* @author mats</text:p>
      <text:p text:style-name="P1"><text:s/>*/</text:p>
      <text:p text:style-name="P1">public class GameView {</text:p>
      <text:p text:style-name="P1"><text:s text:c="4"/></text:p>
      <text:p text:style-name="P1"><text:s text:c="4"/>private Canvas canvas;</text:p>
      <text:p text:style-name="P1"><text:s text:c="4"/>//private Canvas background;</text:p>
      <text:p text:style-name="P1"><text:s text:c="4"/>public GameView(Canvas canvas) {</text:p>
      <text:p text:style-name="P1"><text:s text:c="8"/>this.canvas = canvas;</text:p>
      <text:p text:style-name="P1"><text:s text:c="4"/>}</text:p>
      <text:p text:style-name="P1"><text:s text:c="4"/></text:p>
      <text:p text:style-name="P1"><text:s text:c="4"/>/**</text:p>
      <text:p text:style-name="P1"><text:s text:c="5"/>* renders backgournd</text:p>
      <text:p text:style-name="P1"><text:s text:c="5"/>* @param background </text:p>
      <text:p text:style-name="P1"><text:s text:c="5"/>*/</text:p>
      <text:p text:style-name="P1"><text:s text:c="4"/>public void drawbackground(Image background){</text:p>
      <text:p text:style-name="P1"><text:s text:c="8"/>GraphicsContext gc = canvas.getGraphicsContext2D();</text:p>
      <text:p text:style-name="P1"><text:s text:c="8"/>gc.drawImage(background, 0, 0, canvas.getWidth(), canvas.getHeight());</text:p>
      <text:p text:style-name="P1"><text:s text:c="4"/>}</text:p>
      <text:p text:style-name="P1"><text:s text:c="4"/></text:p>
      <text:p text:style-name="P1"><text:s text:c="4"/>/**</text:p>
      <text:p text:style-name="P1"><text:s text:c="5"/>* </text:p>
      <text:p text:style-name="P1"><text:s text:c="5"/>* @param model model image to be renders</text:p>
      <text:p text:style-name="P1"><text:s text:c="5"/>* @param x coord</text:p>
      <text:p text:style-name="P1"><text:s text:c="5"/>* @param y coord</text:p>
      <text:p text:style-name="P1"><text:s text:c="5"/>* @param scalingFactor scaling to be done</text:p>
      <text:p text:style-name="P1"><text:s text:c="5"/>*/</text:p>
      <text:p text:style-name="P1"><text:s text:c="4"/>public void drawmodel(Image model, double x, double y, double scalingFactor){</text:p>
      <text:p text:style-name="P1"><text:s text:c="8"/>GraphicsContext gc = canvas.getGraphicsContext2D();</text:p>
      <text:p text:style-name="P1"><text:s text:c="8"/>double width = model.getWidth() * scalingFactor;</text:p>
      <text:p text:style-name="P1"><text:s text:c="8"/>double height = model.getHeight() * scalingFactor;</text:p>
      <text:p text:style-name="P1"><text:s text:c="8"/>gc.drawImage(model, x - width/2, y - height/2, width, height);</text:p>
      <text:p text:style-name="P1"><text:s text:c="4"/>}</text:p>
      <text:p text:style-name="P1"><text:s text:c="4"/></text:p>
      <text:p text:style-name="P1"><text:s text:c="3"/>/**</text:p>
      <text:p text:style-name="P1"><text:s text:c="4"/>* the terrain to be drawn</text:p>
      <text:p text:style-name="P1"><text:s text:c="4"/>* @param terrain </text:p>
      <text:p text:style-name="P1"><text:s text:c="4"/>*/</text:p>
      <text:p text:style-name="P1"><text:s text:c="4"/>public void drawterrain(Image terrain){ <text:s text:c="7"/></text:p>
      <text:p text:style-name="P1"><text:s text:c="8"/>GraphicsContext gc = canvas.getGraphicsContext2D();</text:p>
      <text:p text:style-name="P1"><text:s text:c="8"/>gc.drawImage(terrain, 0, 0, canvas.getWidth(), canvas.getHeight());</text:p>
      <text:p text:style-name="P1"><text:s text:c="4"/>}</text:p>
      <text:p text:style-name="P1"><text:s text:c="4"/></text:p>
      <text:p text:style-name="P1"><text:soft-page-break/>}</text:p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lab5game;</text:p>
      <text:p text:style-name="P1"/>
      <text:p text:style-name="P1">import Collisions.Collisions;</text:p>
      <text:p text:style-name="P1">import Controller.ExplosionObserver;</text:p>
      <text:p text:style-name="P1">import Controller.GameController;</text:p>
      <text:p text:style-name="P1">import Controller.GameStatsObservable;</text:p>
      <text:p text:style-name="P1">import GameData.GameModel;</text:p>
      <text:p text:style-name="P1">import GameTimers.RenderTimer;</text:p>
      <text:p text:style-name="P1">import GameTimers.GameTimer;</text:p>
      <text:p text:style-name="P1">import Controller.KeyboardController;</text:p>
      <text:p text:style-name="P1">import Controller.RenderController;</text:p>
      <text:p text:style-name="P1">import GameData.Ai;</text:p>
      <text:p text:style-name="P1">import GameData.GraphicModels;</text:p>
      <text:p text:style-name="P1">import GameData.Terrain;</text:p>
      <text:p text:style-name="P1">import GameObjects.GameObject;</text:p>
      <text:p text:style-name="P1">import GameObjects.Physics;</text:p>
      <text:p text:style-name="P1">import GameObjects.Player;</text:p>
      <text:p text:style-name="P1">import UIGraphics.TopMenu;</text:p>
      <text:p text:style-name="P1">import UIGraphics.UIStatObserver;</text:p>
      <text:p text:style-name="P1">import View.GameView;</text:p>
      <text:p text:style-name="P1">import java.io.File;</text:p>
      <text:p text:style-name="P1">import java.io.IOException;</text:p>
      <text:p text:style-name="P1">import java.util.ArrayList;</text:p>
      <text:p text:style-name="P1">import javafx.event.EventHandler;</text:p>
      <text:p text:style-name="P1">import javafx.geometry.Insets;</text:p>
      <text:p text:style-name="P1">import javafx.scene.Scene;</text:p>
      <text:p text:style-name="P1">import javafx.scene.canvas.Canvas;</text:p>
      <text:p text:style-name="P1">import javafx.scene.control.Alert;</text:p>
      <text:p text:style-name="P1">import javafx.scene.control.Alert.AlertType;</text:p>
      <text:p text:style-name="P1">import javafx.scene.control.MenuBar;</text:p>
      <text:p text:style-name="P1">import javafx.scene.input.KeyEvent;</text:p>
      <text:p text:style-name="P1">import javafx.scene.layout.HBox;</text:p>
      <text:p text:style-name="P1">import javafx.scene.layout.StackPane;</text:p>
      <text:p text:style-name="P1">import javafx.scene.layout.VBox;</text:p>
      <text:p text:style-name="P1">import javafx.scene.paint.Color;</text:p>
      <text:p text:style-name="P1">import javafx.stage.FileChooser;</text:p>
      <text:p text:style-name="P1">import javafx.stage.Stage;</text:p>
      <text:p text:style-name="P1"/>
      <text:p text:style-name="P1">/**</text:p>
      <text:p text:style-name="P1"><text:s/>*Class responsible for the construction of the game.</text:p>
      <text:p text:style-name="P1"><text:s/>* contains everything from players and terrain to alerts.</text:p>
      <text:p text:style-name="P1"><text:s/>* @author o_0</text:p>
      <text:p text:style-name="P1"><text:s/>*/</text:p>
      <text:p text:style-name="P1">public class BattleArena {</text:p>
      <text:p text:style-name="P1"/>
      <text:p text:style-name="P1"><text:soft-page-break/><text:s text:c="4"/>private ArrayList&lt;GameObject&gt; gameObjects;</text:p>
      <text:p text:style-name="P1"><text:s text:c="4"/>private Terrain terrain;</text:p>
      <text:p text:style-name="P1"><text:s text:c="4"/>//private Group root;</text:p>
      <text:p text:style-name="P1"><text:s text:c="4"/>private StackPane root;</text:p>
      <text:p text:style-name="P1"/>
      <text:p text:style-name="P1"><text:s text:c="4"/>private RenderTimer renderTimer;</text:p>
      <text:p text:style-name="P1"><text:s text:c="4"/>private GameTimer gameUpdate;</text:p>
      <text:p text:style-name="P1"/>
      <text:p text:style-name="P1"><text:s text:c="4"/>private ArrayList&lt;EventHandler&lt;KeyEvent&gt;&gt; inputs;</text:p>
      <text:p text:style-name="P1"><text:s text:c="4"/>private Stage gameStage;</text:p>
      <text:p text:style-name="P1"><text:s text:c="4"/>//private UIStatObserver uIStatObserver;</text:p>
      <text:p text:style-name="P1"><text:s text:c="4"/>private GameStatsObservable gameStatsObservable;</text:p>
      <text:p text:style-name="P1"/>
      <text:p text:style-name="P1"><text:s text:c="4"/>/**</text:p>
      <text:p text:style-name="P1"><text:s text:c="5"/>* Constructor takes a stage as input </text:p>
      <text:p text:style-name="P1"><text:s text:c="5"/>* @param stage stage taken from start of program GameSetup</text:p>
      <text:p text:style-name="P1"><text:s text:c="5"/>*/</text:p>
      <text:p text:style-name="P1"><text:s text:c="4"/>public BattleArena(Stage stage) {</text:p>
      <text:p text:style-name="P1"><text:s text:c="8"/>this.gameStage = stage;</text:p>
      <text:p text:style-name="P1"><text:s text:c="4"/>}</text:p>
      <text:p text:style-name="P1"/>
      <text:p text:style-name="P1"><text:s text:c="4"/></text:p>
      <text:p text:style-name="P1"><text:s text:c="4"/>/**</text:p>
      <text:p text:style-name="P1"><text:s text:c="5"/>* Creates players, adds all infromation regarding name and keybord</text:p>
      <text:p text:style-name="P1"><text:s text:c="5"/>* to players</text:p>
      <text:p text:style-name="P1"><text:s text:c="5"/>* @param playerInfo ArrayList of type Player internal class playerinfo </text:p>
      <text:p text:style-name="P1"><text:s text:c="5"/>* @return returns ArrayList of Player type</text:p>
      <text:p text:style-name="P1"><text:s text:c="5"/>*/</text:p>
      <text:p text:style-name="P1"><text:s text:c="4"/>private ArrayList&lt;Player&gt; createPlayers(ArrayList&lt;Player.Playerinfo&gt; playerInfo) {</text:p>
      <text:p text:style-name="P1"><text:s text:c="8"/>inputs = new ArrayList&lt;EventHandler&lt;KeyEvent&gt;&gt;();</text:p>
      <text:p text:style-name="P1"><text:s text:c="8"/>ArrayList&lt;Player&gt; newPlayers = new ArrayList&lt;Player&gt;();</text:p>
      <text:p text:style-name="P1"><text:s text:c="8"/>EventHandler&lt;KeyEvent&gt; pressed;</text:p>
      <text:p text:style-name="P1"><text:s text:c="8"/>EventHandler&lt;KeyEvent&gt; released;</text:p>
      <text:p text:style-name="P1"><text:s text:c="8"/>KeyboardController keyboard;</text:p>
      <text:p text:style-name="P1"><text:s text:c="8"/>for (Player.Playerinfo info : playerInfo) {</text:p>
      <text:p text:style-name="P1"><text:s text:c="12"/>Player player = new Player(info.getPlayerName(), 500, 20, 0);</text:p>
      <text:p text:style-name="P1"><text:s text:c="12"/>newPlayers.add(player);</text:p>
      <text:p text:style-name="P1"><text:s text:c="12"/>System.out.println(info.getPlayerName());</text:p>
      <text:p text:style-name="P1"><text:s text:c="12"/>keyboard = info.getKeyboard();</text:p>
      <text:p text:style-name="P1"><text:s text:c="12"/>pressed = keyboard.getPlayerKeyPressedHandler(player);</text:p>
      <text:p text:style-name="P1"><text:s text:c="12"/>released = keyboard.getPlayerKeyReleasedHandler(player);</text:p>
      <text:p text:style-name="P1"><text:s text:c="12"/>gameStage.addEventHandler(KeyEvent.KEY_PRESSED, pressed);</text:p>
      <text:p text:style-name="P1"><text:s text:c="12"/>gameStage.addEventHandler(KeyEvent.KEY_RELEASED, released);</text:p>
      <text:p text:style-name="P1"><text:s text:c="12"/>inputs.add(pressed);</text:p>
      <text:p text:style-name="P1"><text:s text:c="12"/>inputs.add(released);</text:p>
      <text:p text:style-name="P1"><text:s text:c="12"/></text:p>
      <text:p text:style-name="P1"><text:s text:c="8"/>}</text:p>
      <text:p text:style-name="P1"><text:s text:c="8"/>if(!newPlayers.isEmpty()) {</text:p>
      <text:p text:style-name="P1"><text:s text:c="12"/>gameObjects.addAll(newPlayers);</text:p>
      <text:p text:style-name="P1"><text:s text:c="8"/>}</text:p>
      <text:p text:style-name="P1"><text:s text:c="8"/>return newPlayers;</text:p>
      <text:p text:style-name="P1"><text:s text:c="4"/>}</text:p>
      <text:p text:style-name="P1"><text:soft-page-break/></text:p>
      <text:p text:style-name="P1"><text:s text:c="4"/>/**</text:p>
      <text:p text:style-name="P1"><text:s text:c="5"/>* removes eventhandler from gameStage</text:p>
      <text:p text:style-name="P1"><text:s text:c="5"/>*/</text:p>
      <text:p text:style-name="P1"><text:s text:c="4"/>private void removeKeyEvents() {</text:p>
      <text:p text:style-name="P1"><text:s text:c="8"/>for (EventHandler&lt;KeyEvent&gt; input : inputs) {</text:p>
      <text:p text:style-name="P1"><text:s text:c="12"/>gameStage.removeEventHandler(KeyEvent.ANY, input);</text:p>
      <text:p text:style-name="P1"><text:s text:c="8"/>}</text:p>
      <text:p text:style-name="P1"><text:s text:c="8"/>inputs.clear();</text:p>
      <text:p text:style-name="P1"><text:s text:c="4"/>}</text:p>
      <text:p text:style-name="P1"/>
      <text:p text:style-name="P1"><text:s text:c="4"/>/**</text:p>
      <text:p text:style-name="P1"><text:s text:c="5"/>* Creates new explosion observer for objects that can detonate</text:p>
      <text:p text:style-name="P1"><text:s text:c="5"/>* @return a explosionObserver </text:p>
      <text:p text:style-name="P1"><text:s text:c="5"/>*/</text:p>
      <text:p text:style-name="P1"><text:s text:c="4"/>public ExplosionObserver observerSetup() {</text:p>
      <text:p text:style-name="P1"><text:s text:c="8"/>ExplosionObserver explosionObserver = new ExplosionObserver();</text:p>
      <text:p text:style-name="P1"><text:s text:c="8"/>explosionObserver.addObserver(this.terrain);</text:p>
      <text:p text:style-name="P1"><text:s text:c="8"/>for (GameObject obj : gameObjects) {</text:p>
      <text:p text:style-name="P1"><text:s text:c="12"/>if (obj.physicsEnable()) {</text:p>
      <text:p text:style-name="P1"><text:s text:c="16"/>explosionObserver.addObserver((Physics) obj);</text:p>
      <text:p text:style-name="P1"><text:s text:c="12"/>}</text:p>
      <text:p text:style-name="P1"><text:s text:c="8"/>}</text:p>
      <text:p text:style-name="P1"><text:s text:c="8"/>return explosionObserver;</text:p>
      <text:p text:style-name="P1"><text:s text:c="4"/>}</text:p>
      <text:p text:style-name="P1"><text:s text:c="4"/></text:p>
      <text:p text:style-name="P1"><text:s text:c="4"/>/**</text:p>
      <text:p text:style-name="P1"><text:s text:c="5"/>* findes players in a gameobjects array</text:p>
      <text:p text:style-name="P1"><text:s text:c="5"/>* @return ArrayList of type player containing players </text:p>
      <text:p text:style-name="P1"><text:s text:c="5"/>*/</text:p>
      <text:p text:style-name="P1"><text:s text:c="5"/>public ArrayList&lt;Player&gt; playerFinde() {</text:p>
      <text:p text:style-name="P1"><text:s text:c="8"/>ArrayList&lt;Player&gt; players = new ArrayList&lt;Player&gt;();</text:p>
      <text:p text:style-name="P1"><text:s text:c="8"/>for(GameObject obj : this.gameObjects) {</text:p>
      <text:p text:style-name="P1"><text:s text:c="12"/>if(obj instanceof Player){</text:p>
      <text:p text:style-name="P1"><text:s text:c="16"/>players.add((Player) obj);</text:p>
      <text:p text:style-name="P1"><text:s text:c="12"/>}</text:p>
      <text:p text:style-name="P1"><text:s text:c="8"/>}</text:p>
      <text:p text:style-name="P1"><text:s text:c="8"/>return players;</text:p>
      <text:p text:style-name="P1"><text:s text:c="4"/>}</text:p>
      <text:p text:style-name="P1"><text:s text:c="4"/></text:p>
      <text:p text:style-name="P1"><text:s text:c="4"/>/**</text:p>
      <text:p text:style-name="P1"><text:s text:c="5"/>* Sets up gamunits, controllers and modles for the game</text:p>
      <text:p text:style-name="P1"><text:s text:c="5"/>* @param playerInfo ArrayList of Player subclass Playerinfo type </text:p>
      <text:p text:style-name="P1"><text:s text:c="5"/>* @param numOfAi a int number of ai</text:p>
      <text:p text:style-name="P1"><text:s text:c="5"/>* @param gameSetup a GameSetup</text:p>
      <text:p text:style-name="P1"><text:s text:c="5"/>*/</text:p>
      <text:p text:style-name="P1"><text:s text:c="4"/>public void setup(ArrayList&lt;Player.Playerinfo&gt; playerInfo, int numOfAi, GameSetup gameSetup) {</text:p>
      <text:p text:style-name="P1"><text:s text:c="8"/>Stage stage = this.gameStage;</text:p>
      <text:p text:style-name="P1"><text:s text:c="8"/></text:p>
      <text:p text:style-name="P1"><text:s text:c="8"/>//root = new Group();</text:p>
      <text:p text:style-name="P1"><text:s text:c="8"/></text:p>
      <text:p text:style-name="P1"><text:soft-page-break/><text:s text:c="8"/>root = new StackPane();</text:p>
      <text:p text:style-name="P1"><text:s text:c="8"/></text:p>
      <text:p text:style-name="P1"><text:s text:c="8"/></text:p>
      <text:p text:style-name="P1"/>
      <text:p text:style-name="P1"><text:s text:c="8"/></text:p>
      <text:p text:style-name="P1"><text:s text:c="8"/>//root.getChildren().</text:p>
      <text:p text:style-name="P1"><text:s text:c="8"/>double width = 1024;</text:p>
      <text:p text:style-name="P1"><text:s text:c="8"/>double height = 720;</text:p>
      <text:p text:style-name="P1"><text:s text:c="8"/></text:p>
      <text:p text:style-name="P1"><text:s text:c="8"/></text:p>
      <text:p text:style-name="P1"><text:s text:c="8"/>Canvas canvas = new Canvas(width, height);</text:p>
      <text:p text:style-name="P1"><text:s text:c="8"/></text:p>
      <text:p text:style-name="P1"><text:s text:c="8"/></text:p>
      <text:p text:style-name="P1"><text:s text:c="8"/>gameObjects = new ArrayList&lt;GameObject&gt;();</text:p>
      <text:p text:style-name="P1"><text:s text:c="8"/>ArrayList&lt;Player&gt; aiEnemys = createPlayers(playerInfo);</text:p>
      <text:p text:style-name="P1"><text:s text:c="8"/>ArrayList&lt;Ai&gt; aiPlayers = new ArrayList&lt;Ai&gt;();</text:p>
      <text:p text:style-name="P1"><text:s text:c="8"/>for(int i = 0; i &lt; numOfAi; i++) {</text:p>
      <text:p text:style-name="P1"><text:s text:c="12"/>Player aiUnit = new Player("Ai monster",200 , 40, 0);</text:p>
      <text:p text:style-name="P1"><text:s text:c="12"/>gameObjects.add(aiUnit);</text:p>
      <text:p text:style-name="P1"><text:s text:c="12"/>Ai ai = new Ai(aiUnit,aiEnemys,gameObjects);</text:p>
      <text:p text:style-name="P1"><text:s text:c="12"/>aiUnit.setAiControl(ai);</text:p>
      <text:p text:style-name="P1"><text:s text:c="12"/>aiPlayers.add(ai);</text:p>
      <text:p text:style-name="P1"><text:s text:c="8"/>}</text:p>
      <text:p text:style-name="P1"><text:s text:c="8"/></text:p>
      <text:p text:style-name="P1"/>
      <text:p text:style-name="P1"><text:s text:c="8"/>terrain = new Terrain(width, height);</text:p>
      <text:p text:style-name="P1"><text:s text:c="8"/></text:p>
      <text:p text:style-name="P1"><text:s text:c="8"/></text:p>
      <text:p text:style-name="P1"><text:s text:c="8"/>ExplosionObserver explosionObserver = observerSetup();</text:p>
      <text:p text:style-name="P1"><text:s text:c="8"/>Collisions collisions = new Collisions(terrain,gameObjects);</text:p>
      <text:p text:style-name="P1"><text:s text:c="8"/>GameModel gameModel = new GameModel(width, height, gameObjects, aiPlayers, collisions, terrain);</text:p>
      <text:p text:style-name="P1"><text:s text:c="8"/>GameController gameController = new GameController(gameModel, explosionObserver);</text:p>
      <text:p text:style-name="P1"><text:s text:c="8"/>gameUpdate = new GameTimer(gameController);</text:p>
      <text:p text:style-name="P1"><text:s text:c="8"/></text:p>
      <text:p text:style-name="P1"><text:s text:c="8"/>// render timer, controller, and GraphicModels</text:p>
      <text:p text:style-name="P1"><text:s text:c="8"/>String[] imgNames = {"buss.png", "Resource/Misil.png",</text:p>
      <text:p text:style-name="P1"><text:s text:c="12"/>"Resource/explosion.png",</text:p>
      <text:p text:style-name="P1"><text:s text:c="12"/>"Resource/Granade.png",</text:p>
      <text:p text:style-name="P1"><text:s text:c="12"/>"Resource/Bullet.png"};</text:p>
      <text:p text:style-name="P1"><text:s text:c="8"/>GraphicModels graphicModels = new GraphicModels();</text:p>
      <text:p text:style-name="P1"><text:s text:c="8"/>graphicModels.loadmodel(imgNames);</text:p>
      <text:p text:style-name="P1"/>
      <text:p text:style-name="P1"><text:s text:c="8"/>GameView gameView = new GameView(canvas);</text:p>
      <text:p text:style-name="P1"><text:s text:c="8"/>RenderController render = new RenderController(gameView, graphicModels);</text:p>
      <text:p text:style-name="P1"><text:s text:c="8"/>renderTimer = new RenderTimer(render, gameObjects, terrain);</text:p>
      <text:p text:style-name="P1"><text:s text:c="8"/></text:p>
      <text:p text:style-name="P1"><text:s text:c="7"/></text:p>
      <text:p text:style-name="P1"><text:s text:c="8"/></text:p>
      <text:p text:style-name="P1"><text:s text:c="8"/>//MenuBar menubar = new MenuBar();</text:p>
      <text:p text:style-name="P1"><text:s text:c="8"/>TopMenu menu = new TopMenu(this, gameSetup);</text:p>
      <text:p text:style-name="P1"><text:s text:c="8"/>MenuBar menubar = menu.getMenu();</text:p>
      <text:p text:style-name="P1"><text:soft-page-break/><text:s text:c="8"/>menubar.prefWidthProperty().bind(gameStage.widthProperty());</text:p>
      <text:p text:style-name="P1"><text:s text:c="8"/></text:p>
      <text:p text:style-name="P1"><text:s text:c="8"/>VBox hbox = new VBox();</text:p>
      <text:p text:style-name="P1"><text:s text:c="8"/>HBox menuBox = new HBox();</text:p>
      <text:p text:style-name="P1"><text:s text:c="8"/>menuBox.getChildren().add(menubar);</text:p>
      <text:p text:style-name="P1"><text:s text:c="8"/></text:p>
      <text:p text:style-name="P1"><text:s text:c="8"/>HBox gameBox = new HBox();</text:p>
      <text:p text:style-name="P1"><text:s text:c="8"/>gameBox.getChildren().add(canvas); <text:s text:c="7"/></text:p>
      <text:p text:style-name="P1"><text:s text:c="8"/>gameBox.prefHeight(720);</text:p>
      <text:p text:style-name="P1"><text:s text:c="8"/>StackPane.setMargin(hbox, Insets.EMPTY);</text:p>
      <text:p text:style-name="P1"><text:s text:c="8"/></text:p>
      <text:p text:style-name="P1"><text:s text:c="8"/>ArrayList&lt;Player&gt; allPlayers = playerFinde();</text:p>
      <text:p text:style-name="P1"><text:s text:c="8"/>UIStatObserver uIStatObserver = new UIStatObserver(allPlayers);</text:p>
      <text:p text:style-name="P1"><text:s text:c="8"/>HBox uigamestat = uIStatObserver.createUI(root);</text:p>
      <text:p text:style-name="P1"><text:s text:c="8"/>//uigamestat.getChildren().add(gameBox);</text:p>
      <text:p text:style-name="P1"><text:s text:c="8"/>//gameBox.getChildren().add();</text:p>
      <text:p text:style-name="P1"><text:s text:c="8"/>hbox.getChildren().addAll(menuBox,uigamestat,gameBox);</text:p>
      <text:p text:style-name="P1"><text:s text:c="8"/>root.getChildren().addAll(hbox);</text:p>
      <text:p text:style-name="P1"><text:s text:c="8"/></text:p>
      <text:p text:style-name="P1"><text:s text:c="8"/>gameStatsObservable = new GameStatsObservable();</text:p>
      <text:p text:style-name="P1"><text:s text:c="8"/>gameStatsObservable.addObserver(uIStatObserver);</text:p>
      <text:p text:style-name="P1"><text:s text:c="8"/></text:p>
      <text:p text:style-name="P1"><text:s text:c="8"/>for(Player player : allPlayers) {</text:p>
      <text:p text:style-name="P1"><text:s text:c="12"/>player.setGameStatsObservable(gameStatsObservable);</text:p>
      <text:p text:style-name="P1"><text:s text:c="8"/>}</text:p>
      <text:p text:style-name="P1"><text:s text:c="8"/></text:p>
      <text:p text:style-name="P1"><text:s text:c="8"/>Scene scene = new Scene(root, width, height + 50, Color.GREEN);</text:p>
      <text:p text:style-name="P1"><text:s text:c="8"/></text:p>
      <text:p text:style-name="P1"><text:s text:c="8"/>this.play();</text:p>
      <text:p text:style-name="P1"><text:s text:c="8"/>stage.setTitle("Lab5Game");</text:p>
      <text:p text:style-name="P1"><text:s text:c="8"/>stage.setScene(scene);</text:p>
      <text:p text:style-name="P1"><text:s text:c="8"/>stage.setResizable(false);</text:p>
      <text:p text:style-name="P1"><text:s text:c="8"/>stage.sizeToScene();</text:p>
      <text:p text:style-name="P1"><text:s text:c="8"/>stage.show();</text:p>
      <text:p text:style-name="P1"><text:s text:c="4"/>}</text:p>
      <text:p text:style-name="P1"/>
      <text:p text:style-name="P1"><text:s text:c="4"/>/**</text:p>
      <text:p text:style-name="P1"><text:s text:c="5"/>* kills game</text:p>
      <text:p text:style-name="P1"><text:s text:c="5"/>*/</text:p>
      <text:p text:style-name="P1"><text:s text:c="4"/>public void killGame() {</text:p>
      <text:p text:style-name="P1"><text:s text:c="8"/>renderTimer.stop();</text:p>
      <text:p text:style-name="P1"><text:s text:c="8"/>gameUpdate.stop();</text:p>
      <text:p text:style-name="P1"><text:s text:c="8"/>removeKeyEvents();</text:p>
      <text:p text:style-name="P1"/>
      <text:p text:style-name="P1"><text:s text:c="4"/>}</text:p>
      <text:p text:style-name="P1"/>
      <text:p text:style-name="P1"><text:s text:c="4"/>/**</text:p>
      <text:p text:style-name="P1"><text:s text:c="5"/>* freses game uppdates and renders</text:p>
      <text:p text:style-name="P1"><text:s text:c="5"/>*/</text:p>
      <text:p text:style-name="P1"><text:s text:c="4"/>public void paus() {</text:p>
      <text:p text:style-name="P1"><text:s text:c="8"/>gameUpdate.stop();</text:p>
      <text:p text:style-name="P1"><text:s text:c="8"/>renderTimer.stop();</text:p>
      <text:p text:style-name="P1"><text:soft-page-break/><text:s text:c="4"/>}</text:p>
      <text:p text:style-name="P1"/>
      <text:p text:style-name="P1"><text:s text:c="4"/>/**</text:p>
      <text:p text:style-name="P1"><text:s text:c="5"/>* starts game again after paus</text:p>
      <text:p text:style-name="P1"><text:s text:c="5"/>*/</text:p>
      <text:p text:style-name="P1"><text:s text:c="4"/>public void play() {</text:p>
      <text:p text:style-name="P1"><text:s text:c="8"/>gameUpdate.start();</text:p>
      <text:p text:style-name="P1"><text:s text:c="8"/>renderTimer.start();</text:p>
      <text:p text:style-name="P1"><text:s text:c="4"/>}</text:p>
      <text:p text:style-name="P1"><text:s text:c="4"/>/**</text:p>
      <text:p text:style-name="P1"><text:s text:c="5"/>* contains info for alert</text:p>
      <text:p text:style-name="P1"><text:s text:c="5"/>*/</text:p>
      <text:p text:style-name="P1"><text:s text:c="4"/>public void info(){</text:p>
      <text:p text:style-name="P1"><text:s text:c="8"/>String titel = ("Keybindings");</text:p>
      <text:p text:style-name="P1"><text:s text:c="8"/>String header = ("Standard keybindings");</text:p>
      <text:p text:style-name="P1"><text:s text:c="8"/>String msg =("Keybindings can be changed in lobby");</text:p>
      <text:p text:style-name="P1"><text:s text:c="8"/>/**String msg =("Unless you have changed the keybindings"</text:p>
      <text:p text:style-name="P1"><text:s text:c="16"/>+ "the standardsare:"</text:p>
      <text:p text:style-name="P1"><text:s text:c="16"/>+ "Player1: Jump Q, Shoot SHIFT,"</text:p>
      <text:p text:style-name="P1"><text:s text:c="16"/>+ "Aim up/down W/S, Move left/right A/D"</text:p>
      <text:p text:style-name="P1"><text:s text:c="16"/>+ ""</text:p>
      <text:p text:style-name="P1"><text:s text:c="16"/>+ "Player2: Jump SPACE, Shoot PERIOD,"</text:p>
      <text:p text:style-name="P1"><text:s text:c="16"/>+ "Aim up/down UPARROW/DOWNARROW, "</text:p>
      <text:p text:style-name="P1"><text:s text:c="16"/>+ "Move left/right LEFTARROW/RIGHTARROW");*/</text:p>
      <text:p text:style-name="P1"><text:s text:c="8"/>this.infoMessage(titel, header, msg);</text:p>
      <text:p text:style-name="P1"><text:s text:c="4"/>}</text:p>
      <text:p text:style-name="P1"><text:s text:c="4"/></text:p>
      <text:p text:style-name="P1"><text:s text:c="4"/>public void infoMessage(String title,String header,String msg){</text:p>
      <text:p text:style-name="P1"><text:s text:c="8"/>alert.setTitle(title);</text:p>
      <text:p text:style-name="P1"><text:s text:c="8"/>alert.setHeaderText(header);</text:p>
      <text:p text:style-name="P1"><text:s text:c="8"/>alert.setContentText(msg);</text:p>
      <text:p text:style-name="P1"><text:s text:c="8"/>alert.showAndWait();</text:p>
      <text:p text:style-name="P1"><text:s text:c="4"/>}</text:p>
      <text:p text:style-name="P1"><text:s text:c="4"/>private final Alert alert = new Alert(AlertType.INFORMATION);</text:p>
      <text:p text:style-name="P1"><text:s text:c="4"/></text:p>
      <text:p text:style-name="P1"><text:s text:c="4"/>public void saveGame() {</text:p>
      <text:p text:style-name="P1"><text:s text:c="8"/>paus();</text:p>
      <text:p text:style-name="P1"><text:s text:c="8"/>System.out.println("savegame selected");</text:p>
      <text:p text:style-name="P1"><text:s text:c="8"/>System.out.println("loadgame selected");</text:p>
      <text:p text:style-name="P1"><text:s text:c="8"/>FileChooser fileChooser = new FileChooser();</text:p>
      <text:p text:style-name="P1"><text:s text:c="8"/>fileChooser.setTitle("Save game map");</text:p>
      <text:p text:style-name="P1"><text:s text:c="8"/>File file = fileChooser.showSaveDialog(gameStage);</text:p>
      <text:p text:style-name="P1"><text:s text:c="8"/>try {</text:p>
      <text:p text:style-name="P1"><text:s text:c="12"/>this.terrain.saveTerrain(file);</text:p>
      <text:p text:style-name="P1"><text:s text:c="8"/>} catch (IOException ex) {</text:p>
      <text:p text:style-name="P1"><text:s text:c="12"/>//System.out.println("save error");</text:p>
      <text:p text:style-name="P1"><text:s text:c="12"/>showErrorMsg("Failed to save","Path error","Make sure you save it with a valid name");</text:p>
      <text:p text:style-name="P1"><text:s text:c="8"/>}</text:p>
      <text:p text:style-name="P1"><text:s text:c="4"/>}</text:p>
      <text:p text:style-name="P1"><text:s text:c="4"/></text:p>
      <text:p text:style-name="P1"><text:s text:c="4"/>public void loadGame() {</text:p>
      <text:p text:style-name="P1"><text:s text:c="8"/>paus();</text:p>
      <text:p text:style-name="P1"><text:soft-page-break/><text:s text:c="8"/>System.out.println("loadgame selected");</text:p>
      <text:p text:style-name="P1"><text:s text:c="8"/>FileChooser fileChooser = new FileChooser();</text:p>
      <text:p text:style-name="P1"><text:s text:c="8"/>fileChooser.setTitle("Load game map");</text:p>
      <text:p text:style-name="P1"><text:s text:c="8"/>File file = fileChooser.showOpenDialog(gameStage);</text:p>
      <text:p text:style-name="P1"><text:s text:c="8"/>try {</text:p>
      <text:p text:style-name="P1"><text:s text:c="12"/>this.terrain.loadTerrain(file);</text:p>
      <text:p text:style-name="P1"><text:s text:c="8"/>} catch (IOException ex) {</text:p>
      <text:p text:style-name="P1"><text:s text:c="12"/>//System.out.println("loadgame error");</text:p>
      <text:p text:style-name="P1"><text:s text:c="12"/>showErrorMsg("Failed to load","Could not load","File need to be of typ png");</text:p>
      <text:p text:style-name="P1"><text:s text:c="12"/></text:p>
      <text:p text:style-name="P1"><text:s text:c="8"/>}catch(IllegalArgumentException ex) {</text:p>
      <text:p text:style-name="P1"><text:s text:c="12"/>showErrorMsg("Failed to load","Path error","File can only be loaded from game directory");</text:p>
      <text:p text:style-name="P1"><text:s text:c="8"/>}</text:p>
      <text:p text:style-name="P1"><text:s text:c="8"/>renderTimer.start();</text:p>
      <text:p text:style-name="P1"><text:s text:c="4"/>}</text:p>
      <text:p text:style-name="P1"><text:s text:c="4"/></text:p>
      <text:p text:style-name="P1"><text:s text:c="4"/>public void showErrorMsg(String title,String header,String msg) {</text:p>
      <text:p text:style-name="P1"><text:s text:c="8"/></text:p>
      <text:p text:style-name="P1"><text:s text:c="8"/>errorMsg.setTitle(title);</text:p>
      <text:p text:style-name="P1"><text:s text:c="8"/>errorMsg.setHeaderText(header);</text:p>
      <text:p text:style-name="P1"><text:s text:c="8"/>errorMsg.setContentText(msg);</text:p>
      <text:p text:style-name="P1"><text:s text:c="8"/>errorMsg.show();</text:p>
      <text:p text:style-name="P1"><text:s text:c="8"/></text:p>
      <text:p text:style-name="P1"><text:s text:c="4"/>}</text:p>
      <text:p text:style-name="P1"><text:s text:c="4"/></text:p>
      <text:p text:style-name="P1"><text:s text:c="4"/>private final Alert errorMsg = new Alert(Alert.AlertType.ERROR);</text:p>
      <text:p text:style-name="P1">}</text:p>
      <text:p text:style-name="P1"/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lab5game;</text:p>
      <text:p text:style-name="P1"/>
      <text:p text:style-name="P1">import UIGraphics.Lobby;</text:p>
      <text:p text:style-name="P1">import UIGraphics.LoginScreen;</text:p>
      <text:p text:style-name="P1">import javafx.scene.control.Alert;</text:p>
      <text:p text:style-name="P1">import javafx.stage.Stage;</text:p>
      <text:p text:style-name="P1"/>
      <text:p text:style-name="P1">/**</text:p>
      <text:p text:style-name="P1"><text:s/>*</text:p>
      <text:p text:style-name="P1"><text:s/>* @author o_0</text:p>
      <text:p text:style-name="P1"><text:s/>*/</text:p>
      <text:p text:style-name="P1">public class GameSetup {</text:p>
      <text:p text:style-name="P1"><text:s text:c="4"/>private LoginScreen loginScreen = null;</text:p>
      <text:p text:style-name="P1"><text:s text:c="4"/>private BattleArena battleArena = null;</text:p>
      <text:p text:style-name="P1"><text:s text:c="4"/>private Lobby lobby = null;</text:p>
      <text:p text:style-name="P1"/>
      <text:p text:style-name="P1"><text:s text:c="4"/>private Stage mainStage;</text:p>
      <text:p text:style-name="P1"><text:s text:c="4"/>/**</text:p>
      <text:p text:style-name="P1"><text:soft-page-break/><text:s text:c="5"/>* This sets the main stage</text:p>
      <text:p text:style-name="P1"><text:s text:c="5"/>* @param stage </text:p>
      <text:p text:style-name="P1"><text:s text:c="5"/>*/</text:p>
      <text:p text:style-name="P1"><text:s text:c="4"/>public GameSetup(Stage stage) {</text:p>
      <text:p text:style-name="P1"><text:s text:c="8"/>this.mainStage = stage;</text:p>
      <text:p text:style-name="P1"><text:s text:c="4"/>}</text:p>
      <text:p text:style-name="P1"><text:s text:c="4"/></text:p>
      <text:p text:style-name="P1"><text:s text:c="4"/>/**</text:p>
      <text:p text:style-name="P1"><text:s text:c="5"/>* starts the mainmenu</text:p>
      <text:p text:style-name="P1"><text:s text:c="5"/>*/</text:p>
      <text:p text:style-name="P1"><text:s text:c="4"/>public void startMainMenu() {</text:p>
      <text:p text:style-name="P1"><text:s text:c="8"/>if(loginScreen == null) {</text:p>
      <text:p text:style-name="P1"><text:s text:c="12"/>loginScreen = new LoginScreen(mainStage, this);</text:p>
      <text:p text:style-name="P1"><text:s text:c="8"/>}</text:p>
      <text:p text:style-name="P1"><text:s text:c="8"/>loginScreen.setup();</text:p>
      <text:p text:style-name="P1"><text:s text:c="4"/>}</text:p>
      <text:p text:style-name="P1"><text:s text:c="4"/>/**</text:p>
      <text:p text:style-name="P1"><text:s text:c="5"/>* starts the lobby</text:p>
      <text:p text:style-name="P1"><text:s text:c="5"/>* @param gameSetup_ this</text:p>
      <text:p text:style-name="P1"><text:s text:c="5"/>*/</text:p>
      <text:p text:style-name="P1"><text:s text:c="4"/>public void lobbyStart(GameSetup gameSetup_){</text:p>
      <text:p text:style-name="P1"><text:s text:c="8"/>if(lobby == null){</text:p>
      <text:p text:style-name="P1"><text:s text:c="12"/>lobby = new Lobby(mainStage, gameSetup_);</text:p>
      <text:p text:style-name="P1"><text:s text:c="8"/>}</text:p>
      <text:p text:style-name="P1"><text:s text:c="8"/>lobby.lobbysetup();</text:p>
      <text:p text:style-name="P1"><text:s text:c="4"/>}</text:p>
      <text:p text:style-name="P1"><text:s text:c="4"/></text:p>
      <text:p text:style-name="P1"><text:s text:c="4"/>/**</text:p>
      <text:p text:style-name="P1"><text:s text:c="5"/>* starts the game play</text:p>
      <text:p text:style-name="P1"><text:s text:c="5"/>*/</text:p>
      <text:p text:style-name="P1"><text:s text:c="4"/>public void startMap() {</text:p>
      <text:p text:style-name="P1"/>
      <text:p text:style-name="P1"><text:s text:c="8"/>battleArena = new BattleArena(mainStage);</text:p>
      <text:p text:style-name="P1"><text:s text:c="8"/>/**KeyboardController input;</text:p>
      <text:p text:style-name="P1"><text:s text:c="8"/>input = new KeyboardController(KeyCode.A, KeyCode.D, KeyCode.SPACE);</text:p>
      <text:p text:style-name="P1"><text:s text:c="8"/>ArrayList&lt;KeyboardController&gt; keyInputs = new ArrayList&lt;KeyboardController&gt;();</text:p>
      <text:p text:style-name="P1"><text:s text:c="8"/>keyInputs.add(input);</text:p>
      <text:p text:style-name="P1"><text:s text:c="8"/>int numOfAi = 0;*/</text:p>
      <text:p text:style-name="P1"><text:s text:c="8"/>//Ovanstående ska in i en Lobby</text:p>
      <text:p text:style-name="P1"><text:s text:c="8"/>battleArena.setup(lobby.getPlayerInfo(), lobby.getnumOfAi(), this);</text:p>
      <text:p text:style-name="P1"><text:s text:c="8"/>//ovanstående ska ha getters från lobby istället för keyinputs och ai</text:p>
      <text:p text:style-name="P1"><text:s text:c="8"/>//Stoppa allt i en try catch så exception kastas om ai eller keyinpus inte finns</text:p>
      <text:p text:style-name="P1"><text:s text:c="4"/>}</text:p>
      <text:p text:style-name="P1"><text:s text:c="4"/></text:p>
      <text:p text:style-name="P1"><text:s text:c="4"/>/**</text:p>
      <text:p text:style-name="P1"><text:s text:c="5"/>* exit program</text:p>
      <text:p text:style-name="P1"><text:s text:c="5"/>*/</text:p>
      <text:p text:style-name="P1"><text:s text:c="4"/>public void exitGame() {</text:p>
      <text:p text:style-name="P1"><text:s text:c="8"/>mainStage.close();</text:p>
      <text:p text:style-name="P1"><text:s text:c="4"/>}</text:p>
      <text:p text:style-name="P1"><text:s text:c="4"/></text:p>
      <text:p text:style-name="P1"><text:s text:c="4"/>/**</text:p>
      <text:p text:style-name="P1"><text:soft-page-break/><text:s text:c="5"/>* resets game</text:p>
      <text:p text:style-name="P1"><text:s text:c="5"/>*/</text:p>
      <text:p text:style-name="P1"><text:s text:c="4"/>public void resetGame() {</text:p>
      <text:p text:style-name="P1"><text:s text:c="8"/>if(battleArena != null) {</text:p>
      <text:p text:style-name="P1"><text:s text:c="12"/>battleArena.killGame();</text:p>
      <text:p text:style-name="P1"><text:s text:c="8"/>}</text:p>
      <text:p text:style-name="P1"><text:s text:c="8"/></text:p>
      <text:p text:style-name="P1"><text:s text:c="8"/>startMainMenu();</text:p>
      <text:p text:style-name="P1"><text:s text:c="4"/>}</text:p>
      <text:p text:style-name="P1"><text:s text:c="4"/></text:p>
      <text:p text:style-name="P1">}</text:p>
      <text:p text:style-name="P1"/>
      <text:p text:style-name="P1"/>
      <text:p text:style-name="P1">package lab5game;</text:p>
      <text:p text:style-name="P1"/>
      <text:p text:style-name="P1">import javafx.application.Application;</text:p>
      <text:p text:style-name="P1">import javafx.stage.Stage;</text:p>
      <text:p text:style-name="P1"/>
      <text:p text:style-name="P1">/**</text:p>
      <text:p text:style-name="P1"><text:s/>*Simply a small class containing main and the startup method</text:p>
      <text:p text:style-name="P1"><text:s/>* @author o_0</text:p>
      <text:p text:style-name="P1"><text:s/>*/</text:p>
      <text:p text:style-name="P1">public class Lab5game extends Application{</text:p>
      <text:p text:style-name="P1"><text:s text:c="4"/>private GameSetup game;</text:p>
      <text:p text:style-name="P1"><text:s text:c="4"/>@Override</text:p>
      <text:p text:style-name="P1"><text:s text:c="4"/>/**</text:p>
      <text:p text:style-name="P1"><text:s text:c="5"/>* Method creating the GameSetup and uses the startMainMenu method</text:p>
      <text:p text:style-name="P1"><text:s text:c="5"/>*/</text:p>
      <text:p text:style-name="P1"><text:s text:c="4"/>public void start(Stage stage) throws Exception {</text:p>
      <text:p text:style-name="P1"><text:s text:c="8"/>game = new GameSetup(stage);</text:p>
      <text:p text:style-name="P1"><text:s text:c="8"/>game.startMainMenu();</text:p>
      <text:p text:style-name="P1"><text:s text:c="4"/>}</text:p>
      <text:p text:style-name="P1"><text:s text:c="4"/></text:p>
      <text:p text:style-name="P1"><text:s text:c="4"/>/**</text:p>
      <text:p text:style-name="P1"><text:s text:c="5"/>* @param args the command line arguments</text:p>
      <text:p text:style-name="P1"><text:s text:c="5"/>*/</text:p>
      <text:p text:style-name="P1"><text:s text:c="4"/>public static void main(String[] args) {</text:p>
      <text:p text:style-name="P1"><text:s text:c="8"/>launch(args);</text:p>
      <text:p text:style-name="P1"><text:s text:c="4"/>}</text:p>
      <text:p text:style-name="P1"><text:s text:c="4"/>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23:57:59.349212000</meta:creation-date>
    <dc:date>2015-10-23T00:04:06.452162000</dc:date>
    <meta:editing-duration>PT6M7S</meta:editing-duration>
    <meta:editing-cycles>2</meta:editing-cycles>
    <meta:generator>LibreOffice/4.4.3.2$MacOSX_X86_64 LibreOffice_project/88805f81e9fe61362df02b9941de8e38a9b5fd16</meta:generator>
    <meta:document-statistic meta:table-count="0" meta:image-count="0" meta:object-count="0" meta:page-count="73" meta:paragraph-count="3472" meta:word-count="11417" meta:character-count="104992" meta:non-whitespace-character-count="75628"/>
  </office:meta>
</office:document-meta>
</file>